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1cm"/>
    </style:style>
    <style:style style:name="co2" style:family="table-column">
      <style:table-column-properties fo:break-before="auto" style:column-width="1.154cm"/>
    </style:style>
    <style:style style:name="co3" style:family="table-column">
      <style:table-column-properties fo:break-before="auto" style:column-width="1.515cm"/>
    </style:style>
    <style:style style:name="co4" style:family="table-column">
      <style:table-column-properties fo:break-before="auto" style:column-width="2.173cm"/>
    </style:style>
    <style:style style:name="co5" style:family="table-column">
      <style:table-column-properties fo:break-before="auto" style:column-width="2.66cm"/>
    </style:style>
    <style:style style:name="co6" style:family="table-column">
      <style:table-column-properties fo:break-before="auto" style:column-width="3.828cm"/>
    </style:style>
    <style:style style:name="co7" style:family="table-column">
      <style:table-column-properties fo:break-before="auto" style:column-width="3.489cm"/>
    </style:style>
    <style:style style:name="co8" style:family="table-column">
      <style:table-column-properties fo:break-before="auto" style:column-width="3.785cm"/>
    </style:style>
    <style:style style:name="co9" style:family="table-column">
      <style:table-column-properties fo:break-before="auto" style:column-width="3.447cm"/>
    </style:style>
    <style:style style:name="co10" style:family="table-column">
      <style:table-column-properties fo:break-before="auto" style:column-width="3.701cm"/>
    </style:style>
    <style:style style:name="co11" style:family="table-column">
      <style:table-column-properties fo:break-before="auto" style:column-width="3.3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'Index Name'</text:p>
          </table:table-cell>
          <table:table-cell office:value-type="string" calcext:value-type="string">
            <text:p>'Usage’</text:p>
          </table:table-cell>
          <table:table-cell office:value-type="string" calcext:value-type="string">
            <text:p><text:s/>'Run'</text:p>
          </table:table-cell>
          <table:table-cell office:value-type="string" calcext:value-type="string">
            <text:p><text:s/>'Phase'</text:p>
          </table:table-cell>
          <table:table-cell office:value-type="string" calcext:value-type="string">
            <text:p><text:s/>'Population'</text:p>
          </table:table-cell>
          <table:table-cell office:value-type="string" calcext:value-type="string">
            <text:p><text:s/>'Load Elapsed'</text:p>
          </table:table-cell>
          <table:table-cell office:value-type="string" calcext:value-type="string">
            <text:p><text:s/>'COMPLETE Elapsed'</text:p>
          </table:table-cell>
          <table:table-cell office:value-type="string" calcext:value-type="string">
            <text:p><text:s/>'COMPLETE Count'</text:p>
          </table:table-cell>
          <table:table-cell office:value-type="string" calcext:value-type="string">
            <text:p><text:s/>'HIGHCARD Elapsed'</text:p>
          </table:table-cell>
          <table:table-cell office:value-type="string" calcext:value-type="string">
            <text:p><text:s/>'HIGHCARD Count'</text:p>
          </table:table-cell>
          <table:table-cell office:value-type="string" calcext:value-type="string">
            <text:p><text:s/>'LOWCARD Elapsed'</text:p>
          </table:table-cell>
          <table:table-cell office:value-type="string" calcext:value-type="string">
            <text:p><text:s/>'LOWCARD Count'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47912" calcext:value-type="float">
            <text:p>47912</text:p>
          </table:table-cell>
          <table:table-cell office:value-type="float" office:value="0.125592295" calcext:value-type="float">
            <text:p>0.125592295</text:p>
          </table:table-cell>
          <table:table-cell office:value-type="float" office:value="3" calcext:value-type="float">
            <text:p>3</text:p>
          </table:table-cell>
          <table:table-cell office:value-type="float" office:value="0.112719619" calcext:value-type="float">
            <text:p>0.112719619</text:p>
          </table:table-cell>
          <table:table-cell office:value-type="float" office:value="2477" calcext:value-type="float">
            <text:p>2477</text:p>
          </table:table-cell>
          <table:table-cell office:value-type="float" office:value="0.096755677" calcext:value-type="float">
            <text:p>0.096755677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47912" calcext:value-type="float">
            <text:p>47912</text:p>
          </table:table-cell>
          <table:table-cell office:value-type="float" office:value="0.131193188" calcext:value-type="float">
            <text:p>0.131193188</text:p>
          </table:table-cell>
          <table:table-cell office:value-type="float" office:value="1" calcext:value-type="float">
            <text:p>1</text:p>
          </table:table-cell>
          <table:table-cell office:value-type="float" office:value="0.103045096" calcext:value-type="float">
            <text:p>0.103045096</text:p>
          </table:table-cell>
          <table:table-cell office:value-type="float" office:value="0" calcext:value-type="float">
            <text:p>0</text:p>
          </table:table-cell>
          <table:table-cell office:value-type="float" office:value="0.118186668" calcext:value-type="float">
            <text:p>0.118186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127820" calcext:value-type="float">
            <text:p>127820</text:p>
          </table:table-cell>
          <table:table-cell office:value-type="float" office:value="0.095640163" calcext:value-type="float">
            <text:p>0.095640163</text:p>
          </table:table-cell>
          <table:table-cell office:value-type="float" office:value="3" calcext:value-type="float">
            <text:p>3</text:p>
          </table:table-cell>
          <table:table-cell office:value-type="float" office:value="0.085528999" calcext:value-type="float">
            <text:p>0.085528999</text:p>
          </table:table-cell>
          <table:table-cell office:value-type="float" office:value="2477" calcext:value-type="float">
            <text:p>2477</text:p>
          </table:table-cell>
          <table:table-cell office:value-type="float" office:value="0.079949381" calcext:value-type="float">
            <text:p>0.079949381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127820" calcext:value-type="float">
            <text:p>127820</text:p>
          </table:table-cell>
          <table:table-cell office:value-type="float" office:value="0.107515392" calcext:value-type="float">
            <text:p>0.107515392</text:p>
          </table:table-cell>
          <table:table-cell office:value-type="float" office:value="1" calcext:value-type="float">
            <text:p>1</text:p>
          </table:table-cell>
          <table:table-cell office:value-type="float" office:value="0.078730012" calcext:value-type="float">
            <text:p>0.078730012</text:p>
          </table:table-cell>
          <table:table-cell office:value-type="float" office:value="0" calcext:value-type="float">
            <text:p>0</text:p>
          </table:table-cell>
          <table:table-cell office:value-type="float" office:value="0.126020582" calcext:value-type="float">
            <text:p>0.126020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31044" calcext:value-type="float">
            <text:p>31044</text:p>
          </table:table-cell>
          <table:table-cell office:value-type="float" office:value="0.091455024" calcext:value-type="float">
            <text:p>0.091455024</text:p>
          </table:table-cell>
          <table:table-cell office:value-type="float" office:value="3" calcext:value-type="float">
            <text:p>3</text:p>
          </table:table-cell>
          <table:table-cell office:value-type="float" office:value="0.088897618" calcext:value-type="float">
            <text:p>0.088897618</text:p>
          </table:table-cell>
          <table:table-cell office:value-type="float" office:value="2477" calcext:value-type="float">
            <text:p>2477</text:p>
          </table:table-cell>
          <table:table-cell office:value-type="float" office:value="0.080158519" calcext:value-type="float">
            <text:p>0.080158519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31044" calcext:value-type="float">
            <text:p>31044</text:p>
          </table:table-cell>
          <table:table-cell office:value-type="float" office:value="0.101152473" calcext:value-type="float">
            <text:p>0.101152473</text:p>
          </table:table-cell>
          <table:table-cell office:value-type="float" office:value="1" calcext:value-type="float">
            <text:p>1</text:p>
          </table:table-cell>
          <table:table-cell office:value-type="float" office:value="0.093560768" calcext:value-type="float">
            <text:p>0.093560768</text:p>
          </table:table-cell>
          <table:table-cell office:value-type="float" office:value="0" calcext:value-type="float">
            <text:p>0</text:p>
          </table:table-cell>
          <table:table-cell office:value-type="float" office:value="0.083375197" calcext:value-type="float">
            <text:p>0.083375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48431" calcext:value-type="float">
            <text:p>48431</text:p>
          </table:table-cell>
          <table:table-cell office:value-type="float" office:value="0.108738313" calcext:value-type="float">
            <text:p>0.108738313</text:p>
          </table:table-cell>
          <table:table-cell office:value-type="float" office:value="3" calcext:value-type="float">
            <text:p>3</text:p>
          </table:table-cell>
          <table:table-cell office:value-type="float" office:value="0.084367103" calcext:value-type="float">
            <text:p>0.084367103</text:p>
          </table:table-cell>
          <table:table-cell office:value-type="float" office:value="2477" calcext:value-type="float">
            <text:p>2477</text:p>
          </table:table-cell>
          <table:table-cell office:value-type="float" office:value="0.080324796" calcext:value-type="float">
            <text:p>0.080324796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48431" calcext:value-type="float">
            <text:p>48431</text:p>
          </table:table-cell>
          <table:table-cell office:value-type="float" office:value="0.078951939" calcext:value-type="float">
            <text:p>0.078951939</text:p>
          </table:table-cell>
          <table:table-cell office:value-type="float" office:value="1" calcext:value-type="float">
            <text:p>1</text:p>
          </table:table-cell>
          <table:table-cell office:value-type="float" office:value="0.078803074" calcext:value-type="float">
            <text:p>0.078803074</text:p>
          </table:table-cell>
          <table:table-cell office:value-type="float" office:value="0" calcext:value-type="float">
            <text:p>0</text:p>
          </table:table-cell>
          <table:table-cell office:value-type="float" office:value="0.083546842" calcext:value-type="float">
            <text:p>0.083546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35765" calcext:value-type="float">
            <text:p>35765</text:p>
          </table:table-cell>
          <table:table-cell office:value-type="float" office:value="0.090518409" calcext:value-type="float">
            <text:p>0.090518409</text:p>
          </table:table-cell>
          <table:table-cell office:value-type="float" office:value="3" calcext:value-type="float">
            <text:p>3</text:p>
          </table:table-cell>
          <table:table-cell office:value-type="float" office:value="0.084311202" calcext:value-type="float">
            <text:p>0.084311202</text:p>
          </table:table-cell>
          <table:table-cell office:value-type="float" office:value="2477" calcext:value-type="float">
            <text:p>2477</text:p>
          </table:table-cell>
          <table:table-cell office:value-type="float" office:value="0.079981265" calcext:value-type="float">
            <text:p>0.079981265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35765" calcext:value-type="float">
            <text:p>35765</text:p>
          </table:table-cell>
          <table:table-cell office:value-type="float" office:value="0.078496453" calcext:value-type="float">
            <text:p>0.078496453</text:p>
          </table:table-cell>
          <table:table-cell office:value-type="float" office:value="1" calcext:value-type="float">
            <text:p>1</text:p>
          </table:table-cell>
          <table:table-cell office:value-type="float" office:value="0.079289642" calcext:value-type="float">
            <text:p>0.079289642</text:p>
          </table:table-cell>
          <table:table-cell office:value-type="float" office:value="0" calcext:value-type="float">
            <text:p>0</text:p>
          </table:table-cell>
          <table:table-cell office:value-type="float" office:value="0.096980552" calcext:value-type="float">
            <text:p>0.096980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58983" calcext:value-type="float">
            <text:p>158983</text:p>
          </table:table-cell>
          <table:table-cell office:value-type="float" office:value="0.873330319" calcext:value-type="float">
            <text:p>0.873330319</text:p>
          </table:table-cell>
          <table:table-cell office:value-type="float" office:value="48" calcext:value-type="float">
            <text:p>48</text:p>
          </table:table-cell>
          <table:table-cell office:value-type="float" office:value="0.834473075" calcext:value-type="float">
            <text:p>0.834473075</text:p>
          </table:table-cell>
          <table:table-cell office:value-type="float" office:value="23569" calcext:value-type="float">
            <text:p>23569</text:p>
          </table:table-cell>
          <table:table-cell office:value-type="float" office:value="0.798362518" calcext:value-type="float">
            <text:p>0.798362518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58983" calcext:value-type="float">
            <text:p>158983</text:p>
          </table:table-cell>
          <table:table-cell office:value-type="float" office:value="0.836514456" calcext:value-type="float">
            <text:p>0.836514456</text:p>
          </table:table-cell>
          <table:table-cell office:value-type="float" office:value="2" calcext:value-type="float">
            <text:p>2</text:p>
          </table:table-cell>
          <table:table-cell office:value-type="float" office:value="0.834864717" calcext:value-type="float">
            <text:p>0.834864717</text:p>
          </table:table-cell>
          <table:table-cell office:value-type="float" office:value="0" calcext:value-type="float">
            <text:p>0</text:p>
          </table:table-cell>
          <table:table-cell office:value-type="float" office:value="0.831038183" calcext:value-type="float">
            <text:p>0.831038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42204" calcext:value-type="float">
            <text:p>142204</text:p>
          </table:table-cell>
          <table:table-cell office:value-type="float" office:value="0.879483296" calcext:value-type="float">
            <text:p>0.879483296</text:p>
          </table:table-cell>
          <table:table-cell office:value-type="float" office:value="48" calcext:value-type="float">
            <text:p>48</text:p>
          </table:table-cell>
          <table:table-cell office:value-type="float" office:value="0.828931294" calcext:value-type="float">
            <text:p>0.828931294</text:p>
          </table:table-cell>
          <table:table-cell office:value-type="float" office:value="23569" calcext:value-type="float">
            <text:p>23569</text:p>
          </table:table-cell>
          <table:table-cell office:value-type="float" office:value="0.798175106" calcext:value-type="float">
            <text:p>0.798175106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42204" calcext:value-type="float">
            <text:p>142204</text:p>
          </table:table-cell>
          <table:table-cell office:value-type="float" office:value="0.835358966" calcext:value-type="float">
            <text:p>0.835358966</text:p>
          </table:table-cell>
          <table:table-cell office:value-type="float" office:value="2" calcext:value-type="float">
            <text:p>2</text:p>
          </table:table-cell>
          <table:table-cell office:value-type="float" office:value="0.83384891" calcext:value-type="float">
            <text:p>0.83384891</text:p>
          </table:table-cell>
          <table:table-cell office:value-type="float" office:value="0" calcext:value-type="float">
            <text:p>0</text:p>
          </table:table-cell>
          <table:table-cell office:value-type="float" office:value="0.835763893" calcext:value-type="float">
            <text:p>0.835763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41557" calcext:value-type="float">
            <text:p>141557</text:p>
          </table:table-cell>
          <table:table-cell office:value-type="float" office:value="0.858299371" calcext:value-type="float">
            <text:p>0.858299371</text:p>
          </table:table-cell>
          <table:table-cell office:value-type="float" office:value="48" calcext:value-type="float">
            <text:p>48</text:p>
          </table:table-cell>
          <table:table-cell office:value-type="float" office:value="0.827854447" calcext:value-type="float">
            <text:p>0.827854447</text:p>
          </table:table-cell>
          <table:table-cell office:value-type="float" office:value="23569" calcext:value-type="float">
            <text:p>23569</text:p>
          </table:table-cell>
          <table:table-cell office:value-type="float" office:value="0.797681077" calcext:value-type="float">
            <text:p>0.797681077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41557" calcext:value-type="float">
            <text:p>141557</text:p>
          </table:table-cell>
          <table:table-cell office:value-type="float" office:value="0.934218389" calcext:value-type="float">
            <text:p>0.934218389</text:p>
          </table:table-cell>
          <table:table-cell office:value-type="float" office:value="2" calcext:value-type="float">
            <text:p>2</text:p>
          </table:table-cell>
          <table:table-cell office:value-type="float" office:value="0.832724308" calcext:value-type="float">
            <text:p>0.832724308</text:p>
          </table:table-cell>
          <table:table-cell office:value-type="float" office:value="0" calcext:value-type="float">
            <text:p>0</text:p>
          </table:table-cell>
          <table:table-cell office:value-type="float" office:value="0.836660333" calcext:value-type="float">
            <text:p>0.836660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51834" calcext:value-type="float">
            <text:p>151834</text:p>
          </table:table-cell>
          <table:table-cell office:value-type="float" office:value="0.868697547" calcext:value-type="float">
            <text:p>0.868697547</text:p>
          </table:table-cell>
          <table:table-cell office:value-type="float" office:value="48" calcext:value-type="float">
            <text:p>48</text:p>
          </table:table-cell>
          <table:table-cell office:value-type="float" office:value="0.830946306" calcext:value-type="float">
            <text:p>0.830946306</text:p>
          </table:table-cell>
          <table:table-cell office:value-type="float" office:value="23569" calcext:value-type="float">
            <text:p>23569</text:p>
          </table:table-cell>
          <table:table-cell office:value-type="float" office:value="0.792659985" calcext:value-type="float">
            <text:p>0.792659985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51834" calcext:value-type="float">
            <text:p>151834</text:p>
          </table:table-cell>
          <table:table-cell office:value-type="float" office:value="0.893864672" calcext:value-type="float">
            <text:p>0.893864672</text:p>
          </table:table-cell>
          <table:table-cell office:value-type="float" office:value="2" calcext:value-type="float">
            <text:p>2</text:p>
          </table:table-cell>
          <table:table-cell office:value-type="float" office:value="0.833843447" calcext:value-type="float">
            <text:p>0.833843447</text:p>
          </table:table-cell>
          <table:table-cell office:value-type="float" office:value="0" calcext:value-type="float">
            <text:p>0</text:p>
          </table:table-cell>
          <table:table-cell office:value-type="float" office:value="0.83624589" calcext:value-type="float">
            <text:p>0.83624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70530" calcext:value-type="float">
            <text:p>170530</text:p>
          </table:table-cell>
          <table:table-cell office:value-type="float" office:value="0.864032542" calcext:value-type="float">
            <text:p>0.864032542</text:p>
          </table:table-cell>
          <table:table-cell office:value-type="float" office:value="48" calcext:value-type="float">
            <text:p>48</text:p>
          </table:table-cell>
          <table:table-cell office:value-type="float" office:value="0.872177587" calcext:value-type="float">
            <text:p>0.872177587</text:p>
          </table:table-cell>
          <table:table-cell office:value-type="float" office:value="23569" calcext:value-type="float">
            <text:p>23569</text:p>
          </table:table-cell>
          <table:table-cell office:value-type="float" office:value="0.800199448" calcext:value-type="float">
            <text:p>0.800199448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70530" calcext:value-type="float">
            <text:p>170530</text:p>
          </table:table-cell>
          <table:table-cell office:value-type="float" office:value="0.839385726" calcext:value-type="float">
            <text:p>0.839385726</text:p>
          </table:table-cell>
          <table:table-cell office:value-type="float" office:value="2" calcext:value-type="float">
            <text:p>2</text:p>
          </table:table-cell>
          <table:table-cell office:value-type="float" office:value="0.835161858" calcext:value-type="float">
            <text:p>0.835161858</text:p>
          </table:table-cell>
          <table:table-cell office:value-type="float" office:value="0" calcext:value-type="float">
            <text:p>0</text:p>
          </table:table-cell>
          <table:table-cell office:value-type="float" office:value="0.834486093" calcext:value-type="float">
            <text:p>0.834486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912508" calcext:value-type="float">
            <text:p>912508</text:p>
          </table:table-cell>
          <table:table-cell office:value-type="float" office:value="8.527729782" calcext:value-type="float">
            <text:p>8.527729782</text:p>
          </table:table-cell>
          <table:table-cell office:value-type="float" office:value="4186" calcext:value-type="float">
            <text:p>4186</text:p>
          </table:table-cell>
          <table:table-cell office:value-type="float" office:value="8.456288165" calcext:value-type="float">
            <text:p>8.456288165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249490984" calcext:value-type="float">
            <text:p>7.249490984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912508" calcext:value-type="float">
            <text:p>912508</text:p>
          </table:table-cell>
          <table:table-cell office:value-type="float" office:value="8.330091426" calcext:value-type="float">
            <text:p>8.330091426</text:p>
          </table:table-cell>
          <table:table-cell office:value-type="float" office:value="10" calcext:value-type="float">
            <text:p>10</text:p>
          </table:table-cell>
          <table:table-cell office:value-type="float" office:value="8.582964879" calcext:value-type="float">
            <text:p>8.582964879</text:p>
          </table:table-cell>
          <table:table-cell office:value-type="float" office:value="0" calcext:value-type="float">
            <text:p>0</text:p>
          </table:table-cell>
          <table:table-cell office:value-type="float" office:value="8.70757284" calcext:value-type="float">
            <text:p>8.70757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859072" calcext:value-type="float">
            <text:p>859072</text:p>
          </table:table-cell>
          <table:table-cell office:value-type="float" office:value="8.745684167" calcext:value-type="float">
            <text:p>8.745684167</text:p>
          </table:table-cell>
          <table:table-cell office:value-type="float" office:value="4186" calcext:value-type="float">
            <text:p>4186</text:p>
          </table:table-cell>
          <table:table-cell office:value-type="float" office:value="8.314592091" calcext:value-type="float">
            <text:p>8.314592091</text:p>
          </table:table-cell>
          <table:table-cell office:value-type="float" office:value="247757" calcext:value-type="float">
            <text:p>247757</text:p>
          </table:table-cell>
          <table:table-cell office:value-type="float" office:value="6.983133318" calcext:value-type="float">
            <text:p>6.983133318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859072" calcext:value-type="float">
            <text:p>859072</text:p>
          </table:table-cell>
          <table:table-cell office:value-type="float" office:value="8.565645287" calcext:value-type="float">
            <text:p>8.565645287</text:p>
          </table:table-cell>
          <table:table-cell office:value-type="float" office:value="10" calcext:value-type="float">
            <text:p>10</text:p>
          </table:table-cell>
          <table:table-cell office:value-type="float" office:value="8.421718554" calcext:value-type="float">
            <text:p>8.421718554</text:p>
          </table:table-cell>
          <table:table-cell office:value-type="float" office:value="0" calcext:value-type="float">
            <text:p>0</text:p>
          </table:table-cell>
          <table:table-cell office:value-type="float" office:value="8.321166103" calcext:value-type="float">
            <text:p>8.321166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878129" calcext:value-type="float">
            <text:p>878129</text:p>
          </table:table-cell>
          <table:table-cell office:value-type="float" office:value="8.543132538" calcext:value-type="float">
            <text:p>8.543132538</text:p>
          </table:table-cell>
          <table:table-cell office:value-type="float" office:value="4186" calcext:value-type="float">
            <text:p>4186</text:p>
          </table:table-cell>
          <table:table-cell office:value-type="float" office:value="8.348339293" calcext:value-type="float">
            <text:p>8.348339293</text:p>
          </table:table-cell>
          <table:table-cell office:value-type="float" office:value="247757" calcext:value-type="float">
            <text:p>247757</text:p>
          </table:table-cell>
          <table:table-cell office:value-type="float" office:value="6.945008003" calcext:value-type="float">
            <text:p>6.945008003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878129" calcext:value-type="float">
            <text:p>878129</text:p>
          </table:table-cell>
          <table:table-cell office:value-type="float" office:value="8.359776525" calcext:value-type="float">
            <text:p>8.359776525</text:p>
          </table:table-cell>
          <table:table-cell office:value-type="float" office:value="10" calcext:value-type="float">
            <text:p>10</text:p>
          </table:table-cell>
          <table:table-cell office:value-type="float" office:value="8.305327833" calcext:value-type="float">
            <text:p>8.305327833</text:p>
          </table:table-cell>
          <table:table-cell office:value-type="float" office:value="0" calcext:value-type="float">
            <text:p>0</text:p>
          </table:table-cell>
          <table:table-cell office:value-type="float" office:value="8.421465904" calcext:value-type="float">
            <text:p>8.421465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819100" calcext:value-type="float">
            <text:p>819100</text:p>
          </table:table-cell>
          <table:table-cell office:value-type="float" office:value="8.731515492" calcext:value-type="float">
            <text:p>8.731515492</text:p>
          </table:table-cell>
          <table:table-cell office:value-type="float" office:value="4186" calcext:value-type="float">
            <text:p>4186</text:p>
          </table:table-cell>
          <table:table-cell office:value-type="float" office:value="8.566229701" calcext:value-type="float">
            <text:p>8.566229701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130147238" calcext:value-type="float">
            <text:p>7.130147238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819100" calcext:value-type="float">
            <text:p>819100</text:p>
          </table:table-cell>
          <table:table-cell office:value-type="float" office:value="8.768971757" calcext:value-type="float">
            <text:p>8.768971757</text:p>
          </table:table-cell>
          <table:table-cell office:value-type="float" office:value="10" calcext:value-type="float">
            <text:p>10</text:p>
          </table:table-cell>
          <table:table-cell office:value-type="float" office:value="8.55041578" calcext:value-type="float">
            <text:p>8.55041578</text:p>
          </table:table-cell>
          <table:table-cell office:value-type="float" office:value="0" calcext:value-type="float">
            <text:p>0</text:p>
          </table:table-cell>
          <table:table-cell office:value-type="float" office:value="8.299760156" calcext:value-type="float">
            <text:p>8.299760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842824" calcext:value-type="float">
            <text:p>842824</text:p>
          </table:table-cell>
          <table:table-cell office:value-type="float" office:value="8.52633287" calcext:value-type="float">
            <text:p>8.52633287</text:p>
          </table:table-cell>
          <table:table-cell office:value-type="float" office:value="4186" calcext:value-type="float">
            <text:p>4186</text:p>
          </table:table-cell>
          <table:table-cell office:value-type="float" office:value="8.34650543" calcext:value-type="float">
            <text:p>8.34650543</text:p>
          </table:table-cell>
          <table:table-cell office:value-type="float" office:value="247757" calcext:value-type="float">
            <text:p>247757</text:p>
          </table:table-cell>
          <table:table-cell office:value-type="float" office:value="6.944863393" calcext:value-type="float">
            <text:p>6.944863393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842824" calcext:value-type="float">
            <text:p>842824</text:p>
          </table:table-cell>
          <table:table-cell office:value-type="float" office:value="8.307447013" calcext:value-type="float">
            <text:p>8.307447013</text:p>
          </table:table-cell>
          <table:table-cell office:value-type="float" office:value="10" calcext:value-type="float">
            <text:p>10</text:p>
          </table:table-cell>
          <table:table-cell office:value-type="float" office:value="8.305821549" calcext:value-type="float">
            <text:p>8.305821549</text:p>
          </table:table-cell>
          <table:table-cell office:value-type="float" office:value="0" calcext:value-type="float">
            <text:p>0</text:p>
          </table:table-cell>
          <table:table-cell office:value-type="float" office:value="8.283373786" calcext:value-type="float">
            <text:p>8.283373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86808" calcext:value-type="float">
            <text:p>9886808</text:p>
          </table:table-cell>
          <table:table-cell office:value-type="float" office:value="86.262145137" calcext:value-type="float">
            <text:p>86.262145137</text:p>
          </table:table-cell>
          <table:table-cell office:value-type="float" office:value="26349" calcext:value-type="float">
            <text:p>26349</text:p>
          </table:table-cell>
          <table:table-cell office:value-type="float" office:value="83.840043218" calcext:value-type="float">
            <text:p>83.840043218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74.27808838" calcext:value-type="float">
            <text:p>74.27808838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9886808" calcext:value-type="float">
            <text:p>9886808</text:p>
          </table:table-cell>
          <table:table-cell office:value-type="float" office:value="82.502754306" calcext:value-type="float">
            <text:p>82.502754306</text:p>
          </table:table-cell>
          <table:table-cell office:value-type="float" office:value="41" calcext:value-type="float">
            <text:p>41</text:p>
          </table:table-cell>
          <table:table-cell office:value-type="float" office:value="81.917968522" calcext:value-type="float">
            <text:p>81.917968522</text:p>
          </table:table-cell>
          <table:table-cell office:value-type="float" office:value="2" calcext:value-type="float">
            <text:p>2</text:p>
          </table:table-cell>
          <table:table-cell office:value-type="float" office:value="81.997280777" calcext:value-type="float">
            <text:p>81.9972807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99852" calcext:value-type="float">
            <text:p>7699852</text:p>
          </table:table-cell>
          <table:table-cell office:value-type="float" office:value="85.881142709" calcext:value-type="float">
            <text:p>85.881142709</text:p>
          </table:table-cell>
          <table:table-cell office:value-type="float" office:value="26349" calcext:value-type="float">
            <text:p>26349</text:p>
          </table:table-cell>
          <table:table-cell office:value-type="float" office:value="83.711721522" calcext:value-type="float">
            <text:p>83.711721522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73.421516713" calcext:value-type="float">
            <text:p>73.421516713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99852" calcext:value-type="float">
            <text:p>7699852</text:p>
          </table:table-cell>
          <table:table-cell office:value-type="float" office:value="81.491349743" calcext:value-type="float">
            <text:p>81.491349743</text:p>
          </table:table-cell>
          <table:table-cell office:value-type="float" office:value="41" calcext:value-type="float">
            <text:p>41</text:p>
          </table:table-cell>
          <table:table-cell office:value-type="float" office:value="82.175332279" calcext:value-type="float">
            <text:p>82.175332279</text:p>
          </table:table-cell>
          <table:table-cell office:value-type="float" office:value="2" calcext:value-type="float">
            <text:p>2</text:p>
          </table:table-cell>
          <table:table-cell office:value-type="float" office:value="82.177640392" calcext:value-type="float">
            <text:p>82.1776403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9479319" calcext:value-type="float">
            <text:p>9479319</text:p>
          </table:table-cell>
          <table:table-cell office:value-type="float" office:value="85.800198709" calcext:value-type="float">
            <text:p>85.800198709</text:p>
          </table:table-cell>
          <table:table-cell office:value-type="float" office:value="26349" calcext:value-type="float">
            <text:p>26349</text:p>
          </table:table-cell>
          <table:table-cell office:value-type="float" office:value="85.042048053" calcext:value-type="float">
            <text:p>85.042048053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73.616832029" calcext:value-type="float">
            <text:p>73.616832029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9479319" calcext:value-type="float">
            <text:p>9479319</text:p>
          </table:table-cell>
          <table:table-cell office:value-type="float" office:value="80.209299938" calcext:value-type="float">
            <text:p>80.209299938</text:p>
          </table:table-cell>
          <table:table-cell office:value-type="float" office:value="41" calcext:value-type="float">
            <text:p>41</text:p>
          </table:table-cell>
          <table:table-cell office:value-type="float" office:value="81.913434093" calcext:value-type="float">
            <text:p>81.913434093</text:p>
          </table:table-cell>
          <table:table-cell office:value-type="float" office:value="2" calcext:value-type="float">
            <text:p>2</text:p>
          </table:table-cell>
          <table:table-cell office:value-type="float" office:value="82.188285355" calcext:value-type="float">
            <text:p>82.1882853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891292" calcext:value-type="float">
            <text:p>10891292</text:p>
          </table:table-cell>
          <table:table-cell office:value-type="float" office:value="86.359444046" calcext:value-type="float">
            <text:p>86.359444046</text:p>
          </table:table-cell>
          <table:table-cell office:value-type="float" office:value="26349" calcext:value-type="float">
            <text:p>26349</text:p>
          </table:table-cell>
          <table:table-cell office:value-type="float" office:value="84.432437997" calcext:value-type="float">
            <text:p>84.432437997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73.751611328" calcext:value-type="float">
            <text:p>73.751611328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891292" calcext:value-type="float">
            <text:p>10891292</text:p>
          </table:table-cell>
          <table:table-cell office:value-type="float" office:value="81.035909061" calcext:value-type="float">
            <text:p>81.035909061</text:p>
          </table:table-cell>
          <table:table-cell office:value-type="float" office:value="41" calcext:value-type="float">
            <text:p>41</text:p>
          </table:table-cell>
          <table:table-cell office:value-type="float" office:value="82.521390548" calcext:value-type="float">
            <text:p>82.521390548</text:p>
          </table:table-cell>
          <table:table-cell office:value-type="float" office:value="2" calcext:value-type="float">
            <text:p>2</text:p>
          </table:table-cell>
          <table:table-cell office:value-type="float" office:value="82.297022826" calcext:value-type="float">
            <text:p>82.2970228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783667" calcext:value-type="float">
            <text:p>10783667</text:p>
          </table:table-cell>
          <table:table-cell office:value-type="float" office:value="86.009320183" calcext:value-type="float">
            <text:p>86.009320183</text:p>
          </table:table-cell>
          <table:table-cell office:value-type="float" office:value="26349" calcext:value-type="float">
            <text:p>26349</text:p>
          </table:table-cell>
          <table:table-cell office:value-type="float" office:value="84.494885907" calcext:value-type="float">
            <text:p>84.494885907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73.028847415" calcext:value-type="float">
            <text:p>73.028847415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783667" calcext:value-type="float">
            <text:p>10783667</text:p>
          </table:table-cell>
          <table:table-cell office:value-type="float" office:value="80.086977726" calcext:value-type="float">
            <text:p>80.086977726</text:p>
          </table:table-cell>
          <table:table-cell office:value-type="float" office:value="41" calcext:value-type="float">
            <text:p>41</text:p>
          </table:table-cell>
          <table:table-cell office:value-type="float" office:value="81.992369032" calcext:value-type="float">
            <text:p>81.992369032</text:p>
          </table:table-cell>
          <table:table-cell office:value-type="float" office:value="2" calcext:value-type="float">
            <text:p>2</text:p>
          </table:table-cell>
          <table:table-cell office:value-type="float" office:value="81.912039421" calcext:value-type="float">
            <text:p>81.9120394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8414778" calcext:value-type="float">
            <text:p>98414778</text:p>
          </table:table-cell>
          <table:table-cell office:value-type="float" office:value="885.205253498" calcext:value-type="float">
            <text:p>885.205253498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42.143048847" calcext:value-type="float">
            <text:p>842.143048847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88.93620795" calcext:value-type="float">
            <text:p>688.93620795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8414778" calcext:value-type="float">
            <text:p>98414778</text:p>
          </table:table-cell>
          <table:table-cell office:value-type="float" office:value="574.35701237" calcext:value-type="float">
            <text:p>574.35701237</text:p>
          </table:table-cell>
          <table:table-cell office:value-type="float" office:value="520" calcext:value-type="float">
            <text:p>520</text:p>
          </table:table-cell>
          <table:table-cell office:value-type="float" office:value="821.040198783" calcext:value-type="float">
            <text:p>821.040198783</text:p>
          </table:table-cell>
          <table:table-cell office:value-type="float" office:value="13" calcext:value-type="float">
            <text:p>13</text:p>
          </table:table-cell>
          <table:table-cell office:value-type="float" office:value="826.233693568" calcext:value-type="float">
            <text:p>826.2336935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7128630" calcext:value-type="float">
            <text:p>97128630</text:p>
          </table:table-cell>
          <table:table-cell office:value-type="float" office:value="864.164442809" calcext:value-type="float">
            <text:p>864.164442809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39.73679893" calcext:value-type="float">
            <text:p>839.73679893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87.285879005" calcext:value-type="float">
            <text:p>687.285879005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7128630" calcext:value-type="float">
            <text:p>97128630</text:p>
          </table:table-cell>
          <table:table-cell office:value-type="float" office:value="574.329489987" calcext:value-type="float">
            <text:p>574.329489987</text:p>
          </table:table-cell>
          <table:table-cell office:value-type="float" office:value="520" calcext:value-type="float">
            <text:p>520</text:p>
          </table:table-cell>
          <table:table-cell office:value-type="float" office:value="821.761475478" calcext:value-type="float">
            <text:p>821.761475478</text:p>
          </table:table-cell>
          <table:table-cell office:value-type="float" office:value="13" calcext:value-type="float">
            <text:p>13</text:p>
          </table:table-cell>
          <table:table-cell office:value-type="float" office:value="823.556716443" calcext:value-type="float">
            <text:p>823.55671644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975282" calcext:value-type="float">
            <text:p>84975282</text:p>
          </table:table-cell>
          <table:table-cell office:value-type="float" office:value="858.103532963" calcext:value-type="float">
            <text:p>858.103532963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40.002391075" calcext:value-type="float">
            <text:p>840.002391075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94.757418696" calcext:value-type="float">
            <text:p>694.757418696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4975282" calcext:value-type="float">
            <text:p>84975282</text:p>
          </table:table-cell>
          <table:table-cell office:value-type="float" office:value="576.498116637" calcext:value-type="float">
            <text:p>576.498116637</text:p>
          </table:table-cell>
          <table:table-cell office:value-type="float" office:value="520" calcext:value-type="float">
            <text:p>520</text:p>
          </table:table-cell>
          <table:table-cell office:value-type="float" office:value="826.562769541" calcext:value-type="float">
            <text:p>826.562769541</text:p>
          </table:table-cell>
          <table:table-cell office:value-type="float" office:value="13" calcext:value-type="float">
            <text:p>13</text:p>
          </table:table-cell>
          <table:table-cell office:value-type="float" office:value="823.965719639" calcext:value-type="float">
            <text:p>823.9657196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9754236" calcext:value-type="float">
            <text:p>79754236</text:p>
          </table:table-cell>
          <table:table-cell office:value-type="float" office:value="854.495904948" calcext:value-type="float">
            <text:p>854.495904948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41.520597134" calcext:value-type="float">
            <text:p>841.520597134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86.846630099" calcext:value-type="float">
            <text:p>686.846630099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9754236" calcext:value-type="float">
            <text:p>79754236</text:p>
          </table:table-cell>
          <table:table-cell office:value-type="float" office:value="582.468294458" calcext:value-type="float">
            <text:p>582.468294458</text:p>
          </table:table-cell>
          <table:table-cell office:value-type="float" office:value="520" calcext:value-type="float">
            <text:p>520</text:p>
          </table:table-cell>
          <table:table-cell office:value-type="float" office:value="820.555623941" calcext:value-type="float">
            <text:p>820.555623941</text:p>
          </table:table-cell>
          <table:table-cell office:value-type="float" office:value="13" calcext:value-type="float">
            <text:p>13</text:p>
          </table:table-cell>
          <table:table-cell office:value-type="float" office:value="823.653481338" calcext:value-type="float">
            <text:p>823.6534813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8611659" calcext:value-type="float">
            <text:p>78611659</text:p>
          </table:table-cell>
          <table:table-cell office:value-type="float" office:value="851.04649509" calcext:value-type="float">
            <text:p>851.04649509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42.897564516" calcext:value-type="float">
            <text:p>842.897564516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86.457448331" calcext:value-type="float">
            <text:p>686.457448331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8611659" calcext:value-type="float">
            <text:p>78611659</text:p>
          </table:table-cell>
          <table:table-cell office:value-type="float" office:value="579.264707484" calcext:value-type="float">
            <text:p>579.264707484</text:p>
          </table:table-cell>
          <table:table-cell office:value-type="float" office:value="520" calcext:value-type="float">
            <text:p>520</text:p>
          </table:table-cell>
          <table:table-cell office:value-type="float" office:value="821.000121671" calcext:value-type="float">
            <text:p>821.000121671</text:p>
          </table:table-cell>
          <table:table-cell office:value-type="float" office:value="13" calcext:value-type="float">
            <text:p>13</text:p>
          </table:table-cell>
          <table:table-cell office:value-type="float" office:value="832.444354233" calcext:value-type="float">
            <text:p>832.4443542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4355145" calcext:value-type="float">
            <text:p>4355145</text:p>
          </table:table-cell>
          <table:table-cell office:value-type="float" office:value="0.013218126" calcext:value-type="float">
            <text:p>0.013218126</text:p>
          </table:table-cell>
          <table:table-cell office:value-type="float" office:value="3" calcext:value-type="float">
            <text:p>3</text:p>
          </table:table-cell>
          <table:table-cell office:value-type="float" office:value="0.03355455" calcext:value-type="float">
            <text:p>0.03355455</text:p>
          </table:table-cell>
          <table:table-cell office:value-type="float" office:value="1918" calcext:value-type="float">
            <text:p>1918</text:p>
          </table:table-cell>
          <table:table-cell office:value-type="float" office:value="0.013519069" calcext:value-type="float">
            <text:p>0.013519069</text:p>
          </table:table-cell>
          <table:table-cell office:value-type="float" office:value="6036" calcext:value-type="float">
            <text:p>6036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4355145" calcext:value-type="float">
            <text:p>4355145</text:p>
          </table:table-cell>
          <table:table-cell office:value-type="float" office:value="0.002200387" calcext:value-type="float">
            <text:p>0.002200387</text:p>
          </table:table-cell>
          <table:table-cell office:value-type="float" office:value="1" calcext:value-type="float">
            <text:p>1</text:p>
          </table:table-cell>
          <table:table-cell office:value-type="float" office:value="0.000473531" calcext:value-type="float">
            <text:p>0.000473531</text:p>
          </table:table-cell>
          <table:table-cell office:value-type="float" office:value="0" calcext:value-type="float">
            <text:p>0</text:p>
          </table:table-cell>
          <table:table-cell office:value-type="float" office:value="0.001198125" calcext:value-type="float">
            <text:p>0.001198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3623556" calcext:value-type="float">
            <text:p>3623556</text:p>
          </table:table-cell>
          <table:table-cell office:value-type="float" office:value="0.001628581" calcext:value-type="float">
            <text:p>0.001628581</text:p>
          </table:table-cell>
          <table:table-cell office:value-type="float" office:value="3" calcext:value-type="float">
            <text:p>3</text:p>
          </table:table-cell>
          <table:table-cell office:value-type="float" office:value="0.008297132" calcext:value-type="float">
            <text:p>0.008297132</text:p>
          </table:table-cell>
          <table:table-cell office:value-type="float" office:value="1918" calcext:value-type="float">
            <text:p>1918</text:p>
          </table:table-cell>
          <table:table-cell office:value-type="float" office:value="0.012680793" calcext:value-type="float">
            <text:p>0.012680793</text:p>
          </table:table-cell>
          <table:table-cell office:value-type="float" office:value="6036" calcext:value-type="float">
            <text:p>6036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3623556" calcext:value-type="float">
            <text:p>3623556</text:p>
          </table:table-cell>
          <table:table-cell office:value-type="float" office:value="0.00043412" calcext:value-type="float">
            <text:p>0.00043412</text:p>
          </table:table-cell>
          <table:table-cell office:value-type="float" office:value="1" calcext:value-type="float">
            <text:p>1</text:p>
          </table:table-cell>
          <table:table-cell office:value-type="float" office:value="0.000358814" calcext:value-type="float">
            <text:p>0.000358814</text:p>
          </table:table-cell>
          <table:table-cell office:value-type="float" office:value="0" calcext:value-type="float">
            <text:p>0</text:p>
          </table:table-cell>
          <table:table-cell office:value-type="float" office:value="0.000373503" calcext:value-type="float">
            <text:p>0.000373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575791" calcext:value-type="float">
            <text:p>575791</text:p>
          </table:table-cell>
          <table:table-cell office:value-type="float" office:value="0.00154787" calcext:value-type="float">
            <text:p>0.00154787</text:p>
          </table:table-cell>
          <table:table-cell office:value-type="float" office:value="3" calcext:value-type="float">
            <text:p>3</text:p>
          </table:table-cell>
          <table:table-cell office:value-type="float" office:value="0.008575117" calcext:value-type="float">
            <text:p>0.008575117</text:p>
          </table:table-cell>
          <table:table-cell office:value-type="float" office:value="1918" calcext:value-type="float">
            <text:p>1918</text:p>
          </table:table-cell>
          <table:table-cell office:value-type="float" office:value="0.011882451" calcext:value-type="float">
            <text:p>0.011882451</text:p>
          </table:table-cell>
          <table:table-cell office:value-type="float" office:value="6036" calcext:value-type="float">
            <text:p>6036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575791" calcext:value-type="float">
            <text:p>575791</text:p>
          </table:table-cell>
          <table:table-cell office:value-type="float" office:value="0.000320692" calcext:value-type="float">
            <text:p>0.000320692</text:p>
          </table:table-cell>
          <table:table-cell office:value-type="float" office:value="1" calcext:value-type="float">
            <text:p>1</text:p>
          </table:table-cell>
          <table:table-cell office:value-type="float" office:value="0.000326345" calcext:value-type="float">
            <text:p>0.000326345</text:p>
          </table:table-cell>
          <table:table-cell office:value-type="float" office:value="0" calcext:value-type="float">
            <text:p>0</text:p>
          </table:table-cell>
          <table:table-cell office:value-type="float" office:value="0.000369434" calcext:value-type="float">
            <text:p>0.000369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1813604" calcext:value-type="float">
            <text:p>1813604</text:p>
          </table:table-cell>
          <table:table-cell office:value-type="float" office:value="0.001583293" calcext:value-type="float">
            <text:p>0.001583293</text:p>
          </table:table-cell>
          <table:table-cell office:value-type="float" office:value="3" calcext:value-type="float">
            <text:p>3</text:p>
          </table:table-cell>
          <table:table-cell office:value-type="float" office:value="0.008398593" calcext:value-type="float">
            <text:p>0.008398593</text:p>
          </table:table-cell>
          <table:table-cell office:value-type="float" office:value="1918" calcext:value-type="float">
            <text:p>1918</text:p>
          </table:table-cell>
          <table:table-cell office:value-type="float" office:value="0.010978738" calcext:value-type="float">
            <text:p>0.010978738</text:p>
          </table:table-cell>
          <table:table-cell office:value-type="float" office:value="6036" calcext:value-type="float">
            <text:p>6036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1813604" calcext:value-type="float">
            <text:p>1813604</text:p>
          </table:table-cell>
          <table:table-cell office:value-type="float" office:value="0.000367806" calcext:value-type="float">
            <text:p>0.000367806</text:p>
          </table:table-cell>
          <table:table-cell office:value-type="float" office:value="1" calcext:value-type="float">
            <text:p>1</text:p>
          </table:table-cell>
          <table:table-cell office:value-type="float" office:value="0.000284186" calcext:value-type="float">
            <text:p>0.000284186</text:p>
          </table:table-cell>
          <table:table-cell office:value-type="float" office:value="0" calcext:value-type="float">
            <text:p>0</text:p>
          </table:table-cell>
          <table:table-cell office:value-type="float" office:value="0.000307392" calcext:value-type="float">
            <text:p>0.000307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217781" calcext:value-type="float">
            <text:p>217781</text:p>
          </table:table-cell>
          <table:table-cell office:value-type="float" office:value="0.001527578" calcext:value-type="float">
            <text:p>0.001527578</text:p>
          </table:table-cell>
          <table:table-cell office:value-type="float" office:value="3" calcext:value-type="float">
            <text:p>3</text:p>
          </table:table-cell>
          <table:table-cell office:value-type="float" office:value="0.008259609" calcext:value-type="float">
            <text:p>0.008259609</text:p>
          </table:table-cell>
          <table:table-cell office:value-type="float" office:value="1918" calcext:value-type="float">
            <text:p>1918</text:p>
          </table:table-cell>
          <table:table-cell office:value-type="float" office:value="0.010600701" calcext:value-type="float">
            <text:p>0.010600701</text:p>
          </table:table-cell>
          <table:table-cell office:value-type="float" office:value="6036" calcext:value-type="float">
            <text:p>6036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217781" calcext:value-type="float">
            <text:p>217781</text:p>
          </table:table-cell>
          <table:table-cell office:value-type="float" office:value="0.000318216" calcext:value-type="float">
            <text:p>0.000318216</text:p>
          </table:table-cell>
          <table:table-cell office:value-type="float" office:value="1" calcext:value-type="float">
            <text:p>1</text:p>
          </table:table-cell>
          <table:table-cell office:value-type="float" office:value="0.000272576" calcext:value-type="float">
            <text:p>0.000272576</text:p>
          </table:table-cell>
          <table:table-cell office:value-type="float" office:value="0" calcext:value-type="float">
            <text:p>0</text:p>
          </table:table-cell>
          <table:table-cell office:value-type="float" office:value="0.00031265" calcext:value-type="float">
            <text:p>0.00031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902246" calcext:value-type="float">
            <text:p>902246</text:p>
          </table:table-cell>
          <table:table-cell office:value-type="float" office:value="0.001778507" calcext:value-type="float">
            <text:p>0.001778507</text:p>
          </table:table-cell>
          <table:table-cell office:value-type="float" office:value="22" calcext:value-type="float">
            <text:p>22</text:p>
          </table:table-cell>
          <table:table-cell office:value-type="float" office:value="0.034446434" calcext:value-type="float">
            <text:p>0.034446434</text:p>
          </table:table-cell>
          <table:table-cell office:value-type="float" office:value="22278" calcext:value-type="float">
            <text:p>22278</text:p>
          </table:table-cell>
          <table:table-cell office:value-type="float" office:value="0.051693272" calcext:value-type="float">
            <text:p>0.051693272</text:p>
          </table:table-cell>
          <table:table-cell office:value-type="float" office:value="59685" calcext:value-type="float">
            <text:p>59685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902246" calcext:value-type="float">
            <text:p>902246</text:p>
          </table:table-cell>
          <table:table-cell office:value-type="float" office:value="0.000313925" calcext:value-type="float">
            <text:p>0.000313925</text:p>
          </table:table-cell>
          <table:table-cell office:value-type="float" office:value="3" calcext:value-type="float">
            <text:p>3</text:p>
          </table:table-cell>
          <table:table-cell office:value-type="float" office:value="0.000240057" calcext:value-type="float">
            <text:p>0.000240057</text:p>
          </table:table-cell>
          <table:table-cell office:value-type="float" office:value="0" calcext:value-type="float">
            <text:p>0</text:p>
          </table:table-cell>
          <table:table-cell office:value-type="float" office:value="0.001256109" calcext:value-type="float">
            <text:p>0.001256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839901" calcext:value-type="float">
            <text:p>839901</text:p>
          </table:table-cell>
          <table:table-cell office:value-type="float" office:value="0.001699784" calcext:value-type="float">
            <text:p>0.001699784</text:p>
          </table:table-cell>
          <table:table-cell office:value-type="float" office:value="22" calcext:value-type="float">
            <text:p>22</text:p>
          </table:table-cell>
          <table:table-cell office:value-type="float" office:value="0.033775134" calcext:value-type="float">
            <text:p>0.033775134</text:p>
          </table:table-cell>
          <table:table-cell office:value-type="float" office:value="22278" calcext:value-type="float">
            <text:p>22278</text:p>
          </table:table-cell>
          <table:table-cell office:value-type="float" office:value="0.051223581" calcext:value-type="float">
            <text:p>0.051223581</text:p>
          </table:table-cell>
          <table:table-cell office:value-type="float" office:value="59685" calcext:value-type="float">
            <text:p>59685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839901" calcext:value-type="float">
            <text:p>839901</text:p>
          </table:table-cell>
          <table:table-cell office:value-type="float" office:value="0.000221818" calcext:value-type="float">
            <text:p>0.000221818</text:p>
          </table:table-cell>
          <table:table-cell office:value-type="float" office:value="3" calcext:value-type="float">
            <text:p>3</text:p>
          </table:table-cell>
          <table:table-cell office:value-type="float" office:value="0.000198602" calcext:value-type="float">
            <text:p>0.000198602</text:p>
          </table:table-cell>
          <table:table-cell office:value-type="float" office:value="0" calcext:value-type="float">
            <text:p>0</text:p>
          </table:table-cell>
          <table:table-cell office:value-type="float" office:value="0.000179094" calcext:value-type="float">
            <text:p>0.000179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842879" calcext:value-type="float">
            <text:p>842879</text:p>
          </table:table-cell>
          <table:table-cell office:value-type="float" office:value="0.001254981" calcext:value-type="float">
            <text:p>0.001254981</text:p>
          </table:table-cell>
          <table:table-cell office:value-type="float" office:value="22" calcext:value-type="float">
            <text:p>22</text:p>
          </table:table-cell>
          <table:table-cell office:value-type="float" office:value="0.034196257" calcext:value-type="float">
            <text:p>0.034196257</text:p>
          </table:table-cell>
          <table:table-cell office:value-type="float" office:value="22278" calcext:value-type="float">
            <text:p>22278</text:p>
          </table:table-cell>
          <table:table-cell office:value-type="float" office:value="0.051751754" calcext:value-type="float">
            <text:p>0.051751754</text:p>
          </table:table-cell>
          <table:table-cell office:value-type="float" office:value="59685" calcext:value-type="float">
            <text:p>59685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842879" calcext:value-type="float">
            <text:p>842879</text:p>
          </table:table-cell>
          <table:table-cell office:value-type="float" office:value="0.000418379" calcext:value-type="float">
            <text:p>0.000418379</text:p>
          </table:table-cell>
          <table:table-cell office:value-type="float" office:value="3" calcext:value-type="float">
            <text:p>3</text:p>
          </table:table-cell>
          <table:table-cell office:value-type="float" office:value="0.00013479" calcext:value-type="float">
            <text:p>0.00013479</text:p>
          </table:table-cell>
          <table:table-cell office:value-type="float" office:value="0" calcext:value-type="float">
            <text:p>0</text:p>
          </table:table-cell>
          <table:table-cell office:value-type="float" office:value="0.000151708" calcext:value-type="float">
            <text:p>0.000151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756197" calcext:value-type="float">
            <text:p>756197</text:p>
          </table:table-cell>
          <table:table-cell office:value-type="float" office:value="0.001127199" calcext:value-type="float">
            <text:p>0.001127199</text:p>
          </table:table-cell>
          <table:table-cell office:value-type="float" office:value="22" calcext:value-type="float">
            <text:p>22</text:p>
          </table:table-cell>
          <table:table-cell office:value-type="float" office:value="0.034133901" calcext:value-type="float">
            <text:p>0.034133901</text:p>
          </table:table-cell>
          <table:table-cell office:value-type="float" office:value="22278" calcext:value-type="float">
            <text:p>22278</text:p>
          </table:table-cell>
          <table:table-cell office:value-type="float" office:value="0.051435494" calcext:value-type="float">
            <text:p>0.051435494</text:p>
          </table:table-cell>
          <table:table-cell office:value-type="float" office:value="59685" calcext:value-type="float">
            <text:p>59685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756197" calcext:value-type="float">
            <text:p>756197</text:p>
          </table:table-cell>
          <table:table-cell office:value-type="float" office:value="0.000135273" calcext:value-type="float">
            <text:p>0.000135273</text:p>
          </table:table-cell>
          <table:table-cell office:value-type="float" office:value="3" calcext:value-type="float">
            <text:p>3</text:p>
          </table:table-cell>
          <table:table-cell office:value-type="float" office:value="0.000102338" calcext:value-type="float">
            <text:p>0.000102338</text:p>
          </table:table-cell>
          <table:table-cell office:value-type="float" office:value="0" calcext:value-type="float">
            <text:p>0</text:p>
          </table:table-cell>
          <table:table-cell office:value-type="float" office:value="0.000132056" calcext:value-type="float">
            <text:p>0.000132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997588" calcext:value-type="float">
            <text:p>997588</text:p>
          </table:table-cell>
          <table:table-cell office:value-type="float" office:value="0.001108687" calcext:value-type="float">
            <text:p>0.001108687</text:p>
          </table:table-cell>
          <table:table-cell office:value-type="float" office:value="22" calcext:value-type="float">
            <text:p>22</text:p>
          </table:table-cell>
          <table:table-cell office:value-type="float" office:value="0.034012242" calcext:value-type="float">
            <text:p>0.034012242</text:p>
          </table:table-cell>
          <table:table-cell office:value-type="float" office:value="22278" calcext:value-type="float">
            <text:p>22278</text:p>
          </table:table-cell>
          <table:table-cell office:value-type="float" office:value="0.051045442" calcext:value-type="float">
            <text:p>0.051045442</text:p>
          </table:table-cell>
          <table:table-cell office:value-type="float" office:value="59685" calcext:value-type="float">
            <text:p>59685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997588" calcext:value-type="float">
            <text:p>997588</text:p>
          </table:table-cell>
          <table:table-cell office:value-type="float" office:value="0.000164401" calcext:value-type="float">
            <text:p>0.000164401</text:p>
          </table:table-cell>
          <table:table-cell office:value-type="float" office:value="3" calcext:value-type="float">
            <text:p>3</text:p>
          </table:table-cell>
          <table:table-cell office:value-type="float" office:value="0.00013396" calcext:value-type="float">
            <text:p>0.00013396</text:p>
          </table:table-cell>
          <table:table-cell office:value-type="float" office:value="0" calcext:value-type="float">
            <text:p>0</text:p>
          </table:table-cell>
          <table:table-cell office:value-type="float" office:value="0.000158348" calcext:value-type="float">
            <text:p>0.000158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4819802" calcext:value-type="float">
            <text:p>4819802</text:p>
          </table:table-cell>
          <table:table-cell office:value-type="float" office:value="0.011969345" calcext:value-type="float">
            <text:p>0.011969345</text:p>
          </table:table-cell>
          <table:table-cell office:value-type="float" office:value="530" calcext:value-type="float">
            <text:p>530</text:p>
          </table:table-cell>
          <table:table-cell office:value-type="float" office:value="0.430016078" calcext:value-type="float">
            <text:p>0.430016078</text:p>
          </table:table-cell>
          <table:table-cell office:value-type="float" office:value="165870" calcext:value-type="float">
            <text:p>165870</text:p>
          </table:table-cell>
          <table:table-cell office:value-type="float" office:value="0.678499461" calcext:value-type="float">
            <text:p>0.678499461</text:p>
          </table:table-cell>
          <table:table-cell office:value-type="float" office:value="767607" calcext:value-type="float">
            <text:p>767607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4819802" calcext:value-type="float">
            <text:p>4819802</text:p>
          </table:table-cell>
          <table:table-cell office:value-type="float" office:value="0.00045382" calcext:value-type="float">
            <text:p>0.00045382</text:p>
          </table:table-cell>
          <table:table-cell office:value-type="float" office:value="22" calcext:value-type="float">
            <text:p>22</text:p>
          </table:table-cell>
          <table:table-cell office:value-type="float" office:value="0.00032975" calcext:value-type="float">
            <text:p>0.00032975</text:p>
          </table:table-cell>
          <table:table-cell office:value-type="float" office:value="2" calcext:value-type="float">
            <text:p>2</text:p>
          </table:table-cell>
          <table:table-cell office:value-type="float" office:value="0.000267156" calcext:value-type="float">
            <text:p>0.0002671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4736327" calcext:value-type="float">
            <text:p>4736327</text:p>
          </table:table-cell>
          <table:table-cell office:value-type="float" office:value="0.011489646" calcext:value-type="float">
            <text:p>0.011489646</text:p>
          </table:table-cell>
          <table:table-cell office:value-type="float" office:value="530" calcext:value-type="float">
            <text:p>530</text:p>
          </table:table-cell>
          <table:table-cell office:value-type="float" office:value="0.428492436" calcext:value-type="float">
            <text:p>0.428492436</text:p>
          </table:table-cell>
          <table:table-cell office:value-type="float" office:value="165870" calcext:value-type="float">
            <text:p>165870</text:p>
          </table:table-cell>
          <table:table-cell office:value-type="float" office:value="0.600356625" calcext:value-type="float">
            <text:p>0.600356625</text:p>
          </table:table-cell>
          <table:table-cell office:value-type="float" office:value="767607" calcext:value-type="float">
            <text:p>767607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4736327" calcext:value-type="float">
            <text:p>4736327</text:p>
          </table:table-cell>
          <table:table-cell office:value-type="float" office:value="0.000566708" calcext:value-type="float">
            <text:p>0.000566708</text:p>
          </table:table-cell>
          <table:table-cell office:value-type="float" office:value="22" calcext:value-type="float">
            <text:p>22</text:p>
          </table:table-cell>
          <table:table-cell office:value-type="float" office:value="0.000318761" calcext:value-type="float">
            <text:p>0.000318761</text:p>
          </table:table-cell>
          <table:table-cell office:value-type="float" office:value="2" calcext:value-type="float">
            <text:p>2</text:p>
          </table:table-cell>
          <table:table-cell office:value-type="float" office:value="0.000260765" calcext:value-type="float">
            <text:p>0.0002607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4835473" calcext:value-type="float">
            <text:p>4835473</text:p>
          </table:table-cell>
          <table:table-cell office:value-type="float" office:value="0.011372696" calcext:value-type="float">
            <text:p>0.011372696</text:p>
          </table:table-cell>
          <table:table-cell office:value-type="float" office:value="530" calcext:value-type="float">
            <text:p>530</text:p>
          </table:table-cell>
          <table:table-cell office:value-type="float" office:value="0.415450506" calcext:value-type="float">
            <text:p>0.415450506</text:p>
          </table:table-cell>
          <table:table-cell office:value-type="float" office:value="165870" calcext:value-type="float">
            <text:p>165870</text:p>
          </table:table-cell>
          <table:table-cell office:value-type="float" office:value="0.607083297" calcext:value-type="float">
            <text:p>0.607083297</text:p>
          </table:table-cell>
          <table:table-cell office:value-type="float" office:value="767607" calcext:value-type="float">
            <text:p>767607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4835473" calcext:value-type="float">
            <text:p>4835473</text:p>
          </table:table-cell>
          <table:table-cell office:value-type="float" office:value="0.000490076" calcext:value-type="float">
            <text:p>0.000490076</text:p>
          </table:table-cell>
          <table:table-cell office:value-type="float" office:value="22" calcext:value-type="float">
            <text:p>22</text:p>
          </table:table-cell>
          <table:table-cell office:value-type="float" office:value="0.000382542" calcext:value-type="float">
            <text:p>0.000382542</text:p>
          </table:table-cell>
          <table:table-cell office:value-type="float" office:value="2" calcext:value-type="float">
            <text:p>2</text:p>
          </table:table-cell>
          <table:table-cell office:value-type="float" office:value="0.00025475" calcext:value-type="float">
            <text:p>0.000254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4915580" calcext:value-type="float">
            <text:p>4915580</text:p>
          </table:table-cell>
          <table:table-cell office:value-type="float" office:value="0.011215876" calcext:value-type="float">
            <text:p>0.011215876</text:p>
          </table:table-cell>
          <table:table-cell office:value-type="float" office:value="530" calcext:value-type="float">
            <text:p>530</text:p>
          </table:table-cell>
          <table:table-cell office:value-type="float" office:value="0.393860306" calcext:value-type="float">
            <text:p>0.393860306</text:p>
          </table:table-cell>
          <table:table-cell office:value-type="float" office:value="165870" calcext:value-type="float">
            <text:p>165870</text:p>
          </table:table-cell>
          <table:table-cell office:value-type="float" office:value="0.971065432" calcext:value-type="float">
            <text:p>0.971065432</text:p>
          </table:table-cell>
          <table:table-cell office:value-type="float" office:value="767607" calcext:value-type="float">
            <text:p>767607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4915580" calcext:value-type="float">
            <text:p>4915580</text:p>
          </table:table-cell>
          <table:table-cell office:value-type="float" office:value="0.000482138" calcext:value-type="float">
            <text:p>0.000482138</text:p>
          </table:table-cell>
          <table:table-cell office:value-type="float" office:value="22" calcext:value-type="float">
            <text:p>22</text:p>
          </table:table-cell>
          <table:table-cell office:value-type="float" office:value="0.000326405" calcext:value-type="float">
            <text:p>0.000326405</text:p>
          </table:table-cell>
          <table:table-cell office:value-type="float" office:value="2" calcext:value-type="float">
            <text:p>2</text:p>
          </table:table-cell>
          <table:table-cell office:value-type="float" office:value="0.000254972" calcext:value-type="float">
            <text:p>0.0002549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4854769" calcext:value-type="float">
            <text:p>4854769</text:p>
          </table:table-cell>
          <table:table-cell office:value-type="float" office:value="0.011370453" calcext:value-type="float">
            <text:p>0.011370453</text:p>
          </table:table-cell>
          <table:table-cell office:value-type="float" office:value="530" calcext:value-type="float">
            <text:p>530</text:p>
          </table:table-cell>
          <table:table-cell office:value-type="float" office:value="0.413826586" calcext:value-type="float">
            <text:p>0.413826586</text:p>
          </table:table-cell>
          <table:table-cell office:value-type="float" office:value="165870" calcext:value-type="float">
            <text:p>165870</text:p>
          </table:table-cell>
          <table:table-cell office:value-type="float" office:value="0.785812755" calcext:value-type="float">
            <text:p>0.785812755</text:p>
          </table:table-cell>
          <table:table-cell office:value-type="float" office:value="767607" calcext:value-type="float">
            <text:p>767607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4854769" calcext:value-type="float">
            <text:p>4854769</text:p>
          </table:table-cell>
          <table:table-cell office:value-type="float" office:value="0.000508982" calcext:value-type="float">
            <text:p>0.000508982</text:p>
          </table:table-cell>
          <table:table-cell office:value-type="float" office:value="22" calcext:value-type="float">
            <text:p>22</text:p>
          </table:table-cell>
          <table:table-cell office:value-type="float" office:value="0.000275239" calcext:value-type="float">
            <text:p>0.000275239</text:p>
          </table:table-cell>
          <table:table-cell office:value-type="float" office:value="2" calcext:value-type="float">
            <text:p>2</text:p>
          </table:table-cell>
          <table:table-cell office:value-type="float" office:value="0.000095577" calcext:value-type="float">
            <text:p>9.5577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83229725" calcext:value-type="float">
            <text:p>83229725</text:p>
          </table:table-cell>
          <table:table-cell office:value-type="float" office:value="0.061961774" calcext:value-type="float">
            <text:p>0.061961774</text:p>
          </table:table-cell>
          <table:table-cell office:value-type="float" office:value="23764" calcext:value-type="float">
            <text:p>23764</text:p>
          </table:table-cell>
          <table:table-cell office:value-type="float" office:value="3.354664841" calcext:value-type="float">
            <text:p>3.354664841</text:p>
          </table:table-cell>
          <table:table-cell office:value-type="float" office:value="2507517" calcext:value-type="float">
            <text:p>2507517</text:p>
          </table:table-cell>
          <table:table-cell office:value-type="float" office:value="7.889321234" calcext:value-type="float">
            <text:p>7.889321234</text:p>
          </table:table-cell>
          <table:table-cell office:value-type="float" office:value="14508171" calcext:value-type="float">
            <text:p>14508171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83229725" calcext:value-type="float">
            <text:p>83229725</text:p>
          </table:table-cell>
          <table:table-cell office:value-type="float" office:value="0.000592166" calcext:value-type="float">
            <text:p>0.000592166</text:p>
          </table:table-cell>
          <table:table-cell office:value-type="float" office:value="112" calcext:value-type="float">
            <text:p>112</text:p>
          </table:table-cell>
          <table:table-cell office:value-type="float" office:value="0.000208093" calcext:value-type="float">
            <text:p>0.000208093</text:p>
          </table:table-cell>
          <table:table-cell office:value-type="float" office:value="2" calcext:value-type="float">
            <text:p>2</text:p>
          </table:table-cell>
          <table:table-cell office:value-type="float" office:value="0.000227734" calcext:value-type="float">
            <text:p>0.0002277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981820" calcext:value-type="float">
            <text:p>76981820</text:p>
          </table:table-cell>
          <table:table-cell office:value-type="float" office:value="0.06202438" calcext:value-type="float">
            <text:p>0.06202438</text:p>
          </table:table-cell>
          <table:table-cell office:value-type="float" office:value="23764" calcext:value-type="float">
            <text:p>23764</text:p>
          </table:table-cell>
          <table:table-cell office:value-type="float" office:value="3.455279015" calcext:value-type="float">
            <text:p>3.455279015</text:p>
          </table:table-cell>
          <table:table-cell office:value-type="float" office:value="2507517" calcext:value-type="float">
            <text:p>2507517</text:p>
          </table:table-cell>
          <table:table-cell office:value-type="float" office:value="7.333470282" calcext:value-type="float">
            <text:p>7.333470282</text:p>
          </table:table-cell>
          <table:table-cell office:value-type="float" office:value="14508171" calcext:value-type="float">
            <text:p>14508171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76981820" calcext:value-type="float">
            <text:p>76981820</text:p>
          </table:table-cell>
          <table:table-cell office:value-type="float" office:value="0.0005684" calcext:value-type="float">
            <text:p>0.0005684</text:p>
          </table:table-cell>
          <table:table-cell office:value-type="float" office:value="112" calcext:value-type="float">
            <text:p>112</text:p>
          </table:table-cell>
          <table:table-cell office:value-type="float" office:value="0.000192586" calcext:value-type="float">
            <text:p>0.000192586</text:p>
          </table:table-cell>
          <table:table-cell office:value-type="float" office:value="2" calcext:value-type="float">
            <text:p>2</text:p>
          </table:table-cell>
          <table:table-cell office:value-type="float" office:value="0.000209385" calcext:value-type="float">
            <text:p>0.0002093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361206" calcext:value-type="float">
            <text:p>61361206</text:p>
          </table:table-cell>
          <table:table-cell office:value-type="float" office:value="0.064090956" calcext:value-type="float">
            <text:p>0.064090956</text:p>
          </table:table-cell>
          <table:table-cell office:value-type="float" office:value="23764" calcext:value-type="float">
            <text:p>23764</text:p>
          </table:table-cell>
          <table:table-cell office:value-type="float" office:value="3.04600551" calcext:value-type="float">
            <text:p>3.04600551</text:p>
          </table:table-cell>
          <table:table-cell office:value-type="float" office:value="2507517" calcext:value-type="float">
            <text:p>2507517</text:p>
          </table:table-cell>
          <table:table-cell office:value-type="float" office:value="7.703508279" calcext:value-type="float">
            <text:p>7.703508279</text:p>
          </table:table-cell>
          <table:table-cell office:value-type="float" office:value="14508171" calcext:value-type="float">
            <text:p>14508171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361206" calcext:value-type="float">
            <text:p>61361206</text:p>
          </table:table-cell>
          <table:table-cell office:value-type="float" office:value="0.001378234" calcext:value-type="float">
            <text:p>0.001378234</text:p>
          </table:table-cell>
          <table:table-cell office:value-type="float" office:value="112" calcext:value-type="float">
            <text:p>112</text:p>
          </table:table-cell>
          <table:table-cell office:value-type="float" office:value="0.000204841" calcext:value-type="float">
            <text:p>0.000204841</text:p>
          </table:table-cell>
          <table:table-cell office:value-type="float" office:value="2" calcext:value-type="float">
            <text:p>2</text:p>
          </table:table-cell>
          <table:table-cell office:value-type="float" office:value="0.000202622" calcext:value-type="float">
            <text:p>0.0002026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912348" calcext:value-type="float">
            <text:p>61912348</text:p>
          </table:table-cell>
          <table:table-cell office:value-type="float" office:value="0.069434677" calcext:value-type="float">
            <text:p>0.069434677</text:p>
          </table:table-cell>
          <table:table-cell office:value-type="float" office:value="23764" calcext:value-type="float">
            <text:p>23764</text:p>
          </table:table-cell>
          <table:table-cell office:value-type="float" office:value="2.990568642" calcext:value-type="float">
            <text:p>2.990568642</text:p>
          </table:table-cell>
          <table:table-cell office:value-type="float" office:value="2507517" calcext:value-type="float">
            <text:p>2507517</text:p>
          </table:table-cell>
          <table:table-cell office:value-type="float" office:value="7.389003732" calcext:value-type="float">
            <text:p>7.389003732</text:p>
          </table:table-cell>
          <table:table-cell office:value-type="float" office:value="14508171" calcext:value-type="float">
            <text:p>14508171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61912348" calcext:value-type="float">
            <text:p>61912348</text:p>
          </table:table-cell>
          <table:table-cell office:value-type="float" office:value="0.000312066" calcext:value-type="float">
            <text:p>0.000312066</text:p>
          </table:table-cell>
          <table:table-cell office:value-type="float" office:value="112" calcext:value-type="float">
            <text:p>112</text:p>
          </table:table-cell>
          <table:table-cell office:value-type="float" office:value="0.00020522" calcext:value-type="float">
            <text:p>0.00020522</text:p>
          </table:table-cell>
          <table:table-cell office:value-type="float" office:value="2" calcext:value-type="float">
            <text:p>2</text:p>
          </table:table-cell>
          <table:table-cell office:value-type="float" office:value="0.000238211" calcext:value-type="float">
            <text:p>0.0002382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086194" calcext:value-type="float">
            <text:p>59086194</text:p>
          </table:table-cell>
          <table:table-cell office:value-type="float" office:value="0.064616866" calcext:value-type="float">
            <text:p>0.064616866</text:p>
          </table:table-cell>
          <table:table-cell office:value-type="float" office:value="23764" calcext:value-type="float">
            <text:p>23764</text:p>
          </table:table-cell>
          <table:table-cell office:value-type="float" office:value="2.950094887" calcext:value-type="float">
            <text:p>2.950094887</text:p>
          </table:table-cell>
          <table:table-cell office:value-type="float" office:value="2507517" calcext:value-type="float">
            <text:p>2507517</text:p>
          </table:table-cell>
          <table:table-cell office:value-type="float" office:value="7.348534059" calcext:value-type="float">
            <text:p>7.348534059</text:p>
          </table:table-cell>
          <table:table-cell office:value-type="float" office:value="14508171" calcext:value-type="float">
            <text:p>14508171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086194" calcext:value-type="float">
            <text:p>59086194</text:p>
          </table:table-cell>
          <table:table-cell office:value-type="float" office:value="0.000348034" calcext:value-type="float">
            <text:p>0.000348034</text:p>
          </table:table-cell>
          <table:table-cell office:value-type="float" office:value="112" calcext:value-type="float">
            <text:p>112</text:p>
          </table:table-cell>
          <table:table-cell office:value-type="float" office:value="0.000086704" calcext:value-type="float">
            <text:p>8.6704E-05</text:p>
          </table:table-cell>
          <table:table-cell office:value-type="float" office:value="2" calcext:value-type="float">
            <text:p>2</text:p>
          </table:table-cell>
          <table:table-cell office:value-type="float" office:value="0.00022149" calcext:value-type="float">
            <text:p>0.000221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85164746" calcext:value-type="float">
            <text:p>4085164746</text:p>
          </table:table-cell>
          <table:table-cell office:value-type="float" office:value="0.557595729" calcext:value-type="float">
            <text:p>0.557595729</text:p>
          </table:table-cell>
          <table:table-cell office:value-type="float" office:value="212576" calcext:value-type="float">
            <text:p>212576</text:p>
          </table:table-cell>
          <table:table-cell office:value-type="float" office:value="22.213972403" calcext:value-type="float">
            <text:p>22.213972403</text:p>
          </table:table-cell>
          <table:table-cell office:value-type="float" office:value="13013419" calcext:value-type="float">
            <text:p>13013419</text:p>
          </table:table-cell>
          <table:table-cell office:value-type="float" office:value="83.859432778" calcext:value-type="float">
            <text:p>83.859432778</text:p>
          </table:table-cell>
          <table:table-cell office:value-type="float" office:value="120373308" calcext:value-type="float">
            <text:p>120373308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085164746" calcext:value-type="float">
            <text:p>4085164746</text:p>
          </table:table-cell>
          <table:table-cell office:value-type="float" office:value="0.002336702" calcext:value-type="float">
            <text:p>0.00233670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8087" calcext:value-type="float">
            <text:p>0.000188087</text:p>
          </table:table-cell>
          <table:table-cell office:value-type="float" office:value="13" calcext:value-type="float">
            <text:p>13</text:p>
          </table:table-cell>
          <table:table-cell office:value-type="float" office:value="0.000121478" calcext:value-type="float">
            <text:p>0.00012147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882692193" calcext:value-type="float">
            <text:p>2882692193</text:p>
          </table:table-cell>
          <table:table-cell office:value-type="float" office:value="0.518043422" calcext:value-type="float">
            <text:p>0.518043422</text:p>
          </table:table-cell>
          <table:table-cell office:value-type="float" office:value="212576" calcext:value-type="float">
            <text:p>212576</text:p>
          </table:table-cell>
          <table:table-cell office:value-type="float" office:value="22.224912718" calcext:value-type="float">
            <text:p>22.224912718</text:p>
          </table:table-cell>
          <table:table-cell office:value-type="float" office:value="13013419" calcext:value-type="float">
            <text:p>13013419</text:p>
          </table:table-cell>
          <table:table-cell office:value-type="float" office:value="83.596734173" calcext:value-type="float">
            <text:p>83.596734173</text:p>
          </table:table-cell>
          <table:table-cell office:value-type="float" office:value="120373308" calcext:value-type="float">
            <text:p>120373308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882692193" calcext:value-type="float">
            <text:p>2882692193</text:p>
          </table:table-cell>
          <table:table-cell office:value-type="float" office:value="0.002902367" calcext:value-type="float">
            <text:p>0.00290236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4867" calcext:value-type="float">
            <text:p>0.000194867</text:p>
          </table:table-cell>
          <table:table-cell office:value-type="float" office:value="13" calcext:value-type="float">
            <text:p>13</text:p>
          </table:table-cell>
          <table:table-cell office:value-type="float" office:value="0.000112746" calcext:value-type="float">
            <text:p>0.00011274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868217929" calcext:value-type="float">
            <text:p>2868217929</text:p>
          </table:table-cell>
          <table:table-cell office:value-type="float" office:value="0.510664462" calcext:value-type="float">
            <text:p>0.510664462</text:p>
          </table:table-cell>
          <table:table-cell office:value-type="float" office:value="212576" calcext:value-type="float">
            <text:p>212576</text:p>
          </table:table-cell>
          <table:table-cell office:value-type="float" office:value="23.18876952" calcext:value-type="float">
            <text:p>23.18876952</text:p>
          </table:table-cell>
          <table:table-cell office:value-type="float" office:value="13013419" calcext:value-type="float">
            <text:p>13013419</text:p>
          </table:table-cell>
          <table:table-cell office:value-type="float" office:value="82.934424917" calcext:value-type="float">
            <text:p>82.934424917</text:p>
          </table:table-cell>
          <table:table-cell office:value-type="float" office:value="120373308" calcext:value-type="float">
            <text:p>120373308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868217929" calcext:value-type="float">
            <text:p>2868217929</text:p>
          </table:table-cell>
          <table:table-cell office:value-type="float" office:value="0.002191449" calcext:value-type="float">
            <text:p>0.00219144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356" calcext:value-type="float">
            <text:p>0.00019356</text:p>
          </table:table-cell>
          <table:table-cell office:value-type="float" office:value="13" calcext:value-type="float">
            <text:p>13</text:p>
          </table:table-cell>
          <table:table-cell office:value-type="float" office:value="0.000120468" calcext:value-type="float">
            <text:p>0.00012046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720515732" calcext:value-type="float">
            <text:p>2720515732</text:p>
          </table:table-cell>
          <table:table-cell office:value-type="float" office:value="0.465659749" calcext:value-type="float">
            <text:p>0.465659749</text:p>
          </table:table-cell>
          <table:table-cell office:value-type="float" office:value="212576" calcext:value-type="float">
            <text:p>212576</text:p>
          </table:table-cell>
          <table:table-cell office:value-type="float" office:value="22.168146146" calcext:value-type="float">
            <text:p>22.168146146</text:p>
          </table:table-cell>
          <table:table-cell office:value-type="float" office:value="13013419" calcext:value-type="float">
            <text:p>13013419</text:p>
          </table:table-cell>
          <table:table-cell office:value-type="float" office:value="82.977054607" calcext:value-type="float">
            <text:p>82.977054607</text:p>
          </table:table-cell>
          <table:table-cell office:value-type="float" office:value="120373308" calcext:value-type="float">
            <text:p>120373308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720515732" calcext:value-type="float">
            <text:p>2720515732</text:p>
          </table:table-cell>
          <table:table-cell office:value-type="float" office:value="0.010093968" calcext:value-type="float">
            <text:p>0.01009396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637565" calcext:value-type="float">
            <text:p>0.000637565</text:p>
          </table:table-cell>
          <table:table-cell office:value-type="float" office:value="13" calcext:value-type="float">
            <text:p>13</text:p>
          </table:table-cell>
          <table:table-cell office:value-type="float" office:value="0.000128835" calcext:value-type="float">
            <text:p>0.0001288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72303240" calcext:value-type="float">
            <text:p>2572303240</text:p>
          </table:table-cell>
          <table:table-cell office:value-type="float" office:value="0.381847671" calcext:value-type="float">
            <text:p>0.381847671</text:p>
          </table:table-cell>
          <table:table-cell office:value-type="float" office:value="212576" calcext:value-type="float">
            <text:p>212576</text:p>
          </table:table-cell>
          <table:table-cell office:value-type="float" office:value="22.348992965" calcext:value-type="float">
            <text:p>22.348992965</text:p>
          </table:table-cell>
          <table:table-cell office:value-type="float" office:value="13013419" calcext:value-type="float">
            <text:p>13013419</text:p>
          </table:table-cell>
          <table:table-cell office:value-type="float" office:value="83.179392159" calcext:value-type="float">
            <text:p>83.179392159</text:p>
          </table:table-cell>
          <table:table-cell office:value-type="float" office:value="120373308" calcext:value-type="float">
            <text:p>120373308</text:p>
          </table:table-cell>
        </table:table-row>
        <table:table-row table:style-name="ro1">
          <table:table-cell office:value-type="string" calcext:value-type="string">
            <text:p>'BF-Trie4'</text:p>
          </table:table-cell>
          <table:table-cell office:value-type="string" calcext:value-type="string">
            <text:p>'Referenc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72303240" calcext:value-type="float">
            <text:p>2572303240</text:p>
          </table:table-cell>
          <table:table-cell office:value-type="float" office:value="0.008584137" calcext:value-type="float">
            <text:p>0.00858413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0217" calcext:value-type="float">
            <text:p>0.000200217</text:p>
          </table:table-cell>
          <table:table-cell office:value-type="float" office:value="13" calcext:value-type="float">
            <text:p>13</text:p>
          </table:table-cell>
          <table:table-cell office:value-type="float" office:value="0.00012891" calcext:value-type="float">
            <text:p>0.0001289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38930253" calcext:value-type="float">
            <text:p>38930253</text:p>
          </table:table-cell>
          <table:table-cell office:value-type="float" office:value="0.157136547" calcext:value-type="float">
            <text:p>0.157136547</text:p>
          </table:table-cell>
          <table:table-cell office:value-type="float" office:value="3" calcext:value-type="float">
            <text:p>3</text:p>
          </table:table-cell>
          <table:table-cell office:value-type="float" office:value="0.114506685" calcext:value-type="float">
            <text:p>0.114506685</text:p>
          </table:table-cell>
          <table:table-cell office:value-type="float" office:value="2477" calcext:value-type="float">
            <text:p>2477</text:p>
          </table:table-cell>
          <table:table-cell office:value-type="float" office:value="0.109671796" calcext:value-type="float">
            <text:p>0.109671796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38930253" calcext:value-type="float">
            <text:p>38930253</text:p>
          </table:table-cell>
          <table:table-cell office:value-type="float" office:value="0.125372206" calcext:value-type="float">
            <text:p>0.125372206</text:p>
          </table:table-cell>
          <table:table-cell office:value-type="float" office:value="1" calcext:value-type="float">
            <text:p>1</text:p>
          </table:table-cell>
          <table:table-cell office:value-type="float" office:value="0.10041847" calcext:value-type="float">
            <text:p>0.10041847</text:p>
          </table:table-cell>
          <table:table-cell office:value-type="float" office:value="0" calcext:value-type="float">
            <text:p>0</text:p>
          </table:table-cell>
          <table:table-cell office:value-type="float" office:value="0.145778128" calcext:value-type="float">
            <text:p>0.145778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2943717" calcext:value-type="float">
            <text:p>2943717</text:p>
          </table:table-cell>
          <table:table-cell office:value-type="float" office:value="0.083025096" calcext:value-type="float">
            <text:p>0.083025096</text:p>
          </table:table-cell>
          <table:table-cell office:value-type="float" office:value="3" calcext:value-type="float">
            <text:p>3</text:p>
          </table:table-cell>
          <table:table-cell office:value-type="float" office:value="0.103296841" calcext:value-type="float">
            <text:p>0.103296841</text:p>
          </table:table-cell>
          <table:table-cell office:value-type="float" office:value="2477" calcext:value-type="float">
            <text:p>2477</text:p>
          </table:table-cell>
          <table:table-cell office:value-type="float" office:value="0.10929574" calcext:value-type="float">
            <text:p>0.1092957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2943717" calcext:value-type="float">
            <text:p>2943717</text:p>
          </table:table-cell>
          <table:table-cell office:value-type="float" office:value="0.087869666" calcext:value-type="float">
            <text:p>0.087869666</text:p>
          </table:table-cell>
          <table:table-cell office:value-type="float" office:value="1" calcext:value-type="float">
            <text:p>1</text:p>
          </table:table-cell>
          <table:table-cell office:value-type="float" office:value="0.122969528" calcext:value-type="float">
            <text:p>0.122969528</text:p>
          </table:table-cell>
          <table:table-cell office:value-type="float" office:value="0" calcext:value-type="float">
            <text:p>0</text:p>
          </table:table-cell>
          <table:table-cell office:value-type="float" office:value="0.075053267" calcext:value-type="float">
            <text:p>0.075053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3008293" calcext:value-type="float">
            <text:p>3008293</text:p>
          </table:table-cell>
          <table:table-cell office:value-type="float" office:value="0.066826714" calcext:value-type="float">
            <text:p>0.066826714</text:p>
          </table:table-cell>
          <table:table-cell office:value-type="float" office:value="3" calcext:value-type="float">
            <text:p>3</text:p>
          </table:table-cell>
          <table:table-cell office:value-type="float" office:value="0.101616883" calcext:value-type="float">
            <text:p>0.101616883</text:p>
          </table:table-cell>
          <table:table-cell office:value-type="float" office:value="2477" calcext:value-type="float">
            <text:p>2477</text:p>
          </table:table-cell>
          <table:table-cell office:value-type="float" office:value="0.108299328" calcext:value-type="float">
            <text:p>0.108299328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3008293" calcext:value-type="float">
            <text:p>3008293</text:p>
          </table:table-cell>
          <table:table-cell office:value-type="float" office:value="0.11246168" calcext:value-type="float">
            <text:p>0.11246168</text:p>
          </table:table-cell>
          <table:table-cell office:value-type="float" office:value="1" calcext:value-type="float">
            <text:p>1</text:p>
          </table:table-cell>
          <table:table-cell office:value-type="float" office:value="0.193578356" calcext:value-type="float">
            <text:p>0.193578356</text:p>
          </table:table-cell>
          <table:table-cell office:value-type="float" office:value="0" calcext:value-type="float">
            <text:p>0</text:p>
          </table:table-cell>
          <table:table-cell office:value-type="float" office:value="0.058139559" calcext:value-type="float">
            <text:p>0.058139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22059298" calcext:value-type="float">
            <text:p>22059298</text:p>
          </table:table-cell>
          <table:table-cell office:value-type="float" office:value="0.066803833" calcext:value-type="float">
            <text:p>0.066803833</text:p>
          </table:table-cell>
          <table:table-cell office:value-type="float" office:value="3" calcext:value-type="float">
            <text:p>3</text:p>
          </table:table-cell>
          <table:table-cell office:value-type="float" office:value="0.102077961" calcext:value-type="float">
            <text:p>0.102077961</text:p>
          </table:table-cell>
          <table:table-cell office:value-type="float" office:value="2477" calcext:value-type="float">
            <text:p>2477</text:p>
          </table:table-cell>
          <table:table-cell office:value-type="float" office:value="0.10471029" calcext:value-type="float">
            <text:p>0.10471029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22059298" calcext:value-type="float">
            <text:p>22059298</text:p>
          </table:table-cell>
          <table:table-cell office:value-type="float" office:value="0.129812889" calcext:value-type="float">
            <text:p>0.129812889</text:p>
          </table:table-cell>
          <table:table-cell office:value-type="float" office:value="1" calcext:value-type="float">
            <text:p>1</text:p>
          </table:table-cell>
          <table:table-cell office:value-type="float" office:value="0.108814433" calcext:value-type="float">
            <text:p>0.108814433</text:p>
          </table:table-cell>
          <table:table-cell office:value-type="float" office:value="0" calcext:value-type="float">
            <text:p>0</text:p>
          </table:table-cell>
          <table:table-cell office:value-type="float" office:value="0.058329638" calcext:value-type="float">
            <text:p>0.058329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3328880" calcext:value-type="float">
            <text:p>3328880</text:p>
          </table:table-cell>
          <table:table-cell office:value-type="float" office:value="0.066961287" calcext:value-type="float">
            <text:p>0.066961287</text:p>
          </table:table-cell>
          <table:table-cell office:value-type="float" office:value="3" calcext:value-type="float">
            <text:p>3</text:p>
          </table:table-cell>
          <table:table-cell office:value-type="float" office:value="0.102847112" calcext:value-type="float">
            <text:p>0.102847112</text:p>
          </table:table-cell>
          <table:table-cell office:value-type="float" office:value="2477" calcext:value-type="float">
            <text:p>2477</text:p>
          </table:table-cell>
          <table:table-cell office:value-type="float" office:value="0.105160087" calcext:value-type="float">
            <text:p>0.105160087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3328880" calcext:value-type="float">
            <text:p>3328880</text:p>
          </table:table-cell>
          <table:table-cell office:value-type="float" office:value="0.082643201" calcext:value-type="float">
            <text:p>0.082643201</text:p>
          </table:table-cell>
          <table:table-cell office:value-type="float" office:value="1" calcext:value-type="float">
            <text:p>1</text:p>
          </table:table-cell>
          <table:table-cell office:value-type="float" office:value="0.089616634" calcext:value-type="float">
            <text:p>0.089616634</text:p>
          </table:table-cell>
          <table:table-cell office:value-type="float" office:value="0" calcext:value-type="float">
            <text:p>0</text:p>
          </table:table-cell>
          <table:table-cell office:value-type="float" office:value="0.058662867" calcext:value-type="float">
            <text:p>0.058662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0677689" calcext:value-type="float">
            <text:p>10677689</text:p>
          </table:table-cell>
          <table:table-cell office:value-type="float" office:value="0.380351115" calcext:value-type="float">
            <text:p>0.380351115</text:p>
          </table:table-cell>
          <table:table-cell office:value-type="float" office:value="48" calcext:value-type="float">
            <text:p>48</text:p>
          </table:table-cell>
          <table:table-cell office:value-type="float" office:value="0.447674105" calcext:value-type="float">
            <text:p>0.447674105</text:p>
          </table:table-cell>
          <table:table-cell office:value-type="float" office:value="23569" calcext:value-type="float">
            <text:p>23569</text:p>
          </table:table-cell>
          <table:table-cell office:value-type="float" office:value="0.467965543" calcext:value-type="float">
            <text:p>0.467965543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0677689" calcext:value-type="float">
            <text:p>10677689</text:p>
          </table:table-cell>
          <table:table-cell office:value-type="float" office:value="0.37465947" calcext:value-type="float">
            <text:p>0.37465947</text:p>
          </table:table-cell>
          <table:table-cell office:value-type="float" office:value="2" calcext:value-type="float">
            <text:p>2</text:p>
          </table:table-cell>
          <table:table-cell office:value-type="float" office:value="0.481154051" calcext:value-type="float">
            <text:p>0.481154051</text:p>
          </table:table-cell>
          <table:table-cell office:value-type="float" office:value="0" calcext:value-type="float">
            <text:p>0</text:p>
          </table:table-cell>
          <table:table-cell office:value-type="float" office:value="0.596622725" calcext:value-type="float">
            <text:p>0.596622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0289088" calcext:value-type="float">
            <text:p>10289088</text:p>
          </table:table-cell>
          <table:table-cell office:value-type="float" office:value="0.333059082" calcext:value-type="float">
            <text:p>0.333059082</text:p>
          </table:table-cell>
          <table:table-cell office:value-type="float" office:value="48" calcext:value-type="float">
            <text:p>48</text:p>
          </table:table-cell>
          <table:table-cell office:value-type="float" office:value="0.444157832" calcext:value-type="float">
            <text:p>0.444157832</text:p>
          </table:table-cell>
          <table:table-cell office:value-type="float" office:value="23569" calcext:value-type="float">
            <text:p>23569</text:p>
          </table:table-cell>
          <table:table-cell office:value-type="float" office:value="0.655349758" calcext:value-type="float">
            <text:p>0.655349758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0289088" calcext:value-type="float">
            <text:p>10289088</text:p>
          </table:table-cell>
          <table:table-cell office:value-type="float" office:value="0.209055521" calcext:value-type="float">
            <text:p>0.209055521</text:p>
          </table:table-cell>
          <table:table-cell office:value-type="float" office:value="2" calcext:value-type="float">
            <text:p>2</text:p>
          </table:table-cell>
          <table:table-cell office:value-type="float" office:value="0.475743204" calcext:value-type="float">
            <text:p>0.475743204</text:p>
          </table:table-cell>
          <table:table-cell office:value-type="float" office:value="0" calcext:value-type="float">
            <text:p>0</text:p>
          </table:table-cell>
          <table:table-cell office:value-type="float" office:value="0.520811491" calcext:value-type="float">
            <text:p>0.520811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9227761" calcext:value-type="float">
            <text:p>9227761</text:p>
          </table:table-cell>
          <table:table-cell office:value-type="float" office:value="0.195904625" calcext:value-type="float">
            <text:p>0.195904625</text:p>
          </table:table-cell>
          <table:table-cell office:value-type="float" office:value="48" calcext:value-type="float">
            <text:p>48</text:p>
          </table:table-cell>
          <table:table-cell office:value-type="float" office:value="0.451146074" calcext:value-type="float">
            <text:p>0.451146074</text:p>
          </table:table-cell>
          <table:table-cell office:value-type="float" office:value="23569" calcext:value-type="float">
            <text:p>23569</text:p>
          </table:table-cell>
          <table:table-cell office:value-type="float" office:value="0.465102784" calcext:value-type="float">
            <text:p>0.465102784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9227761" calcext:value-type="float">
            <text:p>9227761</text:p>
          </table:table-cell>
          <table:table-cell office:value-type="float" office:value="0.199117219" calcext:value-type="float">
            <text:p>0.199117219</text:p>
          </table:table-cell>
          <table:table-cell office:value-type="float" office:value="2" calcext:value-type="float">
            <text:p>2</text:p>
          </table:table-cell>
          <table:table-cell office:value-type="float" office:value="0.4762577" calcext:value-type="float">
            <text:p>0.4762577</text:p>
          </table:table-cell>
          <table:table-cell office:value-type="float" office:value="0" calcext:value-type="float">
            <text:p>0</text:p>
          </table:table-cell>
          <table:table-cell office:value-type="float" office:value="0.610732979" calcext:value-type="float">
            <text:p>0.610732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8958768" calcext:value-type="float">
            <text:p>8958768</text:p>
          </table:table-cell>
          <table:table-cell office:value-type="float" office:value="0.1963643" calcext:value-type="float">
            <text:p>0.1963643</text:p>
          </table:table-cell>
          <table:table-cell office:value-type="float" office:value="48" calcext:value-type="float">
            <text:p>48</text:p>
          </table:table-cell>
          <table:table-cell office:value-type="float" office:value="0.444721859" calcext:value-type="float">
            <text:p>0.444721859</text:p>
          </table:table-cell>
          <table:table-cell office:value-type="float" office:value="23569" calcext:value-type="float">
            <text:p>23569</text:p>
          </table:table-cell>
          <table:table-cell office:value-type="float" office:value="0.462293795" calcext:value-type="float">
            <text:p>0.462293795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8958768" calcext:value-type="float">
            <text:p>8958768</text:p>
          </table:table-cell>
          <table:table-cell office:value-type="float" office:value="0.19654246" calcext:value-type="float">
            <text:p>0.19654246</text:p>
          </table:table-cell>
          <table:table-cell office:value-type="float" office:value="2" calcext:value-type="float">
            <text:p>2</text:p>
          </table:table-cell>
          <table:table-cell office:value-type="float" office:value="0.471559954" calcext:value-type="float">
            <text:p>0.471559954</text:p>
          </table:table-cell>
          <table:table-cell office:value-type="float" office:value="0" calcext:value-type="float">
            <text:p>0</text:p>
          </table:table-cell>
          <table:table-cell office:value-type="float" office:value="0.540762331" calcext:value-type="float">
            <text:p>0.540762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9412913" calcext:value-type="float">
            <text:p>9412913</text:p>
          </table:table-cell>
          <table:table-cell office:value-type="float" office:value="0.1960339" calcext:value-type="float">
            <text:p>0.1960339</text:p>
          </table:table-cell>
          <table:table-cell office:value-type="float" office:value="48" calcext:value-type="float">
            <text:p>48</text:p>
          </table:table-cell>
          <table:table-cell office:value-type="float" office:value="0.444750888" calcext:value-type="float">
            <text:p>0.444750888</text:p>
          </table:table-cell>
          <table:table-cell office:value-type="float" office:value="23569" calcext:value-type="float">
            <text:p>23569</text:p>
          </table:table-cell>
          <table:table-cell office:value-type="float" office:value="0.465518775" calcext:value-type="float">
            <text:p>0.465518775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9412913" calcext:value-type="float">
            <text:p>9412913</text:p>
          </table:table-cell>
          <table:table-cell office:value-type="float" office:value="0.19694413" calcext:value-type="float">
            <text:p>0.19694413</text:p>
          </table:table-cell>
          <table:table-cell office:value-type="float" office:value="2" calcext:value-type="float">
            <text:p>2</text:p>
          </table:table-cell>
          <table:table-cell office:value-type="float" office:value="0.467737808" calcext:value-type="float">
            <text:p>0.467737808</text:p>
          </table:table-cell>
          <table:table-cell office:value-type="float" office:value="0" calcext:value-type="float">
            <text:p>0</text:p>
          </table:table-cell>
          <table:table-cell office:value-type="float" office:value="0.528841075" calcext:value-type="float">
            <text:p>0.528841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21982221" calcext:value-type="float">
            <text:p>121982221</text:p>
          </table:table-cell>
          <table:table-cell office:value-type="float" office:value="2.244761631" calcext:value-type="float">
            <text:p>2.244761631</text:p>
          </table:table-cell>
          <table:table-cell office:value-type="float" office:value="4186" calcext:value-type="float">
            <text:p>4186</text:p>
          </table:table-cell>
          <table:table-cell office:value-type="float" office:value="4.430051127" calcext:value-type="float">
            <text:p>4.430051127</text:p>
          </table:table-cell>
          <table:table-cell office:value-type="float" office:value="247757" calcext:value-type="float">
            <text:p>247757</text:p>
          </table:table-cell>
          <table:table-cell office:value-type="float" office:value="5.053805324" calcext:value-type="float">
            <text:p>5.053805324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21982221" calcext:value-type="float">
            <text:p>121982221</text:p>
          </table:table-cell>
          <table:table-cell office:value-type="float" office:value="2.293720476" calcext:value-type="float">
            <text:p>2.293720476</text:p>
          </table:table-cell>
          <table:table-cell office:value-type="float" office:value="10" calcext:value-type="float">
            <text:p>10</text:p>
          </table:table-cell>
          <table:table-cell office:value-type="float" office:value="4.89666234" calcext:value-type="float">
            <text:p>4.89666234</text:p>
          </table:table-cell>
          <table:table-cell office:value-type="float" office:value="0" calcext:value-type="float">
            <text:p>0</text:p>
          </table:table-cell>
          <table:table-cell office:value-type="float" office:value="7.267941223" calcext:value-type="float">
            <text:p>7.267941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21497514" calcext:value-type="float">
            <text:p>121497514</text:p>
          </table:table-cell>
          <table:table-cell office:value-type="float" office:value="2.205320632" calcext:value-type="float">
            <text:p>2.205320632</text:p>
          </table:table-cell>
          <table:table-cell office:value-type="float" office:value="4186" calcext:value-type="float">
            <text:p>4186</text:p>
          </table:table-cell>
          <table:table-cell office:value-type="float" office:value="4.672546582" calcext:value-type="float">
            <text:p>4.672546582</text:p>
          </table:table-cell>
          <table:table-cell office:value-type="float" office:value="247757" calcext:value-type="float">
            <text:p>247757</text:p>
          </table:table-cell>
          <table:table-cell office:value-type="float" office:value="4.904244266" calcext:value-type="float">
            <text:p>4.904244266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21497514" calcext:value-type="float">
            <text:p>121497514</text:p>
          </table:table-cell>
          <table:table-cell office:value-type="float" office:value="2.243441994" calcext:value-type="float">
            <text:p>2.243441994</text:p>
          </table:table-cell>
          <table:table-cell office:value-type="float" office:value="10" calcext:value-type="float">
            <text:p>10</text:p>
          </table:table-cell>
          <table:table-cell office:value-type="float" office:value="4.980343441" calcext:value-type="float">
            <text:p>4.980343441</text:p>
          </table:table-cell>
          <table:table-cell office:value-type="float" office:value="0" calcext:value-type="float">
            <text:p>0</text:p>
          </table:table-cell>
          <table:table-cell office:value-type="float" office:value="6.98831128" calcext:value-type="float">
            <text:p>6.98831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22565652" calcext:value-type="float">
            <text:p>122565652</text:p>
          </table:table-cell>
          <table:table-cell office:value-type="float" office:value="2.233019158" calcext:value-type="float">
            <text:p>2.233019158</text:p>
          </table:table-cell>
          <table:table-cell office:value-type="float" office:value="4186" calcext:value-type="float">
            <text:p>4186</text:p>
          </table:table-cell>
          <table:table-cell office:value-type="float" office:value="4.368989222" calcext:value-type="float">
            <text:p>4.368989222</text:p>
          </table:table-cell>
          <table:table-cell office:value-type="float" office:value="247757" calcext:value-type="float">
            <text:p>247757</text:p>
          </table:table-cell>
          <table:table-cell office:value-type="float" office:value="4.820150381" calcext:value-type="float">
            <text:p>4.820150381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22565652" calcext:value-type="float">
            <text:p>122565652</text:p>
          </table:table-cell>
          <table:table-cell office:value-type="float" office:value="2.247439666" calcext:value-type="float">
            <text:p>2.247439666</text:p>
          </table:table-cell>
          <table:table-cell office:value-type="float" office:value="10" calcext:value-type="float">
            <text:p>10</text:p>
          </table:table-cell>
          <table:table-cell office:value-type="float" office:value="4.711768719" calcext:value-type="float">
            <text:p>4.711768719</text:p>
          </table:table-cell>
          <table:table-cell office:value-type="float" office:value="0" calcext:value-type="float">
            <text:p>0</text:p>
          </table:table-cell>
          <table:table-cell office:value-type="float" office:value="6.952923634" calcext:value-type="float">
            <text:p>6.95292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23575261" calcext:value-type="float">
            <text:p>123575261</text:p>
          </table:table-cell>
          <table:table-cell office:value-type="float" office:value="2.212783014" calcext:value-type="float">
            <text:p>2.212783014</text:p>
          </table:table-cell>
          <table:table-cell office:value-type="float" office:value="4186" calcext:value-type="float">
            <text:p>4186</text:p>
          </table:table-cell>
          <table:table-cell office:value-type="float" office:value="4.375137271" calcext:value-type="float">
            <text:p>4.375137271</text:p>
          </table:table-cell>
          <table:table-cell office:value-type="float" office:value="247757" calcext:value-type="float">
            <text:p>247757</text:p>
          </table:table-cell>
          <table:table-cell office:value-type="float" office:value="4.831245195" calcext:value-type="float">
            <text:p>4.831245195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23575261" calcext:value-type="float">
            <text:p>123575261</text:p>
          </table:table-cell>
          <table:table-cell office:value-type="float" office:value="2.255248264" calcext:value-type="float">
            <text:p>2.255248264</text:p>
          </table:table-cell>
          <table:table-cell office:value-type="float" office:value="10" calcext:value-type="float">
            <text:p>10</text:p>
          </table:table-cell>
          <table:table-cell office:value-type="float" office:value="4.711188025" calcext:value-type="float">
            <text:p>4.711188025</text:p>
          </table:table-cell>
          <table:table-cell office:value-type="float" office:value="0" calcext:value-type="float">
            <text:p>0</text:p>
          </table:table-cell>
          <table:table-cell office:value-type="float" office:value="7.105650687" calcext:value-type="float">
            <text:p>7.105650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09407910" calcext:value-type="float">
            <text:p>109407910</text:p>
          </table:table-cell>
          <table:table-cell office:value-type="float" office:value="2.416661119" calcext:value-type="float">
            <text:p>2.416661119</text:p>
          </table:table-cell>
          <table:table-cell office:value-type="float" office:value="4186" calcext:value-type="float">
            <text:p>4186</text:p>
          </table:table-cell>
          <table:table-cell office:value-type="float" office:value="4.362418391" calcext:value-type="float">
            <text:p>4.362418391</text:p>
          </table:table-cell>
          <table:table-cell office:value-type="float" office:value="247757" calcext:value-type="float">
            <text:p>247757</text:p>
          </table:table-cell>
          <table:table-cell office:value-type="float" office:value="4.924867266" calcext:value-type="float">
            <text:p>4.924867266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09407910" calcext:value-type="float">
            <text:p>109407910</text:p>
          </table:table-cell>
          <table:table-cell office:value-type="float" office:value="2.260008257" calcext:value-type="float">
            <text:p>2.260008257</text:p>
          </table:table-cell>
          <table:table-cell office:value-type="float" office:value="10" calcext:value-type="float">
            <text:p>10</text:p>
          </table:table-cell>
          <table:table-cell office:value-type="float" office:value="4.831158567" calcext:value-type="float">
            <text:p>4.831158567</text:p>
          </table:table-cell>
          <table:table-cell office:value-type="float" office:value="0" calcext:value-type="float">
            <text:p>0</text:p>
          </table:table-cell>
          <table:table-cell office:value-type="float" office:value="6.929125405" calcext:value-type="float">
            <text:p>6.929125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2373948" calcext:value-type="float">
            <text:p>1002373948</text:p>
          </table:table-cell>
          <table:table-cell office:value-type="float" office:value="24.247518573" calcext:value-type="float">
            <text:p>24.247518573</text:p>
          </table:table-cell>
          <table:table-cell office:value-type="float" office:value="26349" calcext:value-type="float">
            <text:p>26349</text:p>
          </table:table-cell>
          <table:table-cell office:value-type="float" office:value="47.509783458" calcext:value-type="float">
            <text:p>47.509783458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54.224530361" calcext:value-type="float">
            <text:p>54.224530361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2373948" calcext:value-type="float">
            <text:p>1002373948</text:p>
          </table:table-cell>
          <table:table-cell office:value-type="float" office:value="23.838482765" calcext:value-type="float">
            <text:p>23.838482765</text:p>
          </table:table-cell>
          <table:table-cell office:value-type="float" office:value="41" calcext:value-type="float">
            <text:p>41</text:p>
          </table:table-cell>
          <table:table-cell office:value-type="float" office:value="50.349695649" calcext:value-type="float">
            <text:p>50.349695649</text:p>
          </table:table-cell>
          <table:table-cell office:value-type="float" office:value="2" calcext:value-type="float">
            <text:p>2</text:p>
          </table:table-cell>
          <table:table-cell office:value-type="float" office:value="72.309249274" calcext:value-type="float">
            <text:p>72.3092492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6350582" calcext:value-type="float">
            <text:p>1006350582</text:p>
          </table:table-cell>
          <table:table-cell office:value-type="float" office:value="23.900077923" calcext:value-type="float">
            <text:p>23.900077923</text:p>
          </table:table-cell>
          <table:table-cell office:value-type="float" office:value="26349" calcext:value-type="float">
            <text:p>26349</text:p>
          </table:table-cell>
          <table:table-cell office:value-type="float" office:value="47.107142208" calcext:value-type="float">
            <text:p>47.107142208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54.082294062" calcext:value-type="float">
            <text:p>54.082294062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6350582" calcext:value-type="float">
            <text:p>1006350582</text:p>
          </table:table-cell>
          <table:table-cell office:value-type="float" office:value="23.840099573" calcext:value-type="float">
            <text:p>23.840099573</text:p>
          </table:table-cell>
          <table:table-cell office:value-type="float" office:value="41" calcext:value-type="float">
            <text:p>41</text:p>
          </table:table-cell>
          <table:table-cell office:value-type="float" office:value="50.55784464" calcext:value-type="float">
            <text:p>50.55784464</text:p>
          </table:table-cell>
          <table:table-cell office:value-type="float" office:value="2" calcext:value-type="float">
            <text:p>2</text:p>
          </table:table-cell>
          <table:table-cell office:value-type="float" office:value="72.190158401" calcext:value-type="float">
            <text:p>72.1901584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1915868" calcext:value-type="float">
            <text:p>1011915868</text:p>
          </table:table-cell>
          <table:table-cell office:value-type="float" office:value="23.8759326" calcext:value-type="float">
            <text:p>23.8759326</text:p>
          </table:table-cell>
          <table:table-cell office:value-type="float" office:value="26349" calcext:value-type="float">
            <text:p>26349</text:p>
          </table:table-cell>
          <table:table-cell office:value-type="float" office:value="46.468505667" calcext:value-type="float">
            <text:p>46.468505667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54.227149047" calcext:value-type="float">
            <text:p>54.227149047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1915868" calcext:value-type="float">
            <text:p>1011915868</text:p>
          </table:table-cell>
          <table:table-cell office:value-type="float" office:value="23.832060789" calcext:value-type="float">
            <text:p>23.832060789</text:p>
          </table:table-cell>
          <table:table-cell office:value-type="float" office:value="41" calcext:value-type="float">
            <text:p>41</text:p>
          </table:table-cell>
          <table:table-cell office:value-type="float" office:value="50.706817018" calcext:value-type="float">
            <text:p>50.706817018</text:p>
          </table:table-cell>
          <table:table-cell office:value-type="float" office:value="2" calcext:value-type="float">
            <text:p>2</text:p>
          </table:table-cell>
          <table:table-cell office:value-type="float" office:value="72.727081027" calcext:value-type="float">
            <text:p>72.7270810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4570372" calcext:value-type="float">
            <text:p>1014570372</text:p>
          </table:table-cell>
          <table:table-cell office:value-type="float" office:value="23.955566036" calcext:value-type="float">
            <text:p>23.955566036</text:p>
          </table:table-cell>
          <table:table-cell office:value-type="float" office:value="26349" calcext:value-type="float">
            <text:p>26349</text:p>
          </table:table-cell>
          <table:table-cell office:value-type="float" office:value="46.704731442" calcext:value-type="float">
            <text:p>46.704731442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54.425203509" calcext:value-type="float">
            <text:p>54.425203509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4570372" calcext:value-type="float">
            <text:p>1014570372</text:p>
          </table:table-cell>
          <table:table-cell office:value-type="float" office:value="24.340245356" calcext:value-type="float">
            <text:p>24.340245356</text:p>
          </table:table-cell>
          <table:table-cell office:value-type="float" office:value="41" calcext:value-type="float">
            <text:p>41</text:p>
          </table:table-cell>
          <table:table-cell office:value-type="float" office:value="50.412594923" calcext:value-type="float">
            <text:p>50.412594923</text:p>
          </table:table-cell>
          <table:table-cell office:value-type="float" office:value="2" calcext:value-type="float">
            <text:p>2</text:p>
          </table:table-cell>
          <table:table-cell office:value-type="float" office:value="72.42152252" calcext:value-type="float">
            <text:p>72.421522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4428826" calcext:value-type="float">
            <text:p>1014428826</text:p>
          </table:table-cell>
          <table:table-cell office:value-type="float" office:value="23.921434512" calcext:value-type="float">
            <text:p>23.921434512</text:p>
          </table:table-cell>
          <table:table-cell office:value-type="float" office:value="26349" calcext:value-type="float">
            <text:p>26349</text:p>
          </table:table-cell>
          <table:table-cell office:value-type="float" office:value="46.401895361" calcext:value-type="float">
            <text:p>46.401895361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54.513616828" calcext:value-type="float">
            <text:p>54.513616828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14428826" calcext:value-type="float">
            <text:p>1014428826</text:p>
          </table:table-cell>
          <table:table-cell office:value-type="float" office:value="23.893888209" calcext:value-type="float">
            <text:p>23.893888209</text:p>
          </table:table-cell>
          <table:table-cell office:value-type="float" office:value="41" calcext:value-type="float">
            <text:p>41</text:p>
          </table:table-cell>
          <table:table-cell office:value-type="float" office:value="50.546702278" calcext:value-type="float">
            <text:p>50.546702278</text:p>
          </table:table-cell>
          <table:table-cell office:value-type="float" office:value="2" calcext:value-type="float">
            <text:p>2</text:p>
          </table:table-cell>
          <table:table-cell office:value-type="float" office:value="72.141089678" calcext:value-type="float">
            <text:p>72.1410896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339123656" calcext:value-type="float">
            <text:p>13339123656</text:p>
          </table:table-cell>
          <table:table-cell office:value-type="float" office:value="225.258541889" calcext:value-type="float">
            <text:p>225.258541889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444.46575676" calcext:value-type="float">
            <text:p>444.46575676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481.616940526" calcext:value-type="float">
            <text:p>481.616940526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339123656" calcext:value-type="float">
            <text:p>13339123656</text:p>
          </table:table-cell>
          <table:table-cell office:value-type="float" office:value="151.664722392" calcext:value-type="float">
            <text:p>151.664722392</text:p>
          </table:table-cell>
          <table:table-cell office:value-type="float" office:value="520" calcext:value-type="float">
            <text:p>520</text:p>
          </table:table-cell>
          <table:table-cell office:value-type="float" office:value="454.169715276" calcext:value-type="float">
            <text:p>454.169715276</text:p>
          </table:table-cell>
          <table:table-cell office:value-type="float" office:value="13" calcext:value-type="float">
            <text:p>13</text:p>
          </table:table-cell>
          <table:table-cell office:value-type="float" office:value="696.879047514" calcext:value-type="float">
            <text:p>696.8790475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340092394" calcext:value-type="float">
            <text:p>13340092394</text:p>
          </table:table-cell>
          <table:table-cell office:value-type="float" office:value="224.918485256" calcext:value-type="float">
            <text:p>224.918485256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442.940186028" calcext:value-type="float">
            <text:p>442.940186028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481.647478448" calcext:value-type="float">
            <text:p>481.647478448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340092394" calcext:value-type="float">
            <text:p>13340092394</text:p>
          </table:table-cell>
          <table:table-cell office:value-type="float" office:value="152.067197806" calcext:value-type="float">
            <text:p>152.067197806</text:p>
          </table:table-cell>
          <table:table-cell office:value-type="float" office:value="520" calcext:value-type="float">
            <text:p>520</text:p>
          </table:table-cell>
          <table:table-cell office:value-type="float" office:value="452.775627234" calcext:value-type="float">
            <text:p>452.775627234</text:p>
          </table:table-cell>
          <table:table-cell office:value-type="float" office:value="13" calcext:value-type="float">
            <text:p>13</text:p>
          </table:table-cell>
          <table:table-cell office:value-type="float" office:value="696.999263619" calcext:value-type="float">
            <text:p>696.9992636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603183449" calcext:value-type="float">
            <text:p>13603183449</text:p>
          </table:table-cell>
          <table:table-cell office:value-type="float" office:value="225.894320464" calcext:value-type="float">
            <text:p>225.894320464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442.847859537" calcext:value-type="float">
            <text:p>442.847859537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480.667940874" calcext:value-type="float">
            <text:p>480.667940874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603183449" calcext:value-type="float">
            <text:p>13603183449</text:p>
          </table:table-cell>
          <table:table-cell office:value-type="float" office:value="151.762917395" calcext:value-type="float">
            <text:p>151.762917395</text:p>
          </table:table-cell>
          <table:table-cell office:value-type="float" office:value="520" calcext:value-type="float">
            <text:p>520</text:p>
          </table:table-cell>
          <table:table-cell office:value-type="float" office:value="453.122284212" calcext:value-type="float">
            <text:p>453.122284212</text:p>
          </table:table-cell>
          <table:table-cell office:value-type="float" office:value="13" calcext:value-type="float">
            <text:p>13</text:p>
          </table:table-cell>
          <table:table-cell office:value-type="float" office:value="694.543484977" calcext:value-type="float">
            <text:p>694.54348497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636943289" calcext:value-type="float">
            <text:p>13636943289</text:p>
          </table:table-cell>
          <table:table-cell office:value-type="float" office:value="225.05538775" calcext:value-type="float">
            <text:p>225.05538775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444.293281575" calcext:value-type="float">
            <text:p>444.293281575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480.407842441" calcext:value-type="float">
            <text:p>480.407842441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636943289" calcext:value-type="float">
            <text:p>13636943289</text:p>
          </table:table-cell>
          <table:table-cell office:value-type="float" office:value="152.290981259" calcext:value-type="float">
            <text:p>152.290981259</text:p>
          </table:table-cell>
          <table:table-cell office:value-type="float" office:value="520" calcext:value-type="float">
            <text:p>520</text:p>
          </table:table-cell>
          <table:table-cell office:value-type="float" office:value="453.682399517" calcext:value-type="float">
            <text:p>453.682399517</text:p>
          </table:table-cell>
          <table:table-cell office:value-type="float" office:value="13" calcext:value-type="float">
            <text:p>13</text:p>
          </table:table-cell>
          <table:table-cell office:value-type="float" office:value="694.64780307" calcext:value-type="float">
            <text:p>694.647803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515352881" calcext:value-type="float">
            <text:p>13515352881</text:p>
          </table:table-cell>
          <table:table-cell office:value-type="float" office:value="224.790558663" calcext:value-type="float">
            <text:p>224.790558663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443.617054439" calcext:value-type="float">
            <text:p>443.617054439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479.821329776" calcext:value-type="float">
            <text:p>479.821329776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515352881" calcext:value-type="float">
            <text:p>13515352881</text:p>
          </table:table-cell>
          <table:table-cell office:value-type="float" office:value="152.339007444" calcext:value-type="float">
            <text:p>152.339007444</text:p>
          </table:table-cell>
          <table:table-cell office:value-type="float" office:value="520" calcext:value-type="float">
            <text:p>520</text:p>
          </table:table-cell>
          <table:table-cell office:value-type="float" office:value="453.307319956" calcext:value-type="float">
            <text:p>453.307319956</text:p>
          </table:table-cell>
          <table:table-cell office:value-type="float" office:value="13" calcext:value-type="float">
            <text:p>13</text:p>
          </table:table-cell>
          <table:table-cell office:value-type="float" office:value="694.317815798" calcext:value-type="float">
            <text:p>694.3178157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1958441" calcext:value-type="float">
            <text:p>1958441</text:p>
          </table:table-cell>
          <table:table-cell office:value-type="float" office:value="0.010912949" calcext:value-type="float">
            <text:p>0.010912949</text:p>
          </table:table-cell>
          <table:table-cell office:value-type="float" office:value="3" calcext:value-type="float">
            <text:p>3</text:p>
          </table:table-cell>
          <table:table-cell office:value-type="float" office:value="0.008630727" calcext:value-type="float">
            <text:p>0.008630727</text:p>
          </table:table-cell>
          <table:table-cell office:value-type="float" office:value="2477" calcext:value-type="float">
            <text:p>2477</text:p>
          </table:table-cell>
          <table:table-cell office:value-type="float" office:value="0.011224643" calcext:value-type="float">
            <text:p>0.011224643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1958441" calcext:value-type="float">
            <text:p>1958441</text:p>
          </table:table-cell>
          <table:table-cell office:value-type="float" office:value="0.002561643" calcext:value-type="float">
            <text:p>0.002561643</text:p>
          </table:table-cell>
          <table:table-cell office:value-type="float" office:value="1" calcext:value-type="float">
            <text:p>1</text:p>
          </table:table-cell>
          <table:table-cell office:value-type="float" office:value="0.000777836" calcext:value-type="float">
            <text:p>0.000777836</text:p>
          </table:table-cell>
          <table:table-cell office:value-type="float" office:value="0" calcext:value-type="float">
            <text:p>0</text:p>
          </table:table-cell>
          <table:table-cell office:value-type="float" office:value="0.000702578" calcext:value-type="float">
            <text:p>0.000702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886326" calcext:value-type="float">
            <text:p>886326</text:p>
          </table:table-cell>
          <table:table-cell office:value-type="float" office:value="0.00283697" calcext:value-type="float">
            <text:p>0.00283697</text:p>
          </table:table-cell>
          <table:table-cell office:value-type="float" office:value="3" calcext:value-type="float">
            <text:p>3</text:p>
          </table:table-cell>
          <table:table-cell office:value-type="float" office:value="0.006623228" calcext:value-type="float">
            <text:p>0.006623228</text:p>
          </table:table-cell>
          <table:table-cell office:value-type="float" office:value="2477" calcext:value-type="float">
            <text:p>2477</text:p>
          </table:table-cell>
          <table:table-cell office:value-type="float" office:value="0.005559438" calcext:value-type="float">
            <text:p>0.005559438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886326" calcext:value-type="float">
            <text:p>886326</text:p>
          </table:table-cell>
          <table:table-cell office:value-type="float" office:value="0.003819487" calcext:value-type="float">
            <text:p>0.003819487</text:p>
          </table:table-cell>
          <table:table-cell office:value-type="float" office:value="1" calcext:value-type="float">
            <text:p>1</text:p>
          </table:table-cell>
          <table:table-cell office:value-type="float" office:value="0.00073324" calcext:value-type="float">
            <text:p>0.00073324</text:p>
          </table:table-cell>
          <table:table-cell office:value-type="float" office:value="0" calcext:value-type="float">
            <text:p>0</text:p>
          </table:table-cell>
          <table:table-cell office:value-type="float" office:value="0.000669842" calcext:value-type="float">
            <text:p>0.000669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1444620" calcext:value-type="float">
            <text:p>1444620</text:p>
          </table:table-cell>
          <table:table-cell office:value-type="float" office:value="0.002762771" calcext:value-type="float">
            <text:p>0.002762771</text:p>
          </table:table-cell>
          <table:table-cell office:value-type="float" office:value="3" calcext:value-type="float">
            <text:p>3</text:p>
          </table:table-cell>
          <table:table-cell office:value-type="float" office:value="0.007137806" calcext:value-type="float">
            <text:p>0.007137806</text:p>
          </table:table-cell>
          <table:table-cell office:value-type="float" office:value="2477" calcext:value-type="float">
            <text:p>2477</text:p>
          </table:table-cell>
          <table:table-cell office:value-type="float" office:value="0.006106907" calcext:value-type="float">
            <text:p>0.006106907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1444620" calcext:value-type="float">
            <text:p>1444620</text:p>
          </table:table-cell>
          <table:table-cell office:value-type="float" office:value="0.000834147" calcext:value-type="float">
            <text:p>0.000834147</text:p>
          </table:table-cell>
          <table:table-cell office:value-type="float" office:value="1" calcext:value-type="float">
            <text:p>1</text:p>
          </table:table-cell>
          <table:table-cell office:value-type="float" office:value="0.000671887" calcext:value-type="float">
            <text:p>0.000671887</text:p>
          </table:table-cell>
          <table:table-cell office:value-type="float" office:value="0" calcext:value-type="float">
            <text:p>0</text:p>
          </table:table-cell>
          <table:table-cell office:value-type="float" office:value="0.000632656" calcext:value-type="float">
            <text:p>0.000632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874380" calcext:value-type="float">
            <text:p>874380</text:p>
          </table:table-cell>
          <table:table-cell office:value-type="float" office:value="0.002772763" calcext:value-type="float">
            <text:p>0.002772763</text:p>
          </table:table-cell>
          <table:table-cell office:value-type="float" office:value="3" calcext:value-type="float">
            <text:p>3</text:p>
          </table:table-cell>
          <table:table-cell office:value-type="float" office:value="0.008727317" calcext:value-type="float">
            <text:p>0.008727317</text:p>
          </table:table-cell>
          <table:table-cell office:value-type="float" office:value="2477" calcext:value-type="float">
            <text:p>2477</text:p>
          </table:table-cell>
          <table:table-cell office:value-type="float" office:value="0.005791864" calcext:value-type="float">
            <text:p>0.00579186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874380" calcext:value-type="float">
            <text:p>874380</text:p>
          </table:table-cell>
          <table:table-cell office:value-type="float" office:value="0.000692516" calcext:value-type="float">
            <text:p>0.000692516</text:p>
          </table:table-cell>
          <table:table-cell office:value-type="float" office:value="1" calcext:value-type="float">
            <text:p>1</text:p>
          </table:table-cell>
          <table:table-cell office:value-type="float" office:value="0.000665847" calcext:value-type="float">
            <text:p>0.000665847</text:p>
          </table:table-cell>
          <table:table-cell office:value-type="float" office:value="0" calcext:value-type="float">
            <text:p>0</text:p>
          </table:table-cell>
          <table:table-cell office:value-type="float" office:value="0.000593229" calcext:value-type="float">
            <text:p>0.000593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121628" calcext:value-type="float">
            <text:p>121628</text:p>
          </table:table-cell>
          <table:table-cell office:value-type="float" office:value="0.00254552" calcext:value-type="float">
            <text:p>0.00254552</text:p>
          </table:table-cell>
          <table:table-cell office:value-type="float" office:value="3" calcext:value-type="float">
            <text:p>3</text:p>
          </table:table-cell>
          <table:table-cell office:value-type="float" office:value="0.00665761" calcext:value-type="float">
            <text:p>0.00665761</text:p>
          </table:table-cell>
          <table:table-cell office:value-type="float" office:value="2477" calcext:value-type="float">
            <text:p>2477</text:p>
          </table:table-cell>
          <table:table-cell office:value-type="float" office:value="0.005493978" calcext:value-type="float">
            <text:p>0.005493978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121628" calcext:value-type="float">
            <text:p>121628</text:p>
          </table:table-cell>
          <table:table-cell office:value-type="float" office:value="0.000725185" calcext:value-type="float">
            <text:p>0.000725185</text:p>
          </table:table-cell>
          <table:table-cell office:value-type="float" office:value="1" calcext:value-type="float">
            <text:p>1</text:p>
          </table:table-cell>
          <table:table-cell office:value-type="float" office:value="0.000654622" calcext:value-type="float">
            <text:p>0.000654622</text:p>
          </table:table-cell>
          <table:table-cell office:value-type="float" office:value="0" calcext:value-type="float">
            <text:p>0</text:p>
          </table:table-cell>
          <table:table-cell office:value-type="float" office:value="0.000590869" calcext:value-type="float">
            <text:p>0.000590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2061457" calcext:value-type="float">
            <text:p>2061457</text:p>
          </table:table-cell>
          <table:table-cell office:value-type="float" office:value="0.007755725" calcext:value-type="float">
            <text:p>0.007755725</text:p>
          </table:table-cell>
          <table:table-cell office:value-type="float" office:value="48" calcext:value-type="float">
            <text:p>48</text:p>
          </table:table-cell>
          <table:table-cell office:value-type="float" office:value="0.014200713" calcext:value-type="float">
            <text:p>0.014200713</text:p>
          </table:table-cell>
          <table:table-cell office:value-type="float" office:value="23569" calcext:value-type="float">
            <text:p>23569</text:p>
          </table:table-cell>
          <table:table-cell office:value-type="float" office:value="0.025628405" calcext:value-type="float">
            <text:p>0.025628405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2061457" calcext:value-type="float">
            <text:p>2061457</text:p>
          </table:table-cell>
          <table:table-cell office:value-type="float" office:value="0.003580733" calcext:value-type="float">
            <text:p>0.003580733</text:p>
          </table:table-cell>
          <table:table-cell office:value-type="float" office:value="2" calcext:value-type="float">
            <text:p>2</text:p>
          </table:table-cell>
          <table:table-cell office:value-type="float" office:value="0.003344833" calcext:value-type="float">
            <text:p>0.003344833</text:p>
          </table:table-cell>
          <table:table-cell office:value-type="float" office:value="0" calcext:value-type="float">
            <text:p>0</text:p>
          </table:table-cell>
          <table:table-cell office:value-type="float" office:value="0.002995693" calcext:value-type="float">
            <text:p>0.002995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2040806" calcext:value-type="float">
            <text:p>2040806</text:p>
          </table:table-cell>
          <table:table-cell office:value-type="float" office:value="0.003390797" calcext:value-type="float">
            <text:p>0.003390797</text:p>
          </table:table-cell>
          <table:table-cell office:value-type="float" office:value="48" calcext:value-type="float">
            <text:p>48</text:p>
          </table:table-cell>
          <table:table-cell office:value-type="float" office:value="0.013878424" calcext:value-type="float">
            <text:p>0.013878424</text:p>
          </table:table-cell>
          <table:table-cell office:value-type="float" office:value="23569" calcext:value-type="float">
            <text:p>23569</text:p>
          </table:table-cell>
          <table:table-cell office:value-type="float" office:value="0.026190893" calcext:value-type="float">
            <text:p>0.026190893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2040806" calcext:value-type="float">
            <text:p>2040806</text:p>
          </table:table-cell>
          <table:table-cell office:value-type="float" office:value="0.003585808" calcext:value-type="float">
            <text:p>0.003585808</text:p>
          </table:table-cell>
          <table:table-cell office:value-type="float" office:value="2" calcext:value-type="float">
            <text:p>2</text:p>
          </table:table-cell>
          <table:table-cell office:value-type="float" office:value="0.003256747" calcext:value-type="float">
            <text:p>0.003256747</text:p>
          </table:table-cell>
          <table:table-cell office:value-type="float" office:value="0" calcext:value-type="float">
            <text:p>0</text:p>
          </table:table-cell>
          <table:table-cell office:value-type="float" office:value="0.002956488" calcext:value-type="float">
            <text:p>0.002956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2074673" calcext:value-type="float">
            <text:p>2074673</text:p>
          </table:table-cell>
          <table:table-cell office:value-type="float" office:value="0.003429963" calcext:value-type="float">
            <text:p>0.003429963</text:p>
          </table:table-cell>
          <table:table-cell office:value-type="float" office:value="48" calcext:value-type="float">
            <text:p>48</text:p>
          </table:table-cell>
          <table:table-cell office:value-type="float" office:value="0.014074585" calcext:value-type="float">
            <text:p>0.014074585</text:p>
          </table:table-cell>
          <table:table-cell office:value-type="float" office:value="23569" calcext:value-type="float">
            <text:p>23569</text:p>
          </table:table-cell>
          <table:table-cell office:value-type="float" office:value="0.026154863" calcext:value-type="float">
            <text:p>0.026154863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2074673" calcext:value-type="float">
            <text:p>2074673</text:p>
          </table:table-cell>
          <table:table-cell office:value-type="float" office:value="0.003479553" calcext:value-type="float">
            <text:p>0.003479553</text:p>
          </table:table-cell>
          <table:table-cell office:value-type="float" office:value="2" calcext:value-type="float">
            <text:p>2</text:p>
          </table:table-cell>
          <table:table-cell office:value-type="float" office:value="0.003277005" calcext:value-type="float">
            <text:p>0.003277005</text:p>
          </table:table-cell>
          <table:table-cell office:value-type="float" office:value="0" calcext:value-type="float">
            <text:p>0</text:p>
          </table:table-cell>
          <table:table-cell office:value-type="float" office:value="0.002855261" calcext:value-type="float">
            <text:p>0.002855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2077249" calcext:value-type="float">
            <text:p>2077249</text:p>
          </table:table-cell>
          <table:table-cell office:value-type="float" office:value="0.003308967" calcext:value-type="float">
            <text:p>0.003308967</text:p>
          </table:table-cell>
          <table:table-cell office:value-type="float" office:value="48" calcext:value-type="float">
            <text:p>48</text:p>
          </table:table-cell>
          <table:table-cell office:value-type="float" office:value="0.013792737" calcext:value-type="float">
            <text:p>0.013792737</text:p>
          </table:table-cell>
          <table:table-cell office:value-type="float" office:value="23569" calcext:value-type="float">
            <text:p>23569</text:p>
          </table:table-cell>
          <table:table-cell office:value-type="float" office:value="0.026090174" calcext:value-type="float">
            <text:p>0.026090174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2077249" calcext:value-type="float">
            <text:p>2077249</text:p>
          </table:table-cell>
          <table:table-cell office:value-type="float" office:value="0.00381364" calcext:value-type="float">
            <text:p>0.00381364</text:p>
          </table:table-cell>
          <table:table-cell office:value-type="float" office:value="2" calcext:value-type="float">
            <text:p>2</text:p>
          </table:table-cell>
          <table:table-cell office:value-type="float" office:value="0.003150103" calcext:value-type="float">
            <text:p>0.003150103</text:p>
          </table:table-cell>
          <table:table-cell office:value-type="float" office:value="0" calcext:value-type="float">
            <text:p>0</text:p>
          </table:table-cell>
          <table:table-cell office:value-type="float" office:value="0.002942242" calcext:value-type="float">
            <text:p>0.002942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980970" calcext:value-type="float">
            <text:p>1980970</text:p>
          </table:table-cell>
          <table:table-cell office:value-type="float" office:value="0.003352577" calcext:value-type="float">
            <text:p>0.003352577</text:p>
          </table:table-cell>
          <table:table-cell office:value-type="float" office:value="48" calcext:value-type="float">
            <text:p>48</text:p>
          </table:table-cell>
          <table:table-cell office:value-type="float" office:value="0.014122579" calcext:value-type="float">
            <text:p>0.014122579</text:p>
          </table:table-cell>
          <table:table-cell office:value-type="float" office:value="23569" calcext:value-type="float">
            <text:p>23569</text:p>
          </table:table-cell>
          <table:table-cell office:value-type="float" office:value="0.02605559" calcext:value-type="float">
            <text:p>0.02605559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980970" calcext:value-type="float">
            <text:p>1980970</text:p>
          </table:table-cell>
          <table:table-cell office:value-type="float" office:value="0.003245026" calcext:value-type="float">
            <text:p>0.003245026</text:p>
          </table:table-cell>
          <table:table-cell office:value-type="float" office:value="2" calcext:value-type="float">
            <text:p>2</text:p>
          </table:table-cell>
          <table:table-cell office:value-type="float" office:value="0.003180007" calcext:value-type="float">
            <text:p>0.003180007</text:p>
          </table:table-cell>
          <table:table-cell office:value-type="float" office:value="0" calcext:value-type="float">
            <text:p>0</text:p>
          </table:table-cell>
          <table:table-cell office:value-type="float" office:value="0.00296156" calcext:value-type="float">
            <text:p>0.00296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3548073" calcext:value-type="float">
            <text:p>23548073</text:p>
          </table:table-cell>
          <table:table-cell office:value-type="float" office:value="0.033252412" calcext:value-type="float">
            <text:p>0.033252412</text:p>
          </table:table-cell>
          <table:table-cell office:value-type="float" office:value="4186" calcext:value-type="float">
            <text:p>4186</text:p>
          </table:table-cell>
          <table:table-cell office:value-type="float" office:value="0.095721309" calcext:value-type="float">
            <text:p>0.095721309</text:p>
          </table:table-cell>
          <table:table-cell office:value-type="float" office:value="247757" calcext:value-type="float">
            <text:p>247757</text:p>
          </table:table-cell>
          <table:table-cell office:value-type="float" office:value="0.580120743" calcext:value-type="float">
            <text:p>0.580120743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3548073" calcext:value-type="float">
            <text:p>23548073</text:p>
          </table:table-cell>
          <table:table-cell office:value-type="float" office:value="0.006451032" calcext:value-type="float">
            <text:p>0.006451032</text:p>
          </table:table-cell>
          <table:table-cell office:value-type="float" office:value="10" calcext:value-type="float">
            <text:p>10</text:p>
          </table:table-cell>
          <table:table-cell office:value-type="float" office:value="0.004145035" calcext:value-type="float">
            <text:p>0.004145035</text:p>
          </table:table-cell>
          <table:table-cell office:value-type="float" office:value="0" calcext:value-type="float">
            <text:p>0</text:p>
          </table:table-cell>
          <table:table-cell office:value-type="float" office:value="0.004042807" calcext:value-type="float">
            <text:p>0.004042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3687999" calcext:value-type="float">
            <text:p>23687999</text:p>
          </table:table-cell>
          <table:table-cell office:value-type="float" office:value="0.032868101" calcext:value-type="float">
            <text:p>0.032868101</text:p>
          </table:table-cell>
          <table:table-cell office:value-type="float" office:value="4186" calcext:value-type="float">
            <text:p>4186</text:p>
          </table:table-cell>
          <table:table-cell office:value-type="float" office:value="0.093368196" calcext:value-type="float">
            <text:p>0.093368196</text:p>
          </table:table-cell>
          <table:table-cell office:value-type="float" office:value="247757" calcext:value-type="float">
            <text:p>247757</text:p>
          </table:table-cell>
          <table:table-cell office:value-type="float" office:value="0.582353352" calcext:value-type="float">
            <text:p>0.582353352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3687999" calcext:value-type="float">
            <text:p>23687999</text:p>
          </table:table-cell>
          <table:table-cell office:value-type="float" office:value="0.005985456" calcext:value-type="float">
            <text:p>0.005985456</text:p>
          </table:table-cell>
          <table:table-cell office:value-type="float" office:value="10" calcext:value-type="float">
            <text:p>10</text:p>
          </table:table-cell>
          <table:table-cell office:value-type="float" office:value="0.003870822" calcext:value-type="float">
            <text:p>0.003870822</text:p>
          </table:table-cell>
          <table:table-cell office:value-type="float" office:value="0" calcext:value-type="float">
            <text:p>0</text:p>
          </table:table-cell>
          <table:table-cell office:value-type="float" office:value="0.004204131" calcext:value-type="float">
            <text:p>0.004204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5672746" calcext:value-type="float">
            <text:p>25672746</text:p>
          </table:table-cell>
          <table:table-cell office:value-type="float" office:value="0.028883992" calcext:value-type="float">
            <text:p>0.028883992</text:p>
          </table:table-cell>
          <table:table-cell office:value-type="float" office:value="4186" calcext:value-type="float">
            <text:p>4186</text:p>
          </table:table-cell>
          <table:table-cell office:value-type="float" office:value="0.093453759" calcext:value-type="float">
            <text:p>0.093453759</text:p>
          </table:table-cell>
          <table:table-cell office:value-type="float" office:value="247757" calcext:value-type="float">
            <text:p>247757</text:p>
          </table:table-cell>
          <table:table-cell office:value-type="float" office:value="0.57941803" calcext:value-type="float">
            <text:p>0.57941803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5672746" calcext:value-type="float">
            <text:p>25672746</text:p>
          </table:table-cell>
          <table:table-cell office:value-type="float" office:value="0.006150453" calcext:value-type="float">
            <text:p>0.006150453</text:p>
          </table:table-cell>
          <table:table-cell office:value-type="float" office:value="10" calcext:value-type="float">
            <text:p>10</text:p>
          </table:table-cell>
          <table:table-cell office:value-type="float" office:value="0.00398268" calcext:value-type="float">
            <text:p>0.00398268</text:p>
          </table:table-cell>
          <table:table-cell office:value-type="float" office:value="0" calcext:value-type="float">
            <text:p>0</text:p>
          </table:table-cell>
          <table:table-cell office:value-type="float" office:value="0.003940642" calcext:value-type="float">
            <text:p>0.003940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3676218" calcext:value-type="float">
            <text:p>23676218</text:p>
          </table:table-cell>
          <table:table-cell office:value-type="float" office:value="0.023211153" calcext:value-type="float">
            <text:p>0.023211153</text:p>
          </table:table-cell>
          <table:table-cell office:value-type="float" office:value="4186" calcext:value-type="float">
            <text:p>4186</text:p>
          </table:table-cell>
          <table:table-cell office:value-type="float" office:value="0.0937234" calcext:value-type="float">
            <text:p>0.0937234</text:p>
          </table:table-cell>
          <table:table-cell office:value-type="float" office:value="247757" calcext:value-type="float">
            <text:p>247757</text:p>
          </table:table-cell>
          <table:table-cell office:value-type="float" office:value="0.578580022" calcext:value-type="float">
            <text:p>0.578580022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3676218" calcext:value-type="float">
            <text:p>23676218</text:p>
          </table:table-cell>
          <table:table-cell office:value-type="float" office:value="0.006054263" calcext:value-type="float">
            <text:p>0.006054263</text:p>
          </table:table-cell>
          <table:table-cell office:value-type="float" office:value="10" calcext:value-type="float">
            <text:p>10</text:p>
          </table:table-cell>
          <table:table-cell office:value-type="float" office:value="0.0040935" calcext:value-type="float">
            <text:p>0.0040935</text:p>
          </table:table-cell>
          <table:table-cell office:value-type="float" office:value="0" calcext:value-type="float">
            <text:p>0</text:p>
          </table:table-cell>
          <table:table-cell office:value-type="float" office:value="0.003967348" calcext:value-type="float">
            <text:p>0.003967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0447658" calcext:value-type="float">
            <text:p>20447658</text:p>
          </table:table-cell>
          <table:table-cell office:value-type="float" office:value="0.02281523" calcext:value-type="float">
            <text:p>0.02281523</text:p>
          </table:table-cell>
          <table:table-cell office:value-type="float" office:value="4186" calcext:value-type="float">
            <text:p>4186</text:p>
          </table:table-cell>
          <table:table-cell office:value-type="float" office:value="0.095659703" calcext:value-type="float">
            <text:p>0.095659703</text:p>
          </table:table-cell>
          <table:table-cell office:value-type="float" office:value="247757" calcext:value-type="float">
            <text:p>247757</text:p>
          </table:table-cell>
          <table:table-cell office:value-type="float" office:value="0.583235624" calcext:value-type="float">
            <text:p>0.583235624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0447658" calcext:value-type="float">
            <text:p>20447658</text:p>
          </table:table-cell>
          <table:table-cell office:value-type="float" office:value="0.005951229" calcext:value-type="float">
            <text:p>0.005951229</text:p>
          </table:table-cell>
          <table:table-cell office:value-type="float" office:value="10" calcext:value-type="float">
            <text:p>10</text:p>
          </table:table-cell>
          <table:table-cell office:value-type="float" office:value="0.003984431" calcext:value-type="float">
            <text:p>0.003984431</text:p>
          </table:table-cell>
          <table:table-cell office:value-type="float" office:value="0" calcext:value-type="float">
            <text:p>0</text:p>
          </table:table-cell>
          <table:table-cell office:value-type="float" office:value="0.004131725" calcext:value-type="float">
            <text:p>0.004131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4984649" calcext:value-type="float">
            <text:p>214984649</text:p>
          </table:table-cell>
          <table:table-cell office:value-type="float" office:value="0.230736446" calcext:value-type="float">
            <text:p>0.230736446</text:p>
          </table:table-cell>
          <table:table-cell office:value-type="float" office:value="26349" calcext:value-type="float">
            <text:p>26349</text:p>
          </table:table-cell>
          <table:table-cell office:value-type="float" office:value="0.826602282" calcext:value-type="float">
            <text:p>0.826602282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4.650505382" calcext:value-type="float">
            <text:p>4.650505382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4984649" calcext:value-type="float">
            <text:p>214984649</text:p>
          </table:table-cell>
          <table:table-cell office:value-type="float" office:value="0.051203327" calcext:value-type="float">
            <text:p>0.051203327</text:p>
          </table:table-cell>
          <table:table-cell office:value-type="float" office:value="41" calcext:value-type="float">
            <text:p>41</text:p>
          </table:table-cell>
          <table:table-cell office:value-type="float" office:value="0.024872387" calcext:value-type="float">
            <text:p>0.024872387</text:p>
          </table:table-cell>
          <table:table-cell office:value-type="float" office:value="2" calcext:value-type="float">
            <text:p>2</text:p>
          </table:table-cell>
          <table:table-cell office:value-type="float" office:value="0.024014589" calcext:value-type="float">
            <text:p>0.0240145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4172463" calcext:value-type="float">
            <text:p>214172463</text:p>
          </table:table-cell>
          <table:table-cell office:value-type="float" office:value="0.230121785" calcext:value-type="float">
            <text:p>0.230121785</text:p>
          </table:table-cell>
          <table:table-cell office:value-type="float" office:value="26349" calcext:value-type="float">
            <text:p>26349</text:p>
          </table:table-cell>
          <table:table-cell office:value-type="float" office:value="0.75698968" calcext:value-type="float">
            <text:p>0.75698968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4.879681855" calcext:value-type="float">
            <text:p>4.879681855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4172463" calcext:value-type="float">
            <text:p>214172463</text:p>
          </table:table-cell>
          <table:table-cell office:value-type="float" office:value="0.032870718" calcext:value-type="float">
            <text:p>0.032870718</text:p>
          </table:table-cell>
          <table:table-cell office:value-type="float" office:value="41" calcext:value-type="float">
            <text:p>41</text:p>
          </table:table-cell>
          <table:table-cell office:value-type="float" office:value="0.024653175" calcext:value-type="float">
            <text:p>0.024653175</text:p>
          </table:table-cell>
          <table:table-cell office:value-type="float" office:value="2" calcext:value-type="float">
            <text:p>2</text:p>
          </table:table-cell>
          <table:table-cell office:value-type="float" office:value="0.024003782" calcext:value-type="float">
            <text:p>0.0240037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0470474" calcext:value-type="float">
            <text:p>160470474</text:p>
          </table:table-cell>
          <table:table-cell office:value-type="float" office:value="0.230762298" calcext:value-type="float">
            <text:p>0.230762298</text:p>
          </table:table-cell>
          <table:table-cell office:value-type="float" office:value="26349" calcext:value-type="float">
            <text:p>26349</text:p>
          </table:table-cell>
          <table:table-cell office:value-type="float" office:value="0.818266269" calcext:value-type="float">
            <text:p>0.818266269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4.69395432" calcext:value-type="float">
            <text:p>4.69395432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0470474" calcext:value-type="float">
            <text:p>160470474</text:p>
          </table:table-cell>
          <table:table-cell office:value-type="float" office:value="0.032803309" calcext:value-type="float">
            <text:p>0.032803309</text:p>
          </table:table-cell>
          <table:table-cell office:value-type="float" office:value="41" calcext:value-type="float">
            <text:p>41</text:p>
          </table:table-cell>
          <table:table-cell office:value-type="float" office:value="0.024427468" calcext:value-type="float">
            <text:p>0.024427468</text:p>
          </table:table-cell>
          <table:table-cell office:value-type="float" office:value="2" calcext:value-type="float">
            <text:p>2</text:p>
          </table:table-cell>
          <table:table-cell office:value-type="float" office:value="0.023941038" calcext:value-type="float">
            <text:p>0.0239410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458392" calcext:value-type="float">
            <text:p>123458392</text:p>
          </table:table-cell>
          <table:table-cell office:value-type="float" office:value="0.275428841" calcext:value-type="float">
            <text:p>0.275428841</text:p>
          </table:table-cell>
          <table:table-cell office:value-type="float" office:value="26349" calcext:value-type="float">
            <text:p>26349</text:p>
          </table:table-cell>
          <table:table-cell office:value-type="float" office:value="0.760462947" calcext:value-type="float">
            <text:p>0.760462947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4.937208058" calcext:value-type="float">
            <text:p>4.937208058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3458392" calcext:value-type="float">
            <text:p>123458392</text:p>
          </table:table-cell>
          <table:table-cell office:value-type="float" office:value="0.032640981" calcext:value-type="float">
            <text:p>0.032640981</text:p>
          </table:table-cell>
          <table:table-cell office:value-type="float" office:value="41" calcext:value-type="float">
            <text:p>41</text:p>
          </table:table-cell>
          <table:table-cell office:value-type="float" office:value="0.024227054" calcext:value-type="float">
            <text:p>0.024227054</text:p>
          </table:table-cell>
          <table:table-cell office:value-type="float" office:value="2" calcext:value-type="float">
            <text:p>2</text:p>
          </table:table-cell>
          <table:table-cell office:value-type="float" office:value="0.025432293" calcext:value-type="float">
            <text:p>0.0254322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032956" calcext:value-type="float">
            <text:p>124032956</text:p>
          </table:table-cell>
          <table:table-cell office:value-type="float" office:value="0.26514025" calcext:value-type="float">
            <text:p>0.26514025</text:p>
          </table:table-cell>
          <table:table-cell office:value-type="float" office:value="26349" calcext:value-type="float">
            <text:p>26349</text:p>
          </table:table-cell>
          <table:table-cell office:value-type="float" office:value="0.759025847" calcext:value-type="float">
            <text:p>0.759025847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4.691888731" calcext:value-type="float">
            <text:p>4.691888731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4032956" calcext:value-type="float">
            <text:p>124032956</text:p>
          </table:table-cell>
          <table:table-cell office:value-type="float" office:value="0.034588862" calcext:value-type="float">
            <text:p>0.034588862</text:p>
          </table:table-cell>
          <table:table-cell office:value-type="float" office:value="41" calcext:value-type="float">
            <text:p>41</text:p>
          </table:table-cell>
          <table:table-cell office:value-type="float" office:value="0.024352091" calcext:value-type="float">
            <text:p>0.024352091</text:p>
          </table:table-cell>
          <table:table-cell office:value-type="float" office:value="2" calcext:value-type="float">
            <text:p>2</text:p>
          </table:table-cell>
          <table:table-cell office:value-type="float" office:value="0.023668903" calcext:value-type="float">
            <text:p>0.0236689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985115572" calcext:value-type="float">
            <text:p>7985115572</text:p>
          </table:table-cell>
          <table:table-cell office:value-type="float" office:value="4.270788073" calcext:value-type="float">
            <text:p>4.270788073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7.659735625" calcext:value-type="float">
            <text:p>7.659735625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107.204189295" calcext:value-type="float">
            <text:p>107.204189295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985115572" calcext:value-type="float">
            <text:p>7985115572</text:p>
          </table:table-cell>
          <table:table-cell office:value-type="float" office:value="0.575334536" calcext:value-type="float">
            <text:p>0.575334536</text:p>
          </table:table-cell>
          <table:table-cell office:value-type="float" office:value="520" calcext:value-type="float">
            <text:p>520</text:p>
          </table:table-cell>
          <table:table-cell office:value-type="float" office:value="0.380786672" calcext:value-type="float">
            <text:p>0.380786672</text:p>
          </table:table-cell>
          <table:table-cell office:value-type="float" office:value="13" calcext:value-type="float">
            <text:p>13</text:p>
          </table:table-cell>
          <table:table-cell office:value-type="float" office:value="0.386315475" calcext:value-type="float">
            <text:p>0.38631547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219128428" calcext:value-type="float">
            <text:p>8219128428</text:p>
          </table:table-cell>
          <table:table-cell office:value-type="float" office:value="2.780419797" calcext:value-type="float">
            <text:p>2.780419797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.037289491" calcext:value-type="float">
            <text:p>8.037289491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107.525039127" calcext:value-type="float">
            <text:p>107.525039127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219128428" calcext:value-type="float">
            <text:p>8219128428</text:p>
          </table:table-cell>
          <table:table-cell office:value-type="float" office:value="0.497450548" calcext:value-type="float">
            <text:p>0.497450548</text:p>
          </table:table-cell>
          <table:table-cell office:value-type="float" office:value="520" calcext:value-type="float">
            <text:p>520</text:p>
          </table:table-cell>
          <table:table-cell office:value-type="float" office:value="0.388526281" calcext:value-type="float">
            <text:p>0.388526281</text:p>
          </table:table-cell>
          <table:table-cell office:value-type="float" office:value="13" calcext:value-type="float">
            <text:p>13</text:p>
          </table:table-cell>
          <table:table-cell office:value-type="float" office:value="0.417810394" calcext:value-type="float">
            <text:p>0.41781039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998164463" calcext:value-type="float">
            <text:p>7998164463</text:p>
          </table:table-cell>
          <table:table-cell office:value-type="float" office:value="3.235184048" calcext:value-type="float">
            <text:p>3.235184048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7.950916224" calcext:value-type="float">
            <text:p>7.950916224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107.333505153" calcext:value-type="float">
            <text:p>107.333505153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998164463" calcext:value-type="float">
            <text:p>7998164463</text:p>
          </table:table-cell>
          <table:table-cell office:value-type="float" office:value="0.576506395" calcext:value-type="float">
            <text:p>0.576506395</text:p>
          </table:table-cell>
          <table:table-cell office:value-type="float" office:value="520" calcext:value-type="float">
            <text:p>520</text:p>
          </table:table-cell>
          <table:table-cell office:value-type="float" office:value="0.392064995" calcext:value-type="float">
            <text:p>0.392064995</text:p>
          </table:table-cell>
          <table:table-cell office:value-type="float" office:value="13" calcext:value-type="float">
            <text:p>13</text:p>
          </table:table-cell>
          <table:table-cell office:value-type="float" office:value="0.412365065" calcext:value-type="float">
            <text:p>0.4123650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99928263" calcext:value-type="float">
            <text:p>8199928263</text:p>
          </table:table-cell>
          <table:table-cell office:value-type="float" office:value="3.418742625" calcext:value-type="float">
            <text:p>3.418742625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7.639292206" calcext:value-type="float">
            <text:p>7.639292206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106.939687074" calcext:value-type="float">
            <text:p>106.939687074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199928263" calcext:value-type="float">
            <text:p>8199928263</text:p>
          </table:table-cell>
          <table:table-cell office:value-type="float" office:value="0.50405812" calcext:value-type="float">
            <text:p>0.50405812</text:p>
          </table:table-cell>
          <table:table-cell office:value-type="float" office:value="520" calcext:value-type="float">
            <text:p>520</text:p>
          </table:table-cell>
          <table:table-cell office:value-type="float" office:value="0.410328603" calcext:value-type="float">
            <text:p>0.410328603</text:p>
          </table:table-cell>
          <table:table-cell office:value-type="float" office:value="13" calcext:value-type="float">
            <text:p>13</text:p>
          </table:table-cell>
          <table:table-cell office:value-type="float" office:value="0.417285854" calcext:value-type="float">
            <text:p>0.41728585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004811906" calcext:value-type="float">
            <text:p>8004811906</text:p>
          </table:table-cell>
          <table:table-cell office:value-type="float" office:value="2.935079298" calcext:value-type="float">
            <text:p>2.935079298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7.882168959" calcext:value-type="float">
            <text:p>7.882168959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107.234849908" calcext:value-type="float">
            <text:p>107.234849908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004811906" calcext:value-type="float">
            <text:p>8004811906</text:p>
          </table:table-cell>
          <table:table-cell office:value-type="float" office:value="0.513735793" calcext:value-type="float">
            <text:p>0.513735793</text:p>
          </table:table-cell>
          <table:table-cell office:value-type="float" office:value="520" calcext:value-type="float">
            <text:p>520</text:p>
          </table:table-cell>
          <table:table-cell office:value-type="float" office:value="0.362656079" calcext:value-type="float">
            <text:p>0.362656079</text:p>
          </table:table-cell>
          <table:table-cell office:value-type="float" office:value="13" calcext:value-type="float">
            <text:p>13</text:p>
          </table:table-cell>
          <table:table-cell office:value-type="float" office:value="0.399863346" calcext:value-type="float">
            <text:p>0.3998633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6254482" calcext:value-type="float">
            <text:p>6254482</text:p>
          </table:table-cell>
          <table:table-cell office:value-type="float" office:value="0.055599841" calcext:value-type="float">
            <text:p>0.055599841</text:p>
          </table:table-cell>
          <table:table-cell office:value-type="float" office:value="3" calcext:value-type="float">
            <text:p>3</text:p>
          </table:table-cell>
          <table:table-cell office:value-type="float" office:value="0.269296835" calcext:value-type="float">
            <text:p>0.269296835</text:p>
          </table:table-cell>
          <table:table-cell office:value-type="float" office:value="2477" calcext:value-type="float">
            <text:p>2477</text:p>
          </table:table-cell>
          <table:table-cell office:value-type="float" office:value="0.110756612" calcext:value-type="float">
            <text:p>0.110756612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6254482" calcext:value-type="float">
            <text:p>6254482</text:p>
          </table:table-cell>
          <table:table-cell office:value-type="float" office:value="0.001731797" calcext:value-type="float">
            <text:p>0.001731797</text:p>
          </table:table-cell>
          <table:table-cell office:value-type="float" office:value="1" calcext:value-type="float">
            <text:p>1</text:p>
          </table:table-cell>
          <table:table-cell office:value-type="float" office:value="0.000689546" calcext:value-type="float">
            <text:p>0.000689546</text:p>
          </table:table-cell>
          <table:table-cell office:value-type="float" office:value="0" calcext:value-type="float">
            <text:p>0</text:p>
          </table:table-cell>
          <table:table-cell office:value-type="float" office:value="0.000705376" calcext:value-type="float">
            <text:p>0.000705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1571634" calcext:value-type="float">
            <text:p>1571634</text:p>
          </table:table-cell>
          <table:table-cell office:value-type="float" office:value="0.038018397" calcext:value-type="float">
            <text:p>0.038018397</text:p>
          </table:table-cell>
          <table:table-cell office:value-type="float" office:value="3" calcext:value-type="float">
            <text:p>3</text:p>
          </table:table-cell>
          <table:table-cell office:value-type="float" office:value="0.198862187" calcext:value-type="float">
            <text:p>0.198862187</text:p>
          </table:table-cell>
          <table:table-cell office:value-type="float" office:value="2477" calcext:value-type="float">
            <text:p>2477</text:p>
          </table:table-cell>
          <table:table-cell office:value-type="float" office:value="0.079584043" calcext:value-type="float">
            <text:p>0.079584043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1571634" calcext:value-type="float">
            <text:p>1571634</text:p>
          </table:table-cell>
          <table:table-cell office:value-type="float" office:value="0.001496593" calcext:value-type="float">
            <text:p>0.001496593</text:p>
          </table:table-cell>
          <table:table-cell office:value-type="float" office:value="1" calcext:value-type="float">
            <text:p>1</text:p>
          </table:table-cell>
          <table:table-cell office:value-type="float" office:value="0.000585151" calcext:value-type="float">
            <text:p>0.000585151</text:p>
          </table:table-cell>
          <table:table-cell office:value-type="float" office:value="0" calcext:value-type="float">
            <text:p>0</text:p>
          </table:table-cell>
          <table:table-cell office:value-type="float" office:value="0.000540734" calcext:value-type="float">
            <text:p>0.000540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1276954" calcext:value-type="float">
            <text:p>1276954</text:p>
          </table:table-cell>
          <table:table-cell office:value-type="float" office:value="0.045151759" calcext:value-type="float">
            <text:p>0.045151759</text:p>
          </table:table-cell>
          <table:table-cell office:value-type="float" office:value="3" calcext:value-type="float">
            <text:p>3</text:p>
          </table:table-cell>
          <table:table-cell office:value-type="float" office:value="0.202939173" calcext:value-type="float">
            <text:p>0.202939173</text:p>
          </table:table-cell>
          <table:table-cell office:value-type="float" office:value="2477" calcext:value-type="float">
            <text:p>2477</text:p>
          </table:table-cell>
          <table:table-cell office:value-type="float" office:value="0.09931934" calcext:value-type="float">
            <text:p>0.0993193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1276954" calcext:value-type="float">
            <text:p>1276954</text:p>
          </table:table-cell>
          <table:table-cell office:value-type="float" office:value="0.001349643" calcext:value-type="float">
            <text:p>0.001349643</text:p>
          </table:table-cell>
          <table:table-cell office:value-type="float" office:value="1" calcext:value-type="float">
            <text:p>1</text:p>
          </table:table-cell>
          <table:table-cell office:value-type="float" office:value="0.000555722" calcext:value-type="float">
            <text:p>0.000555722</text:p>
          </table:table-cell>
          <table:table-cell office:value-type="float" office:value="0" calcext:value-type="float">
            <text:p>0</text:p>
          </table:table-cell>
          <table:table-cell office:value-type="float" office:value="0.000554494" calcext:value-type="float">
            <text:p>0.000554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1191768" calcext:value-type="float">
            <text:p>1191768</text:p>
          </table:table-cell>
          <table:table-cell office:value-type="float" office:value="0.048493469" calcext:value-type="float">
            <text:p>0.048493469</text:p>
          </table:table-cell>
          <table:table-cell office:value-type="float" office:value="3" calcext:value-type="float">
            <text:p>3</text:p>
          </table:table-cell>
          <table:table-cell office:value-type="float" office:value="0.190253314" calcext:value-type="float">
            <text:p>0.190253314</text:p>
          </table:table-cell>
          <table:table-cell office:value-type="float" office:value="2477" calcext:value-type="float">
            <text:p>2477</text:p>
          </table:table-cell>
          <table:table-cell office:value-type="float" office:value="0.079774588" calcext:value-type="float">
            <text:p>0.079774588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1191768" calcext:value-type="float">
            <text:p>1191768</text:p>
          </table:table-cell>
          <table:table-cell office:value-type="float" office:value="0.001220008" calcext:value-type="float">
            <text:p>0.001220008</text:p>
          </table:table-cell>
          <table:table-cell office:value-type="float" office:value="1" calcext:value-type="float">
            <text:p>1</text:p>
          </table:table-cell>
          <table:table-cell office:value-type="float" office:value="0.000517233" calcext:value-type="float">
            <text:p>0.000517233</text:p>
          </table:table-cell>
          <table:table-cell office:value-type="float" office:value="0" calcext:value-type="float">
            <text:p>0</text:p>
          </table:table-cell>
          <table:table-cell office:value-type="float" office:value="0.000707791" calcext:value-type="float">
            <text:p>0.000707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1206369" calcext:value-type="float">
            <text:p>1206369</text:p>
          </table:table-cell>
          <table:table-cell office:value-type="float" office:value="0.048139938" calcext:value-type="float">
            <text:p>0.048139938</text:p>
          </table:table-cell>
          <table:table-cell office:value-type="float" office:value="3" calcext:value-type="float">
            <text:p>3</text:p>
          </table:table-cell>
          <table:table-cell office:value-type="float" office:value="0.107644321" calcext:value-type="float">
            <text:p>0.107644321</text:p>
          </table:table-cell>
          <table:table-cell office:value-type="float" office:value="2477" calcext:value-type="float">
            <text:p>2477</text:p>
          </table:table-cell>
          <table:table-cell office:value-type="float" office:value="0.082674135" calcext:value-type="float">
            <text:p>0.082674135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1206369" calcext:value-type="float">
            <text:p>1206369</text:p>
          </table:table-cell>
          <table:table-cell office:value-type="float" office:value="0.001324563" calcext:value-type="float">
            <text:p>0.001324563</text:p>
          </table:table-cell>
          <table:table-cell office:value-type="float" office:value="1" calcext:value-type="float">
            <text:p>1</text:p>
          </table:table-cell>
          <table:table-cell office:value-type="float" office:value="0.000578646" calcext:value-type="float">
            <text:p>0.000578646</text:p>
          </table:table-cell>
          <table:table-cell office:value-type="float" office:value="0" calcext:value-type="float">
            <text:p>0</text:p>
          </table:table-cell>
          <table:table-cell office:value-type="float" office:value="0.00056731" calcext:value-type="float">
            <text:p>0.00056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2999309" calcext:value-type="float">
            <text:p>2999309</text:p>
          </table:table-cell>
          <table:table-cell office:value-type="float" office:value="0.2269429" calcext:value-type="float">
            <text:p>0.2269429</text:p>
          </table:table-cell>
          <table:table-cell office:value-type="float" office:value="48" calcext:value-type="float">
            <text:p>48</text:p>
          </table:table-cell>
          <table:table-cell office:value-type="float" office:value="0.8754101" calcext:value-type="float">
            <text:p>0.8754101</text:p>
          </table:table-cell>
          <table:table-cell office:value-type="float" office:value="23569" calcext:value-type="float">
            <text:p>23569</text:p>
          </table:table-cell>
          <table:table-cell office:value-type="float" office:value="0.651169109" calcext:value-type="float">
            <text:p>0.651169109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2999309" calcext:value-type="float">
            <text:p>2999309</text:p>
          </table:table-cell>
          <table:table-cell office:value-type="float" office:value="0.001804717" calcext:value-type="float">
            <text:p>0.001804717</text:p>
          </table:table-cell>
          <table:table-cell office:value-type="float" office:value="2" calcext:value-type="float">
            <text:p>2</text:p>
          </table:table-cell>
          <table:table-cell office:value-type="float" office:value="0.001234283" calcext:value-type="float">
            <text:p>0.001234283</text:p>
          </table:table-cell>
          <table:table-cell office:value-type="float" office:value="0" calcext:value-type="float">
            <text:p>0</text:p>
          </table:table-cell>
          <table:table-cell office:value-type="float" office:value="0.001115442" calcext:value-type="float">
            <text:p>0.001115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2697607" calcext:value-type="float">
            <text:p>2697607</text:p>
          </table:table-cell>
          <table:table-cell office:value-type="float" office:value="0.132490171" calcext:value-type="float">
            <text:p>0.132490171</text:p>
          </table:table-cell>
          <table:table-cell office:value-type="float" office:value="48" calcext:value-type="float">
            <text:p>48</text:p>
          </table:table-cell>
          <table:table-cell office:value-type="float" office:value="0.875606225" calcext:value-type="float">
            <text:p>0.875606225</text:p>
          </table:table-cell>
          <table:table-cell office:value-type="float" office:value="23569" calcext:value-type="float">
            <text:p>23569</text:p>
          </table:table-cell>
          <table:table-cell office:value-type="float" office:value="0.646643132" calcext:value-type="float">
            <text:p>0.646643132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2697607" calcext:value-type="float">
            <text:p>2697607</text:p>
          </table:table-cell>
          <table:table-cell office:value-type="float" office:value="0.001621432" calcext:value-type="float">
            <text:p>0.001621432</text:p>
          </table:table-cell>
          <table:table-cell office:value-type="float" office:value="2" calcext:value-type="float">
            <text:p>2</text:p>
          </table:table-cell>
          <table:table-cell office:value-type="float" office:value="0.00123012" calcext:value-type="float">
            <text:p>0.00123012</text:p>
          </table:table-cell>
          <table:table-cell office:value-type="float" office:value="0" calcext:value-type="float">
            <text:p>0</text:p>
          </table:table-cell>
          <table:table-cell office:value-type="float" office:value="0.001083154" calcext:value-type="float">
            <text:p>0.001083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2613422" calcext:value-type="float">
            <text:p>2613422</text:p>
          </table:table-cell>
          <table:table-cell office:value-type="float" office:value="0.118570804" calcext:value-type="float">
            <text:p>0.118570804</text:p>
          </table:table-cell>
          <table:table-cell office:value-type="float" office:value="48" calcext:value-type="float">
            <text:p>48</text:p>
          </table:table-cell>
          <table:table-cell office:value-type="float" office:value="0.871761828" calcext:value-type="float">
            <text:p>0.871761828</text:p>
          </table:table-cell>
          <table:table-cell office:value-type="float" office:value="23569" calcext:value-type="float">
            <text:p>23569</text:p>
          </table:table-cell>
          <table:table-cell office:value-type="float" office:value="0.647260626" calcext:value-type="float">
            <text:p>0.647260626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2613422" calcext:value-type="float">
            <text:p>2613422</text:p>
          </table:table-cell>
          <table:table-cell office:value-type="float" office:value="0.001640627" calcext:value-type="float">
            <text:p>0.001640627</text:p>
          </table:table-cell>
          <table:table-cell office:value-type="float" office:value="2" calcext:value-type="float">
            <text:p>2</text:p>
          </table:table-cell>
          <table:table-cell office:value-type="float" office:value="0.001069494" calcext:value-type="float">
            <text:p>0.001069494</text:p>
          </table:table-cell>
          <table:table-cell office:value-type="float" office:value="0" calcext:value-type="float">
            <text:p>0</text:p>
          </table:table-cell>
          <table:table-cell office:value-type="float" office:value="0.001092519" calcext:value-type="float">
            <text:p>0.001092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2581893" calcext:value-type="float">
            <text:p>2581893</text:p>
          </table:table-cell>
          <table:table-cell office:value-type="float" office:value="0.119041983" calcext:value-type="float">
            <text:p>0.119041983</text:p>
          </table:table-cell>
          <table:table-cell office:value-type="float" office:value="48" calcext:value-type="float">
            <text:p>48</text:p>
          </table:table-cell>
          <table:table-cell office:value-type="float" office:value="0.875347141" calcext:value-type="float">
            <text:p>0.875347141</text:p>
          </table:table-cell>
          <table:table-cell office:value-type="float" office:value="23569" calcext:value-type="float">
            <text:p>23569</text:p>
          </table:table-cell>
          <table:table-cell office:value-type="float" office:value="0.64723035" calcext:value-type="float">
            <text:p>0.64723035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2581893" calcext:value-type="float">
            <text:p>2581893</text:p>
          </table:table-cell>
          <table:table-cell office:value-type="float" office:value="0.001688908" calcext:value-type="float">
            <text:p>0.001688908</text:p>
          </table:table-cell>
          <table:table-cell office:value-type="float" office:value="2" calcext:value-type="float">
            <text:p>2</text:p>
          </table:table-cell>
          <table:table-cell office:value-type="float" office:value="0.001142292" calcext:value-type="float">
            <text:p>0.001142292</text:p>
          </table:table-cell>
          <table:table-cell office:value-type="float" office:value="0" calcext:value-type="float">
            <text:p>0</text:p>
          </table:table-cell>
          <table:table-cell office:value-type="float" office:value="0.00110662" calcext:value-type="float">
            <text:p>0.00110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2640952" calcext:value-type="float">
            <text:p>2640952</text:p>
          </table:table-cell>
          <table:table-cell office:value-type="float" office:value="0.119491201" calcext:value-type="float">
            <text:p>0.119491201</text:p>
          </table:table-cell>
          <table:table-cell office:value-type="float" office:value="48" calcext:value-type="float">
            <text:p>48</text:p>
          </table:table-cell>
          <table:table-cell office:value-type="float" office:value="0.873413567" calcext:value-type="float">
            <text:p>0.873413567</text:p>
          </table:table-cell>
          <table:table-cell office:value-type="float" office:value="23569" calcext:value-type="float">
            <text:p>23569</text:p>
          </table:table-cell>
          <table:table-cell office:value-type="float" office:value="0.646089002" calcext:value-type="float">
            <text:p>0.646089002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2640952" calcext:value-type="float">
            <text:p>2640952</text:p>
          </table:table-cell>
          <table:table-cell office:value-type="float" office:value="0.001633967" calcext:value-type="float">
            <text:p>0.001633967</text:p>
          </table:table-cell>
          <table:table-cell office:value-type="float" office:value="2" calcext:value-type="float">
            <text:p>2</text:p>
          </table:table-cell>
          <table:table-cell office:value-type="float" office:value="0.000998092" calcext:value-type="float">
            <text:p>0.000998092</text:p>
          </table:table-cell>
          <table:table-cell office:value-type="float" office:value="0" calcext:value-type="float">
            <text:p>0</text:p>
          </table:table-cell>
          <table:table-cell office:value-type="float" office:value="0.001087373" calcext:value-type="float">
            <text:p>0.001087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0549" calcext:value-type="float">
            <text:p>32500549</text:p>
          </table:table-cell>
          <table:table-cell office:value-type="float" office:value="2.948029413" calcext:value-type="float">
            <text:p>2.948029413</text:p>
          </table:table-cell>
          <table:table-cell office:value-type="float" office:value="4186" calcext:value-type="float">
            <text:p>4186</text:p>
          </table:table-cell>
          <table:table-cell office:value-type="float" office:value="9.471309753" calcext:value-type="float">
            <text:p>9.471309753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911429665" calcext:value-type="float">
            <text:p>7.911429665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0549" calcext:value-type="float">
            <text:p>32500549</text:p>
          </table:table-cell>
          <table:table-cell office:value-type="float" office:value="0.00493632" calcext:value-type="float">
            <text:p>0.00493632</text:p>
          </table:table-cell>
          <table:table-cell office:value-type="float" office:value="10" calcext:value-type="float">
            <text:p>10</text:p>
          </table:table-cell>
          <table:table-cell office:value-type="float" office:value="0.000884097" calcext:value-type="float">
            <text:p>0.000884097</text:p>
          </table:table-cell>
          <table:table-cell office:value-type="float" office:value="0" calcext:value-type="float">
            <text:p>0</text:p>
          </table:table-cell>
          <table:table-cell office:value-type="float" office:value="0.000843436" calcext:value-type="float">
            <text:p>0.000843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9613684" calcext:value-type="float">
            <text:p>29613684</text:p>
          </table:table-cell>
          <table:table-cell office:value-type="float" office:value="2.548502617" calcext:value-type="float">
            <text:p>2.548502617</text:p>
          </table:table-cell>
          <table:table-cell office:value-type="float" office:value="4186" calcext:value-type="float">
            <text:p>4186</text:p>
          </table:table-cell>
          <table:table-cell office:value-type="float" office:value="9.247567865" calcext:value-type="float">
            <text:p>9.247567865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650640689" calcext:value-type="float">
            <text:p>7.650640689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9613684" calcext:value-type="float">
            <text:p>29613684</text:p>
          </table:table-cell>
          <table:table-cell office:value-type="float" office:value="0.00256302" calcext:value-type="float">
            <text:p>0.00256302</text:p>
          </table:table-cell>
          <table:table-cell office:value-type="float" office:value="10" calcext:value-type="float">
            <text:p>10</text:p>
          </table:table-cell>
          <table:table-cell office:value-type="float" office:value="0.000878972" calcext:value-type="float">
            <text:p>0.000878972</text:p>
          </table:table-cell>
          <table:table-cell office:value-type="float" office:value="0" calcext:value-type="float">
            <text:p>0</text:p>
          </table:table-cell>
          <table:table-cell office:value-type="float" office:value="0.000927736" calcext:value-type="float">
            <text:p>0.000927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9223684" calcext:value-type="float">
            <text:p>29223684</text:p>
          </table:table-cell>
          <table:table-cell office:value-type="float" office:value="2.533094363" calcext:value-type="float">
            <text:p>2.533094363</text:p>
          </table:table-cell>
          <table:table-cell office:value-type="float" office:value="4186" calcext:value-type="float">
            <text:p>4186</text:p>
          </table:table-cell>
          <table:table-cell office:value-type="float" office:value="9.356766975" calcext:value-type="float">
            <text:p>9.356766975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877366143" calcext:value-type="float">
            <text:p>7.877366143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9223684" calcext:value-type="float">
            <text:p>29223684</text:p>
          </table:table-cell>
          <table:table-cell office:value-type="float" office:value="0.002576527" calcext:value-type="float">
            <text:p>0.002576527</text:p>
          </table:table-cell>
          <table:table-cell office:value-type="float" office:value="10" calcext:value-type="float">
            <text:p>10</text:p>
          </table:table-cell>
          <table:table-cell office:value-type="float" office:value="0.000860706" calcext:value-type="float">
            <text:p>0.000860706</text:p>
          </table:table-cell>
          <table:table-cell office:value-type="float" office:value="0" calcext:value-type="float">
            <text:p>0</text:p>
          </table:table-cell>
          <table:table-cell office:value-type="float" office:value="0.000798315" calcext:value-type="float">
            <text:p>0.000798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8668863" calcext:value-type="float">
            <text:p>28668863</text:p>
          </table:table-cell>
          <table:table-cell office:value-type="float" office:value="2.552904007" calcext:value-type="float">
            <text:p>2.552904007</text:p>
          </table:table-cell>
          <table:table-cell office:value-type="float" office:value="4186" calcext:value-type="float">
            <text:p>4186</text:p>
          </table:table-cell>
          <table:table-cell office:value-type="float" office:value="9.344311667" calcext:value-type="float">
            <text:p>9.344311667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684571358" calcext:value-type="float">
            <text:p>7.684571358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8668863" calcext:value-type="float">
            <text:p>28668863</text:p>
          </table:table-cell>
          <table:table-cell office:value-type="float" office:value="0.002464756" calcext:value-type="float">
            <text:p>0.002464756</text:p>
          </table:table-cell>
          <table:table-cell office:value-type="float" office:value="10" calcext:value-type="float">
            <text:p>10</text:p>
          </table:table-cell>
          <table:table-cell office:value-type="float" office:value="0.000866205" calcext:value-type="float">
            <text:p>0.000866205</text:p>
          </table:table-cell>
          <table:table-cell office:value-type="float" office:value="0" calcext:value-type="float">
            <text:p>0</text:p>
          </table:table-cell>
          <table:table-cell office:value-type="float" office:value="0.000797593" calcext:value-type="float">
            <text:p>0.000797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8677926" calcext:value-type="float">
            <text:p>28677926</text:p>
          </table:table-cell>
          <table:table-cell office:value-type="float" office:value="2.53618131" calcext:value-type="float">
            <text:p>2.53618131</text:p>
          </table:table-cell>
          <table:table-cell office:value-type="float" office:value="4186" calcext:value-type="float">
            <text:p>4186</text:p>
          </table:table-cell>
          <table:table-cell office:value-type="float" office:value="9.337698023" calcext:value-type="float">
            <text:p>9.337698023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641288839" calcext:value-type="float">
            <text:p>7.641288839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8677926" calcext:value-type="float">
            <text:p>28677926</text:p>
          </table:table-cell>
          <table:table-cell office:value-type="float" office:value="0.002321472" calcext:value-type="float">
            <text:p>0.002321472</text:p>
          </table:table-cell>
          <table:table-cell office:value-type="float" office:value="10" calcext:value-type="float">
            <text:p>10</text:p>
          </table:table-cell>
          <table:table-cell office:value-type="float" office:value="0.000862289" calcext:value-type="float">
            <text:p>0.000862289</text:p>
          </table:table-cell>
          <table:table-cell office:value-type="float" office:value="0" calcext:value-type="float">
            <text:p>0</text:p>
          </table:table-cell>
          <table:table-cell office:value-type="float" office:value="0.000794447" calcext:value-type="float">
            <text:p>0.000794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3166042" calcext:value-type="float">
            <text:p>193166042</text:p>
          </table:table-cell>
          <table:table-cell office:value-type="float" office:value="21.186958651" calcext:value-type="float">
            <text:p>21.186958651</text:p>
          </table:table-cell>
          <table:table-cell office:value-type="float" office:value="26349" calcext:value-type="float">
            <text:p>26349</text:p>
          </table:table-cell>
          <table:table-cell office:value-type="float" office:value="79.90213759" calcext:value-type="float">
            <text:p>79.90213759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62.146297416" calcext:value-type="float">
            <text:p>62.146297416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3166042" calcext:value-type="float">
            <text:p>193166042</text:p>
          </table:table-cell>
          <table:table-cell office:value-type="float" office:value="0.002192626" calcext:value-type="float">
            <text:p>0.002192626</text:p>
          </table:table-cell>
          <table:table-cell office:value-type="float" office:value="41" calcext:value-type="float">
            <text:p>41</text:p>
          </table:table-cell>
          <table:table-cell office:value-type="float" office:value="0.001024984" calcext:value-type="float">
            <text:p>0.001024984</text:p>
          </table:table-cell>
          <table:table-cell office:value-type="float" office:value="2" calcext:value-type="float">
            <text:p>2</text:p>
          </table:table-cell>
          <table:table-cell office:value-type="float" office:value="0.001016084" calcext:value-type="float">
            <text:p>0.0010160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7745970" calcext:value-type="float">
            <text:p>197745970</text:p>
          </table:table-cell>
          <table:table-cell office:value-type="float" office:value="20.505490916" calcext:value-type="float">
            <text:p>20.505490916</text:p>
          </table:table-cell>
          <table:table-cell office:value-type="float" office:value="26349" calcext:value-type="float">
            <text:p>26349</text:p>
          </table:table-cell>
          <table:table-cell office:value-type="float" office:value="79.751370981" calcext:value-type="float">
            <text:p>79.751370981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62.381274257" calcext:value-type="float">
            <text:p>62.381274257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7745970" calcext:value-type="float">
            <text:p>197745970</text:p>
          </table:table-cell>
          <table:table-cell office:value-type="float" office:value="0.002248123" calcext:value-type="float">
            <text:p>0.002248123</text:p>
          </table:table-cell>
          <table:table-cell office:value-type="float" office:value="41" calcext:value-type="float">
            <text:p>41</text:p>
          </table:table-cell>
          <table:table-cell office:value-type="float" office:value="0.001037817" calcext:value-type="float">
            <text:p>0.001037817</text:p>
          </table:table-cell>
          <table:table-cell office:value-type="float" office:value="2" calcext:value-type="float">
            <text:p>2</text:p>
          </table:table-cell>
          <table:table-cell office:value-type="float" office:value="0.000839918" calcext:value-type="float">
            <text:p>0.0008399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3559290" calcext:value-type="float">
            <text:p>193559290</text:p>
          </table:table-cell>
          <table:table-cell office:value-type="float" office:value="20.644364936" calcext:value-type="float">
            <text:p>20.644364936</text:p>
          </table:table-cell>
          <table:table-cell office:value-type="float" office:value="26349" calcext:value-type="float">
            <text:p>26349</text:p>
          </table:table-cell>
          <table:table-cell office:value-type="float" office:value="79.949906274" calcext:value-type="float">
            <text:p>79.949906274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62.055979108" calcext:value-type="float">
            <text:p>62.055979108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3559290" calcext:value-type="float">
            <text:p>193559290</text:p>
          </table:table-cell>
          <table:table-cell office:value-type="float" office:value="0.001989597" calcext:value-type="float">
            <text:p>0.001989597</text:p>
          </table:table-cell>
          <table:table-cell office:value-type="float" office:value="41" calcext:value-type="float">
            <text:p>41</text:p>
          </table:table-cell>
          <table:table-cell office:value-type="float" office:value="0.001016931" calcext:value-type="float">
            <text:p>0.001016931</text:p>
          </table:table-cell>
          <table:table-cell office:value-type="float" office:value="2" calcext:value-type="float">
            <text:p>2</text:p>
          </table:table-cell>
          <table:table-cell office:value-type="float" office:value="0.000791637" calcext:value-type="float">
            <text:p>0.0007916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6504881" calcext:value-type="float">
            <text:p>216504881</text:p>
          </table:table-cell>
          <table:table-cell office:value-type="float" office:value="20.626449766" calcext:value-type="float">
            <text:p>20.626449766</text:p>
          </table:table-cell>
          <table:table-cell office:value-type="float" office:value="26349" calcext:value-type="float">
            <text:p>26349</text:p>
          </table:table-cell>
          <table:table-cell office:value-type="float" office:value="79.653333449" calcext:value-type="float">
            <text:p>79.653333449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62.295956418" calcext:value-type="float">
            <text:p>62.295956418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6504881" calcext:value-type="float">
            <text:p>216504881</text:p>
          </table:table-cell>
          <table:table-cell office:value-type="float" office:value="0.002026787" calcext:value-type="float">
            <text:p>0.002026787</text:p>
          </table:table-cell>
          <table:table-cell office:value-type="float" office:value="41" calcext:value-type="float">
            <text:p>41</text:p>
          </table:table-cell>
          <table:table-cell office:value-type="float" office:value="0.00100918" calcext:value-type="float">
            <text:p>0.00100918</text:p>
          </table:table-cell>
          <table:table-cell office:value-type="float" office:value="2" calcext:value-type="float">
            <text:p>2</text:p>
          </table:table-cell>
          <table:table-cell office:value-type="float" office:value="0.000820443" calcext:value-type="float">
            <text:p>0.0008204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7536769" calcext:value-type="float">
            <text:p>197536769</text:p>
          </table:table-cell>
          <table:table-cell office:value-type="float" office:value="20.550334853" calcext:value-type="float">
            <text:p>20.550334853</text:p>
          </table:table-cell>
          <table:table-cell office:value-type="float" office:value="26349" calcext:value-type="float">
            <text:p>26349</text:p>
          </table:table-cell>
          <table:table-cell office:value-type="float" office:value="79.770265498" calcext:value-type="float">
            <text:p>79.770265498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62.421209463" calcext:value-type="float">
            <text:p>62.421209463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7536769" calcext:value-type="float">
            <text:p>197536769</text:p>
          </table:table-cell>
          <table:table-cell office:value-type="float" office:value="0.002398943" calcext:value-type="float">
            <text:p>0.002398943</text:p>
          </table:table-cell>
          <table:table-cell office:value-type="float" office:value="41" calcext:value-type="float">
            <text:p>41</text:p>
          </table:table-cell>
          <table:table-cell office:value-type="float" office:value="0.001010878" calcext:value-type="float">
            <text:p>0.001010878</text:p>
          </table:table-cell>
          <table:table-cell office:value-type="float" office:value="2" calcext:value-type="float">
            <text:p>2</text:p>
          </table:table-cell>
          <table:table-cell office:value-type="float" office:value="0.000833336" calcext:value-type="float">
            <text:p>0.0008333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01637394" calcext:value-type="float">
            <text:p>2501637394</text:p>
          </table:table-cell>
          <table:table-cell office:value-type="float" office:value="243.242276577" calcext:value-type="float">
            <text:p>243.242276577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761.155150309" calcext:value-type="float">
            <text:p>761.155150309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32.272558386" calcext:value-type="float">
            <text:p>632.272558386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01637394" calcext:value-type="float">
            <text:p>2501637394</text:p>
          </table:table-cell>
          <table:table-cell office:value-type="float" office:value="0.003554407" calcext:value-type="float">
            <text:p>0.003554407</text:p>
          </table:table-cell>
          <table:table-cell office:value-type="float" office:value="520" calcext:value-type="float">
            <text:p>520</text:p>
          </table:table-cell>
          <table:table-cell office:value-type="float" office:value="0.001143858" calcext:value-type="float">
            <text:p>0.001143858</text:p>
          </table:table-cell>
          <table:table-cell office:value-type="float" office:value="13" calcext:value-type="float">
            <text:p>13</text:p>
          </table:table-cell>
          <table:table-cell office:value-type="float" office:value="0.001005934" calcext:value-type="float">
            <text:p>0.0010059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19440421" calcext:value-type="float">
            <text:p>2619440421</text:p>
          </table:table-cell>
          <table:table-cell office:value-type="float" office:value="242.178284071" calcext:value-type="float">
            <text:p>242.178284071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759.682266722" calcext:value-type="float">
            <text:p>759.682266722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30.932400305" calcext:value-type="float">
            <text:p>630.932400305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19440421" calcext:value-type="float">
            <text:p>2619440421</text:p>
          </table:table-cell>
          <table:table-cell office:value-type="float" office:value="0.004405793" calcext:value-type="float">
            <text:p>0.004405793</text:p>
          </table:table-cell>
          <table:table-cell office:value-type="float" office:value="520" calcext:value-type="float">
            <text:p>520</text:p>
          </table:table-cell>
          <table:table-cell office:value-type="float" office:value="0.001126704" calcext:value-type="float">
            <text:p>0.001126704</text:p>
          </table:table-cell>
          <table:table-cell office:value-type="float" office:value="13" calcext:value-type="float">
            <text:p>13</text:p>
          </table:table-cell>
          <table:table-cell office:value-type="float" office:value="0.001723116" calcext:value-type="float">
            <text:p>0.0017231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33739190" calcext:value-type="float">
            <text:p>2633739190</text:p>
          </table:table-cell>
          <table:table-cell office:value-type="float" office:value="241.907312465" calcext:value-type="float">
            <text:p>241.907312465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761.003577211" calcext:value-type="float">
            <text:p>761.003577211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31.653747943" calcext:value-type="float">
            <text:p>631.653747943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33739190" calcext:value-type="float">
            <text:p>2633739190</text:p>
          </table:table-cell>
          <table:table-cell office:value-type="float" office:value="0.003835952" calcext:value-type="float">
            <text:p>0.003835952</text:p>
          </table:table-cell>
          <table:table-cell office:value-type="float" office:value="520" calcext:value-type="float">
            <text:p>520</text:p>
          </table:table-cell>
          <table:table-cell office:value-type="float" office:value="0.001190293" calcext:value-type="float">
            <text:p>0.001190293</text:p>
          </table:table-cell>
          <table:table-cell office:value-type="float" office:value="13" calcext:value-type="float">
            <text:p>13</text:p>
          </table:table-cell>
          <table:table-cell office:value-type="float" office:value="0.002027362" calcext:value-type="float">
            <text:p>0.00202736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00060326" calcext:value-type="float">
            <text:p>2600060326</text:p>
          </table:table-cell>
          <table:table-cell office:value-type="float" office:value="242.198038985" calcext:value-type="float">
            <text:p>242.198038985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759.251993307" calcext:value-type="float">
            <text:p>759.251993307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33.064840342" calcext:value-type="float">
            <text:p>633.064840342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00060326" calcext:value-type="float">
            <text:p>2600060326</text:p>
          </table:table-cell>
          <table:table-cell office:value-type="float" office:value="0.003190604" calcext:value-type="float">
            <text:p>0.003190604</text:p>
          </table:table-cell>
          <table:table-cell office:value-type="float" office:value="520" calcext:value-type="float">
            <text:p>520</text:p>
          </table:table-cell>
          <table:table-cell office:value-type="float" office:value="0.001851999" calcext:value-type="float">
            <text:p>0.001851999</text:p>
          </table:table-cell>
          <table:table-cell office:value-type="float" office:value="13" calcext:value-type="float">
            <text:p>13</text:p>
          </table:table-cell>
          <table:table-cell office:value-type="float" office:value="0.0009339" calcext:value-type="float">
            <text:p>0.00093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137207286" calcext:value-type="float">
            <text:p>3137207286</text:p>
          </table:table-cell>
          <table:table-cell office:value-type="float" office:value="241.926606454" calcext:value-type="float">
            <text:p>241.926606454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760.720425598" calcext:value-type="float">
            <text:p>760.720425598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32.61168783" calcext:value-type="float">
            <text:p>632.61168783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137207286" calcext:value-type="float">
            <text:p>3137207286</text:p>
          </table:table-cell>
          <table:table-cell office:value-type="float" office:value="0.004481065" calcext:value-type="float">
            <text:p>0.004481065</text:p>
          </table:table-cell>
          <table:table-cell office:value-type="float" office:value="520" calcext:value-type="float">
            <text:p>520</text:p>
          </table:table-cell>
          <table:table-cell office:value-type="float" office:value="0.001094395" calcext:value-type="float">
            <text:p>0.001094395</text:p>
          </table:table-cell>
          <table:table-cell office:value-type="float" office:value="13" calcext:value-type="float">
            <text:p>13</text:p>
          </table:table-cell>
          <table:table-cell office:value-type="float" office:value="0.001751044" calcext:value-type="float">
            <text:p>0.0017510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52879" calcext:value-type="float">
            <text:p>52879</text:p>
          </table:table-cell>
          <table:table-cell office:value-type="float" office:value="0.145307543" calcext:value-type="float">
            <text:p>0.145307543</text:p>
          </table:table-cell>
          <table:table-cell office:value-type="float" office:value="3" calcext:value-type="float">
            <text:p>3</text:p>
          </table:table-cell>
          <table:table-cell office:value-type="float" office:value="0.111510882" calcext:value-type="float">
            <text:p>0.111510882</text:p>
          </table:table-cell>
          <table:table-cell office:value-type="float" office:value="2477" calcext:value-type="float">
            <text:p>2477</text:p>
          </table:table-cell>
          <table:table-cell office:value-type="float" office:value="0.080549261" calcext:value-type="float">
            <text:p>0.080549261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52879" calcext:value-type="float">
            <text:p>52879</text:p>
          </table:table-cell>
          <table:table-cell office:value-type="float" office:value="0.138213678" calcext:value-type="float">
            <text:p>0.138213678</text:p>
          </table:table-cell>
          <table:table-cell office:value-type="float" office:value="1" calcext:value-type="float">
            <text:p>1</text:p>
          </table:table-cell>
          <table:table-cell office:value-type="float" office:value="0.110742542" calcext:value-type="float">
            <text:p>0.110742542</text:p>
          </table:table-cell>
          <table:table-cell office:value-type="float" office:value="0" calcext:value-type="float">
            <text:p>0</text:p>
          </table:table-cell>
          <table:table-cell office:value-type="float" office:value="0.136240524" calcext:value-type="float">
            <text:p>0.136240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123063" calcext:value-type="float">
            <text:p>123063</text:p>
          </table:table-cell>
          <table:table-cell office:value-type="float" office:value="0.101967016" calcext:value-type="float">
            <text:p>0.101967016</text:p>
          </table:table-cell>
          <table:table-cell office:value-type="float" office:value="3" calcext:value-type="float">
            <text:p>3</text:p>
          </table:table-cell>
          <table:table-cell office:value-type="float" office:value="0.101192071" calcext:value-type="float">
            <text:p>0.101192071</text:p>
          </table:table-cell>
          <table:table-cell office:value-type="float" office:value="2477" calcext:value-type="float">
            <text:p>2477</text:p>
          </table:table-cell>
          <table:table-cell office:value-type="float" office:value="0.080445507" calcext:value-type="float">
            <text:p>0.080445507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123063" calcext:value-type="float">
            <text:p>123063</text:p>
          </table:table-cell>
          <table:table-cell office:value-type="float" office:value="0.095718018" calcext:value-type="float">
            <text:p>0.095718018</text:p>
          </table:table-cell>
          <table:table-cell office:value-type="float" office:value="1" calcext:value-type="float">
            <text:p>1</text:p>
          </table:table-cell>
          <table:table-cell office:value-type="float" office:value="0.083195958" calcext:value-type="float">
            <text:p>0.083195958</text:p>
          </table:table-cell>
          <table:table-cell office:value-type="float" office:value="0" calcext:value-type="float">
            <text:p>0</text:p>
          </table:table-cell>
          <table:table-cell office:value-type="float" office:value="0.121177869" calcext:value-type="float">
            <text:p>0.121177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36823" calcext:value-type="float">
            <text:p>36823</text:p>
          </table:table-cell>
          <table:table-cell office:value-type="float" office:value="0.092333357" calcext:value-type="float">
            <text:p>0.092333357</text:p>
          </table:table-cell>
          <table:table-cell office:value-type="float" office:value="3" calcext:value-type="float">
            <text:p>3</text:p>
          </table:table-cell>
          <table:table-cell office:value-type="float" office:value="0.087149234" calcext:value-type="float">
            <text:p>0.087149234</text:p>
          </table:table-cell>
          <table:table-cell office:value-type="float" office:value="2477" calcext:value-type="float">
            <text:p>2477</text:p>
          </table:table-cell>
          <table:table-cell office:value-type="float" office:value="0.080623514" calcext:value-type="float">
            <text:p>0.080623514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36823" calcext:value-type="float">
            <text:p>36823</text:p>
          </table:table-cell>
          <table:table-cell office:value-type="float" office:value="0.106398246" calcext:value-type="float">
            <text:p>0.106398246</text:p>
          </table:table-cell>
          <table:table-cell office:value-type="float" office:value="1" calcext:value-type="float">
            <text:p>1</text:p>
          </table:table-cell>
          <table:table-cell office:value-type="float" office:value="0.083369843" calcext:value-type="float">
            <text:p>0.083369843</text:p>
          </table:table-cell>
          <table:table-cell office:value-type="float" office:value="0" calcext:value-type="float">
            <text:p>0</text:p>
          </table:table-cell>
          <table:table-cell office:value-type="float" office:value="0.08757804" calcext:value-type="float">
            <text:p>0.08757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55144" calcext:value-type="float">
            <text:p>55144</text:p>
          </table:table-cell>
          <table:table-cell office:value-type="float" office:value="0.091740961" calcext:value-type="float">
            <text:p>0.091740961</text:p>
          </table:table-cell>
          <table:table-cell office:value-type="float" office:value="3" calcext:value-type="float">
            <text:p>3</text:p>
          </table:table-cell>
          <table:table-cell office:value-type="float" office:value="0.082727298" calcext:value-type="float">
            <text:p>0.082727298</text:p>
          </table:table-cell>
          <table:table-cell office:value-type="float" office:value="2477" calcext:value-type="float">
            <text:p>2477</text:p>
          </table:table-cell>
          <table:table-cell office:value-type="float" office:value="0.09615799" calcext:value-type="float">
            <text:p>0.09615799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55144" calcext:value-type="float">
            <text:p>55144</text:p>
          </table:table-cell>
          <table:table-cell office:value-type="float" office:value="0.077974397" calcext:value-type="float">
            <text:p>0.077974397</text:p>
          </table:table-cell>
          <table:table-cell office:value-type="float" office:value="1" calcext:value-type="float">
            <text:p>1</text:p>
          </table:table-cell>
          <table:table-cell office:value-type="float" office:value="0.083484823" calcext:value-type="float">
            <text:p>0.083484823</text:p>
          </table:table-cell>
          <table:table-cell office:value-type="float" office:value="0" calcext:value-type="float">
            <text:p>0</text:p>
          </table:table-cell>
          <table:table-cell office:value-type="float" office:value="0.094686813" calcext:value-type="float">
            <text:p>0.094686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37961" calcext:value-type="float">
            <text:p>37961</text:p>
          </table:table-cell>
          <table:table-cell office:value-type="float" office:value="0.092739231" calcext:value-type="float">
            <text:p>0.092739231</text:p>
          </table:table-cell>
          <table:table-cell office:value-type="float" office:value="3" calcext:value-type="float">
            <text:p>3</text:p>
          </table:table-cell>
          <table:table-cell office:value-type="float" office:value="0.082664013" calcext:value-type="float">
            <text:p>0.082664013</text:p>
          </table:table-cell>
          <table:table-cell office:value-type="float" office:value="2477" calcext:value-type="float">
            <text:p>2477</text:p>
          </table:table-cell>
          <table:table-cell office:value-type="float" office:value="0.080751349" calcext:value-type="float">
            <text:p>0.080751349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37961" calcext:value-type="float">
            <text:p>37961</text:p>
          </table:table-cell>
          <table:table-cell office:value-type="float" office:value="0.092893723" calcext:value-type="float">
            <text:p>0.092893723</text:p>
          </table:table-cell>
          <table:table-cell office:value-type="float" office:value="1" calcext:value-type="float">
            <text:p>1</text:p>
          </table:table-cell>
          <table:table-cell office:value-type="float" office:value="0.086094177" calcext:value-type="float">
            <text:p>0.086094177</text:p>
          </table:table-cell>
          <table:table-cell office:value-type="float" office:value="0" calcext:value-type="float">
            <text:p>0</text:p>
          </table:table-cell>
          <table:table-cell office:value-type="float" office:value="0.082076395" calcext:value-type="float">
            <text:p>0.082076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08176" calcext:value-type="float">
            <text:p>108176</text:p>
          </table:table-cell>
          <table:table-cell office:value-type="float" office:value="0.909838223" calcext:value-type="float">
            <text:p>0.909838223</text:p>
          </table:table-cell>
          <table:table-cell office:value-type="float" office:value="48" calcext:value-type="float">
            <text:p>48</text:p>
          </table:table-cell>
          <table:table-cell office:value-type="float" office:value="0.952906702" calcext:value-type="float">
            <text:p>0.952906702</text:p>
          </table:table-cell>
          <table:table-cell office:value-type="float" office:value="23569" calcext:value-type="float">
            <text:p>23569</text:p>
          </table:table-cell>
          <table:table-cell office:value-type="float" office:value="0.816916603" calcext:value-type="float">
            <text:p>0.816916603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08176" calcext:value-type="float">
            <text:p>108176</text:p>
          </table:table-cell>
          <table:table-cell office:value-type="float" office:value="0.8307204" calcext:value-type="float">
            <text:p>0.8307204</text:p>
          </table:table-cell>
          <table:table-cell office:value-type="float" office:value="2" calcext:value-type="float">
            <text:p>2</text:p>
          </table:table-cell>
          <table:table-cell office:value-type="float" office:value="0.839996692" calcext:value-type="float">
            <text:p>0.839996692</text:p>
          </table:table-cell>
          <table:table-cell office:value-type="float" office:value="0" calcext:value-type="float">
            <text:p>0</text:p>
          </table:table-cell>
          <table:table-cell office:value-type="float" office:value="0.832057506" calcext:value-type="float">
            <text:p>0.832057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05394" calcext:value-type="float">
            <text:p>105394</text:p>
          </table:table-cell>
          <table:table-cell office:value-type="float" office:value="0.858774949" calcext:value-type="float">
            <text:p>0.858774949</text:p>
          </table:table-cell>
          <table:table-cell office:value-type="float" office:value="48" calcext:value-type="float">
            <text:p>48</text:p>
          </table:table-cell>
          <table:table-cell office:value-type="float" office:value="0.848042384" calcext:value-type="float">
            <text:p>0.848042384</text:p>
          </table:table-cell>
          <table:table-cell office:value-type="float" office:value="23569" calcext:value-type="float">
            <text:p>23569</text:p>
          </table:table-cell>
          <table:table-cell office:value-type="float" office:value="0.814108937" calcext:value-type="float">
            <text:p>0.814108937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05394" calcext:value-type="float">
            <text:p>105394</text:p>
          </table:table-cell>
          <table:table-cell office:value-type="float" office:value="0.828434183" calcext:value-type="float">
            <text:p>0.828434183</text:p>
          </table:table-cell>
          <table:table-cell office:value-type="float" office:value="2" calcext:value-type="float">
            <text:p>2</text:p>
          </table:table-cell>
          <table:table-cell office:value-type="float" office:value="0.828984722" calcext:value-type="float">
            <text:p>0.828984722</text:p>
          </table:table-cell>
          <table:table-cell office:value-type="float" office:value="0" calcext:value-type="float">
            <text:p>0</text:p>
          </table:table-cell>
          <table:table-cell office:value-type="float" office:value="0.82749652" calcext:value-type="float">
            <text:p>0.82749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21246" calcext:value-type="float">
            <text:p>121246</text:p>
          </table:table-cell>
          <table:table-cell office:value-type="float" office:value="0.870634722" calcext:value-type="float">
            <text:p>0.870634722</text:p>
          </table:table-cell>
          <table:table-cell office:value-type="float" office:value="48" calcext:value-type="float">
            <text:p>48</text:p>
          </table:table-cell>
          <table:table-cell office:value-type="float" office:value="0.827977785" calcext:value-type="float">
            <text:p>0.827977785</text:p>
          </table:table-cell>
          <table:table-cell office:value-type="float" office:value="23569" calcext:value-type="float">
            <text:p>23569</text:p>
          </table:table-cell>
          <table:table-cell office:value-type="float" office:value="0.81685329" calcext:value-type="float">
            <text:p>0.81685329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21246" calcext:value-type="float">
            <text:p>121246</text:p>
          </table:table-cell>
          <table:table-cell office:value-type="float" office:value="0.828083615" calcext:value-type="float">
            <text:p>0.828083615</text:p>
          </table:table-cell>
          <table:table-cell office:value-type="float" office:value="2" calcext:value-type="float">
            <text:p>2</text:p>
          </table:table-cell>
          <table:table-cell office:value-type="float" office:value="0.828987669" calcext:value-type="float">
            <text:p>0.828987669</text:p>
          </table:table-cell>
          <table:table-cell office:value-type="float" office:value="0" calcext:value-type="float">
            <text:p>0</text:p>
          </table:table-cell>
          <table:table-cell office:value-type="float" office:value="0.858720243" calcext:value-type="float">
            <text:p>0.858720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50524" calcext:value-type="float">
            <text:p>150524</text:p>
          </table:table-cell>
          <table:table-cell office:value-type="float" office:value="0.888323931" calcext:value-type="float">
            <text:p>0.888323931</text:p>
          </table:table-cell>
          <table:table-cell office:value-type="float" office:value="48" calcext:value-type="float">
            <text:p>48</text:p>
          </table:table-cell>
          <table:table-cell office:value-type="float" office:value="0.832753189" calcext:value-type="float">
            <text:p>0.832753189</text:p>
          </table:table-cell>
          <table:table-cell office:value-type="float" office:value="23569" calcext:value-type="float">
            <text:p>23569</text:p>
          </table:table-cell>
          <table:table-cell office:value-type="float" office:value="0.818649133" calcext:value-type="float">
            <text:p>0.818649133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50524" calcext:value-type="float">
            <text:p>150524</text:p>
          </table:table-cell>
          <table:table-cell office:value-type="float" office:value="0.825398766" calcext:value-type="float">
            <text:p>0.825398766</text:p>
          </table:table-cell>
          <table:table-cell office:value-type="float" office:value="2" calcext:value-type="float">
            <text:p>2</text:p>
          </table:table-cell>
          <table:table-cell office:value-type="float" office:value="0.823828494" calcext:value-type="float">
            <text:p>0.823828494</text:p>
          </table:table-cell>
          <table:table-cell office:value-type="float" office:value="0" calcext:value-type="float">
            <text:p>0</text:p>
          </table:table-cell>
          <table:table-cell office:value-type="float" office:value="0.849607135" calcext:value-type="float">
            <text:p>0.849607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53124" calcext:value-type="float">
            <text:p>153124</text:p>
          </table:table-cell>
          <table:table-cell office:value-type="float" office:value="0.874011184" calcext:value-type="float">
            <text:p>0.874011184</text:p>
          </table:table-cell>
          <table:table-cell office:value-type="float" office:value="48" calcext:value-type="float">
            <text:p>48</text:p>
          </table:table-cell>
          <table:table-cell office:value-type="float" office:value="0.839139965" calcext:value-type="float">
            <text:p>0.839139965</text:p>
          </table:table-cell>
          <table:table-cell office:value-type="float" office:value="23569" calcext:value-type="float">
            <text:p>23569</text:p>
          </table:table-cell>
          <table:table-cell office:value-type="float" office:value="0.81751028" calcext:value-type="float">
            <text:p>0.81751028</text:p>
          </table:table-cell>
          <table:table-cell office:value-type="float" office:value="50483" calcext:value-type="float">
            <text:p>50483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53124" calcext:value-type="float">
            <text:p>153124</text:p>
          </table:table-cell>
          <table:table-cell office:value-type="float" office:value="0.834531152" calcext:value-type="float">
            <text:p>0.834531152</text:p>
          </table:table-cell>
          <table:table-cell office:value-type="float" office:value="2" calcext:value-type="float">
            <text:p>2</text:p>
          </table:table-cell>
          <table:table-cell office:value-type="float" office:value="0.827892019" calcext:value-type="float">
            <text:p>0.827892019</text:p>
          </table:table-cell>
          <table:table-cell office:value-type="float" office:value="0" calcext:value-type="float">
            <text:p>0</text:p>
          </table:table-cell>
          <table:table-cell office:value-type="float" office:value="0.917927819" calcext:value-type="float">
            <text:p>0.917927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101996" calcext:value-type="float">
            <text:p>1101996</text:p>
          </table:table-cell>
          <table:table-cell office:value-type="float" office:value="8.6808656" calcext:value-type="float">
            <text:p>8.6808656</text:p>
          </table:table-cell>
          <table:table-cell office:value-type="float" office:value="4186" calcext:value-type="float">
            <text:p>4186</text:p>
          </table:table-cell>
          <table:table-cell office:value-type="float" office:value="8.455216515" calcext:value-type="float">
            <text:p>8.455216515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189069736" calcext:value-type="float">
            <text:p>7.189069736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101996" calcext:value-type="float">
            <text:p>1101996</text:p>
          </table:table-cell>
          <table:table-cell office:value-type="float" office:value="8.451788708" calcext:value-type="float">
            <text:p>8.451788708</text:p>
          </table:table-cell>
          <table:table-cell office:value-type="float" office:value="10" calcext:value-type="float">
            <text:p>10</text:p>
          </table:table-cell>
          <table:table-cell office:value-type="float" office:value="8.588330375" calcext:value-type="float">
            <text:p>8.588330375</text:p>
          </table:table-cell>
          <table:table-cell office:value-type="float" office:value="0" calcext:value-type="float">
            <text:p>0</text:p>
          </table:table-cell>
          <table:table-cell office:value-type="float" office:value="8.527672795" calcext:value-type="float">
            <text:p>8.527672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068679" calcext:value-type="float">
            <text:p>1068679</text:p>
          </table:table-cell>
          <table:table-cell office:value-type="float" office:value="8.621429305" calcext:value-type="float">
            <text:p>8.621429305</text:p>
          </table:table-cell>
          <table:table-cell office:value-type="float" office:value="4186" calcext:value-type="float">
            <text:p>4186</text:p>
          </table:table-cell>
          <table:table-cell office:value-type="float" office:value="8.613966477" calcext:value-type="float">
            <text:p>8.613966477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355095271" calcext:value-type="float">
            <text:p>7.355095271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068679" calcext:value-type="float">
            <text:p>1068679</text:p>
          </table:table-cell>
          <table:table-cell office:value-type="float" office:value="8.553370573" calcext:value-type="float">
            <text:p>8.553370573</text:p>
          </table:table-cell>
          <table:table-cell office:value-type="float" office:value="10" calcext:value-type="float">
            <text:p>10</text:p>
          </table:table-cell>
          <table:table-cell office:value-type="float" office:value="8.76175959" calcext:value-type="float">
            <text:p>8.76175959</text:p>
          </table:table-cell>
          <table:table-cell office:value-type="float" office:value="0" calcext:value-type="float">
            <text:p>0</text:p>
          </table:table-cell>
          <table:table-cell office:value-type="float" office:value="8.645823275" calcext:value-type="float">
            <text:p>8.645823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035632" calcext:value-type="float">
            <text:p>1035632</text:p>
          </table:table-cell>
          <table:table-cell office:value-type="float" office:value="8.815192626" calcext:value-type="float">
            <text:p>8.815192626</text:p>
          </table:table-cell>
          <table:table-cell office:value-type="float" office:value="4186" calcext:value-type="float">
            <text:p>4186</text:p>
          </table:table-cell>
          <table:table-cell office:value-type="float" office:value="8.454551105" calcext:value-type="float">
            <text:p>8.454551105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280038938" calcext:value-type="float">
            <text:p>7.280038938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035632" calcext:value-type="float">
            <text:p>1035632</text:p>
          </table:table-cell>
          <table:table-cell office:value-type="float" office:value="8.376528677" calcext:value-type="float">
            <text:p>8.376528677</text:p>
          </table:table-cell>
          <table:table-cell office:value-type="float" office:value="10" calcext:value-type="float">
            <text:p>10</text:p>
          </table:table-cell>
          <table:table-cell office:value-type="float" office:value="8.413427998" calcext:value-type="float">
            <text:p>8.413427998</text:p>
          </table:table-cell>
          <table:table-cell office:value-type="float" office:value="0" calcext:value-type="float">
            <text:p>0</text:p>
          </table:table-cell>
          <table:table-cell office:value-type="float" office:value="8.501122293" calcext:value-type="float">
            <text:p>8.501122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044861" calcext:value-type="float">
            <text:p>1044861</text:p>
          </table:table-cell>
          <table:table-cell office:value-type="float" office:value="8.637334558" calcext:value-type="float">
            <text:p>8.637334558</text:p>
          </table:table-cell>
          <table:table-cell office:value-type="float" office:value="4186" calcext:value-type="float">
            <text:p>4186</text:p>
          </table:table-cell>
          <table:table-cell office:value-type="float" office:value="8.456015016" calcext:value-type="float">
            <text:p>8.456015016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24966683" calcext:value-type="float">
            <text:p>7.24966683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044861" calcext:value-type="float">
            <text:p>1044861</text:p>
          </table:table-cell>
          <table:table-cell office:value-type="float" office:value="8.402514359" calcext:value-type="float">
            <text:p>8.402514359</text:p>
          </table:table-cell>
          <table:table-cell office:value-type="float" office:value="10" calcext:value-type="float">
            <text:p>10</text:p>
          </table:table-cell>
          <table:table-cell office:value-type="float" office:value="8.520002251" calcext:value-type="float">
            <text:p>8.520002251</text:p>
          </table:table-cell>
          <table:table-cell office:value-type="float" office:value="0" calcext:value-type="float">
            <text:p>0</text:p>
          </table:table-cell>
          <table:table-cell office:value-type="float" office:value="8.553542936" calcext:value-type="float">
            <text:p>8.553542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049501" calcext:value-type="float">
            <text:p>1049501</text:p>
          </table:table-cell>
          <table:table-cell office:value-type="float" office:value="8.855944749" calcext:value-type="float">
            <text:p>8.855944749</text:p>
          </table:table-cell>
          <table:table-cell office:value-type="float" office:value="4186" calcext:value-type="float">
            <text:p>4186</text:p>
          </table:table-cell>
          <table:table-cell office:value-type="float" office:value="8.600266589" calcext:value-type="float">
            <text:p>8.600266589</text:p>
          </table:table-cell>
          <table:table-cell office:value-type="float" office:value="247757" calcext:value-type="float">
            <text:p>247757</text:p>
          </table:table-cell>
          <table:table-cell office:value-type="float" office:value="7.340259811" calcext:value-type="float">
            <text:p>7.340259811</text:p>
          </table:table-cell>
          <table:table-cell office:value-type="float" office:value="1916522" calcext:value-type="float">
            <text:p>191652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049501" calcext:value-type="float">
            <text:p>1049501</text:p>
          </table:table-cell>
          <table:table-cell office:value-type="float" office:value="8.562884458" calcext:value-type="float">
            <text:p>8.562884458</text:p>
          </table:table-cell>
          <table:table-cell office:value-type="float" office:value="10" calcext:value-type="float">
            <text:p>10</text:p>
          </table:table-cell>
          <table:table-cell office:value-type="float" office:value="8.430512689" calcext:value-type="float">
            <text:p>8.430512689</text:p>
          </table:table-cell>
          <table:table-cell office:value-type="float" office:value="0" calcext:value-type="float">
            <text:p>0</text:p>
          </table:table-cell>
          <table:table-cell office:value-type="float" office:value="8.442641793" calcext:value-type="float">
            <text:p>8.442641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9502674" calcext:value-type="float">
            <text:p>9502674</text:p>
          </table:table-cell>
          <table:table-cell office:value-type="float" office:value="87.047158369" calcext:value-type="float">
            <text:p>87.047158369</text:p>
          </table:table-cell>
          <table:table-cell office:value-type="float" office:value="26349" calcext:value-type="float">
            <text:p>26349</text:p>
          </table:table-cell>
          <table:table-cell office:value-type="float" office:value="85.467802533" calcext:value-type="float">
            <text:p>85.467802533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74.813263551" calcext:value-type="float">
            <text:p>74.813263551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9502674" calcext:value-type="float">
            <text:p>9502674</text:p>
          </table:table-cell>
          <table:table-cell office:value-type="float" office:value="81.556890112" calcext:value-type="float">
            <text:p>81.556890112</text:p>
          </table:table-cell>
          <table:table-cell office:value-type="float" office:value="41" calcext:value-type="float">
            <text:p>41</text:p>
          </table:table-cell>
          <table:table-cell office:value-type="float" office:value="83.379817434" calcext:value-type="float">
            <text:p>83.379817434</text:p>
          </table:table-cell>
          <table:table-cell office:value-type="float" office:value="2" calcext:value-type="float">
            <text:p>2</text:p>
          </table:table-cell>
          <table:table-cell office:value-type="float" office:value="83.83909849" calcext:value-type="float">
            <text:p>83.839098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8389968" calcext:value-type="float">
            <text:p>8389968</text:p>
          </table:table-cell>
          <table:table-cell office:value-type="float" office:value="87.112627224" calcext:value-type="float">
            <text:p>87.112627224</text:p>
          </table:table-cell>
          <table:table-cell office:value-type="float" office:value="26349" calcext:value-type="float">
            <text:p>26349</text:p>
          </table:table-cell>
          <table:table-cell office:value-type="float" office:value="85.522027645" calcext:value-type="float">
            <text:p>85.522027645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74.885096042" calcext:value-type="float">
            <text:p>74.885096042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8389968" calcext:value-type="float">
            <text:p>8389968</text:p>
          </table:table-cell>
          <table:table-cell office:value-type="float" office:value="81.662607697" calcext:value-type="float">
            <text:p>81.662607697</text:p>
          </table:table-cell>
          <table:table-cell office:value-type="float" office:value="41" calcext:value-type="float">
            <text:p>41</text:p>
          </table:table-cell>
          <table:table-cell office:value-type="float" office:value="83.685526206" calcext:value-type="float">
            <text:p>83.685526206</text:p>
          </table:table-cell>
          <table:table-cell office:value-type="float" office:value="2" calcext:value-type="float">
            <text:p>2</text:p>
          </table:table-cell>
          <table:table-cell office:value-type="float" office:value="83.254495785" calcext:value-type="float">
            <text:p>83.2544957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9244628" calcext:value-type="float">
            <text:p>9244628</text:p>
          </table:table-cell>
          <table:table-cell office:value-type="float" office:value="87.115643677" calcext:value-type="float">
            <text:p>87.115643677</text:p>
          </table:table-cell>
          <table:table-cell office:value-type="float" office:value="26349" calcext:value-type="float">
            <text:p>26349</text:p>
          </table:table-cell>
          <table:table-cell office:value-type="float" office:value="85.756206877" calcext:value-type="float">
            <text:p>85.756206877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73.327395454" calcext:value-type="float">
            <text:p>73.327395454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9244628" calcext:value-type="float">
            <text:p>9244628</text:p>
          </table:table-cell>
          <table:table-cell office:value-type="float" office:value="81.783937105" calcext:value-type="float">
            <text:p>81.783937105</text:p>
          </table:table-cell>
          <table:table-cell office:value-type="float" office:value="41" calcext:value-type="float">
            <text:p>41</text:p>
          </table:table-cell>
          <table:table-cell office:value-type="float" office:value="83.405721552" calcext:value-type="float">
            <text:p>83.405721552</text:p>
          </table:table-cell>
          <table:table-cell office:value-type="float" office:value="2" calcext:value-type="float">
            <text:p>2</text:p>
          </table:table-cell>
          <table:table-cell office:value-type="float" office:value="83.468928109" calcext:value-type="float">
            <text:p>83.46892810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51303" calcext:value-type="float">
            <text:p>10251303</text:p>
          </table:table-cell>
          <table:table-cell office:value-type="float" office:value="86.885440881" calcext:value-type="float">
            <text:p>86.885440881</text:p>
          </table:table-cell>
          <table:table-cell office:value-type="float" office:value="26349" calcext:value-type="float">
            <text:p>26349</text:p>
          </table:table-cell>
          <table:table-cell office:value-type="float" office:value="85.236704793" calcext:value-type="float">
            <text:p>85.236704793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73.307197071" calcext:value-type="float">
            <text:p>73.307197071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251303" calcext:value-type="float">
            <text:p>10251303</text:p>
          </table:table-cell>
          <table:table-cell office:value-type="float" office:value="81.806642071" calcext:value-type="float">
            <text:p>81.806642071</text:p>
          </table:table-cell>
          <table:table-cell office:value-type="float" office:value="41" calcext:value-type="float">
            <text:p>41</text:p>
          </table:table-cell>
          <table:table-cell office:value-type="float" office:value="83.634792396" calcext:value-type="float">
            <text:p>83.634792396</text:p>
          </table:table-cell>
          <table:table-cell office:value-type="float" office:value="2" calcext:value-type="float">
            <text:p>2</text:p>
          </table:table-cell>
          <table:table-cell office:value-type="float" office:value="83.148247594" calcext:value-type="float">
            <text:p>83.1482475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05538" calcext:value-type="float">
            <text:p>10305538</text:p>
          </table:table-cell>
          <table:table-cell office:value-type="float" office:value="87.200554735" calcext:value-type="float">
            <text:p>87.200554735</text:p>
          </table:table-cell>
          <table:table-cell office:value-type="float" office:value="26349" calcext:value-type="float">
            <text:p>26349</text:p>
          </table:table-cell>
          <table:table-cell office:value-type="float" office:value="85.535437396" calcext:value-type="float">
            <text:p>85.535437396</text:p>
          </table:table-cell>
          <table:table-cell office:value-type="float" office:value="1920312" calcext:value-type="float">
            <text:p>1920312</text:p>
          </table:table-cell>
          <table:table-cell office:value-type="float" office:value="73.328436516" calcext:value-type="float">
            <text:p>73.328436516</text:p>
          </table:table-cell>
          <table:table-cell office:value-type="float" office:value="14989587" calcext:value-type="float">
            <text:p>14989587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305538" calcext:value-type="float">
            <text:p>10305538</text:p>
          </table:table-cell>
          <table:table-cell office:value-type="float" office:value="81.922090459" calcext:value-type="float">
            <text:p>81.922090459</text:p>
          </table:table-cell>
          <table:table-cell office:value-type="float" office:value="41" calcext:value-type="float">
            <text:p>41</text:p>
          </table:table-cell>
          <table:table-cell office:value-type="float" office:value="83.758793298" calcext:value-type="float">
            <text:p>83.758793298</text:p>
          </table:table-cell>
          <table:table-cell office:value-type="float" office:value="2" calcext:value-type="float">
            <text:p>2</text:p>
          </table:table-cell>
          <table:table-cell office:value-type="float" office:value="83.329747025" calcext:value-type="float">
            <text:p>83.3297470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2119405" calcext:value-type="float">
            <text:p>102119405</text:p>
          </table:table-cell>
          <table:table-cell office:value-type="float" office:value="861.844470365" calcext:value-type="float">
            <text:p>861.844470365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44.106845826" calcext:value-type="float">
            <text:p>844.106845826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90.481728957" calcext:value-type="float">
            <text:p>690.481728957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2119405" calcext:value-type="float">
            <text:p>102119405</text:p>
          </table:table-cell>
          <table:table-cell office:value-type="float" office:value="606.347754278" calcext:value-type="float">
            <text:p>606.347754278</text:p>
          </table:table-cell>
          <table:table-cell office:value-type="float" office:value="520" calcext:value-type="float">
            <text:p>520</text:p>
          </table:table-cell>
          <table:table-cell office:value-type="float" office:value="822.141053384" calcext:value-type="float">
            <text:p>822.141053384</text:p>
          </table:table-cell>
          <table:table-cell office:value-type="float" office:value="13" calcext:value-type="float">
            <text:p>13</text:p>
          </table:table-cell>
          <table:table-cell office:value-type="float" office:value="817.693119763" calcext:value-type="float">
            <text:p>817.69311976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544442" calcext:value-type="float">
            <text:p>87544442</text:p>
          </table:table-cell>
          <table:table-cell office:value-type="float" office:value="850.851919101" calcext:value-type="float">
            <text:p>850.851919101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41.471704081" calcext:value-type="float">
            <text:p>841.471704081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91.913967384" calcext:value-type="float">
            <text:p>691.913967384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7544442" calcext:value-type="float">
            <text:p>87544442</text:p>
          </table:table-cell>
          <table:table-cell office:value-type="float" office:value="606.154392388" calcext:value-type="float">
            <text:p>606.154392388</text:p>
          </table:table-cell>
          <table:table-cell office:value-type="float" office:value="520" calcext:value-type="float">
            <text:p>520</text:p>
          </table:table-cell>
          <table:table-cell office:value-type="float" office:value="821.60483592" calcext:value-type="float">
            <text:p>821.60483592</text:p>
          </table:table-cell>
          <table:table-cell office:value-type="float" office:value="13" calcext:value-type="float">
            <text:p>13</text:p>
          </table:table-cell>
          <table:table-cell office:value-type="float" office:value="817.497104014" calcext:value-type="float">
            <text:p>817.4971040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8395597" calcext:value-type="float">
            <text:p>78395597</text:p>
          </table:table-cell>
          <table:table-cell office:value-type="float" office:value="851.645876371" calcext:value-type="float">
            <text:p>851.645876371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43.613260894" calcext:value-type="float">
            <text:p>843.613260894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93.251675249" calcext:value-type="float">
            <text:p>693.251675249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8395597" calcext:value-type="float">
            <text:p>78395597</text:p>
          </table:table-cell>
          <table:table-cell office:value-type="float" office:value="606.813341417" calcext:value-type="float">
            <text:p>606.813341417</text:p>
          </table:table-cell>
          <table:table-cell office:value-type="float" office:value="520" calcext:value-type="float">
            <text:p>520</text:p>
          </table:table-cell>
          <table:table-cell office:value-type="float" office:value="821.881048869" calcext:value-type="float">
            <text:p>821.881048869</text:p>
          </table:table-cell>
          <table:table-cell office:value-type="float" office:value="13" calcext:value-type="float">
            <text:p>13</text:p>
          </table:table-cell>
          <table:table-cell office:value-type="float" office:value="820.26642948" calcext:value-type="float">
            <text:p>820.266429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7551171" calcext:value-type="float">
            <text:p>77551171</text:p>
          </table:table-cell>
          <table:table-cell office:value-type="float" office:value="850.172114044" calcext:value-type="float">
            <text:p>850.172114044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44.847330168" calcext:value-type="float">
            <text:p>844.847330168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92.398114967" calcext:value-type="float">
            <text:p>692.398114967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7551171" calcext:value-type="float">
            <text:p>77551171</text:p>
          </table:table-cell>
          <table:table-cell office:value-type="float" office:value="606.126873602" calcext:value-type="float">
            <text:p>606.126873602</text:p>
          </table:table-cell>
          <table:table-cell office:value-type="float" office:value="520" calcext:value-type="float">
            <text:p>520</text:p>
          </table:table-cell>
          <table:table-cell office:value-type="float" office:value="821.650188515" calcext:value-type="float">
            <text:p>821.650188515</text:p>
          </table:table-cell>
          <table:table-cell office:value-type="float" office:value="13" calcext:value-type="float">
            <text:p>13</text:p>
          </table:table-cell>
          <table:table-cell office:value-type="float" office:value="819.203046627" calcext:value-type="float">
            <text:p>819.2030466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7483013" calcext:value-type="float">
            <text:p>77483013</text:p>
          </table:table-cell>
          <table:table-cell office:value-type="float" office:value="849.236138284" calcext:value-type="float">
            <text:p>849.236138284</text:p>
          </table:table-cell>
          <table:table-cell office:value-type="float" office:value="1316235" calcext:value-type="float">
            <text:p>1316235</text:p>
          </table:table-cell>
          <table:table-cell office:value-type="float" office:value="844.324871621" calcext:value-type="float">
            <text:p>844.324871621</text:p>
          </table:table-cell>
          <table:table-cell office:value-type="float" office:value="14313576" calcext:value-type="float">
            <text:p>14313576</text:p>
          </table:table-cell>
          <table:table-cell office:value-type="float" office:value="690.309611493" calcext:value-type="float">
            <text:p>690.309611493</text:p>
          </table:table-cell>
          <table:table-cell office:value-type="float" office:value="204745637" calcext:value-type="float">
            <text:p>204745637</text:p>
          </table:table-cell>
        </table:table-row>
        <table:table-row table:style-name="ro1">
          <table:table-cell office:value-type="string" calcext:value-type="string">
            <text:p>'List'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7483013" calcext:value-type="float">
            <text:p>77483013</text:p>
          </table:table-cell>
          <table:table-cell office:value-type="float" office:value="605.945061701" calcext:value-type="float">
            <text:p>605.945061701</text:p>
          </table:table-cell>
          <table:table-cell office:value-type="float" office:value="520" calcext:value-type="float">
            <text:p>520</text:p>
          </table:table-cell>
          <table:table-cell office:value-type="float" office:value="818.152893935" calcext:value-type="float">
            <text:p>818.152893935</text:p>
          </table:table-cell>
          <table:table-cell office:value-type="float" office:value="13" calcext:value-type="float">
            <text:p>13</text:p>
          </table:table-cell>
          <table:table-cell office:value-type="float" office:value="817.756730639" calcext:value-type="float">
            <text:p>817.7567306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9470472" calcext:value-type="float">
            <text:p>9470472</text:p>
          </table:table-cell>
          <table:table-cell office:value-type="float" office:value="0.001609037" calcext:value-type="float">
            <text:p>0.001609037</text:p>
          </table:table-cell>
          <table:table-cell office:value-type="float" office:value="3" calcext:value-type="float">
            <text:p>3</text:p>
          </table:table-cell>
          <table:table-cell office:value-type="float" office:value="0.016658454" calcext:value-type="float">
            <text:p>0.016658454</text:p>
          </table:table-cell>
          <table:table-cell office:value-type="float" office:value="1918" calcext:value-type="float">
            <text:p>1918</text:p>
          </table:table-cell>
          <table:table-cell office:value-type="float" office:value="0.009646531" calcext:value-type="float">
            <text:p>0.009646531</text:p>
          </table:table-cell>
          <table:table-cell office:value-type="float" office:value="6036" calcext:value-type="float">
            <text:p>6036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9470472" calcext:value-type="float">
            <text:p>9470472</text:p>
          </table:table-cell>
          <table:table-cell office:value-type="float" office:value="0.006455631" calcext:value-type="float">
            <text:p>0.006455631</text:p>
          </table:table-cell>
          <table:table-cell office:value-type="float" office:value="1" calcext:value-type="float">
            <text:p>1</text:p>
          </table:table-cell>
          <table:table-cell office:value-type="float" office:value="0.000284781" calcext:value-type="float">
            <text:p>0.000284781</text:p>
          </table:table-cell>
          <table:table-cell office:value-type="float" office:value="0" calcext:value-type="float">
            <text:p>0</text:p>
          </table:table-cell>
          <table:table-cell office:value-type="float" office:value="0.000167479" calcext:value-type="float">
            <text:p>0.000167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161125" calcext:value-type="float">
            <text:p>161125</text:p>
          </table:table-cell>
          <table:table-cell office:value-type="float" office:value="0.000731018" calcext:value-type="float">
            <text:p>0.000731018</text:p>
          </table:table-cell>
          <table:table-cell office:value-type="float" office:value="3" calcext:value-type="float">
            <text:p>3</text:p>
          </table:table-cell>
          <table:table-cell office:value-type="float" office:value="0.009125605" calcext:value-type="float">
            <text:p>0.009125605</text:p>
          </table:table-cell>
          <table:table-cell office:value-type="float" office:value="1918" calcext:value-type="float">
            <text:p>1918</text:p>
          </table:table-cell>
          <table:table-cell office:value-type="float" office:value="0.009727232" calcext:value-type="float">
            <text:p>0.009727232</text:p>
          </table:table-cell>
          <table:table-cell office:value-type="float" office:value="6036" calcext:value-type="float">
            <text:p>6036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161125" calcext:value-type="float">
            <text:p>161125</text:p>
          </table:table-cell>
          <table:table-cell office:value-type="float" office:value="0.000266574" calcext:value-type="float">
            <text:p>0.000266574</text:p>
          </table:table-cell>
          <table:table-cell office:value-type="float" office:value="1" calcext:value-type="float">
            <text:p>1</text:p>
          </table:table-cell>
          <table:table-cell office:value-type="float" office:value="0.000239404" calcext:value-type="float">
            <text:p>0.000239404</text:p>
          </table:table-cell>
          <table:table-cell office:value-type="float" office:value="0" calcext:value-type="float">
            <text:p>0</text:p>
          </table:table-cell>
          <table:table-cell office:value-type="float" office:value="0.00016674" calcext:value-type="float">
            <text:p>0.00016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909875" calcext:value-type="float">
            <text:p>909875</text:p>
          </table:table-cell>
          <table:table-cell office:value-type="float" office:value="0.000720432" calcext:value-type="float">
            <text:p>0.000720432</text:p>
          </table:table-cell>
          <table:table-cell office:value-type="float" office:value="3" calcext:value-type="float">
            <text:p>3</text:p>
          </table:table-cell>
          <table:table-cell office:value-type="float" office:value="0.006816014" calcext:value-type="float">
            <text:p>0.006816014</text:p>
          </table:table-cell>
          <table:table-cell office:value-type="float" office:value="1918" calcext:value-type="float">
            <text:p>1918</text:p>
          </table:table-cell>
          <table:table-cell office:value-type="float" office:value="0.00964125" calcext:value-type="float">
            <text:p>0.00964125</text:p>
          </table:table-cell>
          <table:table-cell office:value-type="float" office:value="6036" calcext:value-type="float">
            <text:p>6036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909875" calcext:value-type="float">
            <text:p>909875</text:p>
          </table:table-cell>
          <table:table-cell office:value-type="float" office:value="0.000219917" calcext:value-type="float">
            <text:p>0.000219917</text:p>
          </table:table-cell>
          <table:table-cell office:value-type="float" office:value="1" calcext:value-type="float">
            <text:p>1</text:p>
          </table:table-cell>
          <table:table-cell office:value-type="float" office:value="0.000350569" calcext:value-type="float">
            <text:p>0.000350569</text:p>
          </table:table-cell>
          <table:table-cell office:value-type="float" office:value="0" calcext:value-type="float">
            <text:p>0</text:p>
          </table:table-cell>
          <table:table-cell office:value-type="float" office:value="0.000193542" calcext:value-type="float">
            <text:p>0.000193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84431" calcext:value-type="float">
            <text:p>84431</text:p>
          </table:table-cell>
          <table:table-cell office:value-type="float" office:value="0.000733307" calcext:value-type="float">
            <text:p>0.000733307</text:p>
          </table:table-cell>
          <table:table-cell office:value-type="float" office:value="3" calcext:value-type="float">
            <text:p>3</text:p>
          </table:table-cell>
          <table:table-cell office:value-type="float" office:value="0.006891292" calcext:value-type="float">
            <text:p>0.006891292</text:p>
          </table:table-cell>
          <table:table-cell office:value-type="float" office:value="1918" calcext:value-type="float">
            <text:p>1918</text:p>
          </table:table-cell>
          <table:table-cell office:value-type="float" office:value="0.009644638" calcext:value-type="float">
            <text:p>0.009644638</text:p>
          </table:table-cell>
          <table:table-cell office:value-type="float" office:value="6036" calcext:value-type="float">
            <text:p>6036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84431" calcext:value-type="float">
            <text:p>84431</text:p>
          </table:table-cell>
          <table:table-cell office:value-type="float" office:value="0.000199545" calcext:value-type="float">
            <text:p>0.000199545</text:p>
          </table:table-cell>
          <table:table-cell office:value-type="float" office:value="1" calcext:value-type="float">
            <text:p>1</text:p>
          </table:table-cell>
          <table:table-cell office:value-type="float" office:value="0.000242387" calcext:value-type="float">
            <text:p>0.000242387</text:p>
          </table:table-cell>
          <table:table-cell office:value-type="float" office:value="0" calcext:value-type="float">
            <text:p>0</text:p>
          </table:table-cell>
          <table:table-cell office:value-type="float" office:value="0.001597438" calcext:value-type="float">
            <text:p>0.001597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83413" calcext:value-type="float">
            <text:p>83413</text:p>
          </table:table-cell>
          <table:table-cell office:value-type="float" office:value="0.000692757" calcext:value-type="float">
            <text:p>0.000692757</text:p>
          </table:table-cell>
          <table:table-cell office:value-type="float" office:value="3" calcext:value-type="float">
            <text:p>3</text:p>
          </table:table-cell>
          <table:table-cell office:value-type="float" office:value="0.006953792" calcext:value-type="float">
            <text:p>0.006953792</text:p>
          </table:table-cell>
          <table:table-cell office:value-type="float" office:value="1918" calcext:value-type="float">
            <text:p>1918</text:p>
          </table:table-cell>
          <table:table-cell office:value-type="float" office:value="0.009574084" calcext:value-type="float">
            <text:p>0.009574084</text:p>
          </table:table-cell>
          <table:table-cell office:value-type="float" office:value="6036" calcext:value-type="float">
            <text:p>6036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83413" calcext:value-type="float">
            <text:p>83413</text:p>
          </table:table-cell>
          <table:table-cell office:value-type="float" office:value="0.000193432" calcext:value-type="float">
            <text:p>0.000193432</text:p>
          </table:table-cell>
          <table:table-cell office:value-type="float" office:value="1" calcext:value-type="float">
            <text:p>1</text:p>
          </table:table-cell>
          <table:table-cell office:value-type="float" office:value="0.000272379" calcext:value-type="float">
            <text:p>0.000272379</text:p>
          </table:table-cell>
          <table:table-cell office:value-type="float" office:value="0" calcext:value-type="float">
            <text:p>0</text:p>
          </table:table-cell>
          <table:table-cell office:value-type="float" office:value="0.00015243" calcext:value-type="float">
            <text:p>0.00015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901217" calcext:value-type="float">
            <text:p>901217</text:p>
          </table:table-cell>
          <table:table-cell office:value-type="float" office:value="0.001783133" calcext:value-type="float">
            <text:p>0.001783133</text:p>
          </table:table-cell>
          <table:table-cell office:value-type="float" office:value="22" calcext:value-type="float">
            <text:p>22</text:p>
          </table:table-cell>
          <table:table-cell office:value-type="float" office:value="0.05613736" calcext:value-type="float">
            <text:p>0.05613736</text:p>
          </table:table-cell>
          <table:table-cell office:value-type="float" office:value="22278" calcext:value-type="float">
            <text:p>22278</text:p>
          </table:table-cell>
          <table:table-cell office:value-type="float" office:value="0.072661328" calcext:value-type="float">
            <text:p>0.072661328</text:p>
          </table:table-cell>
          <table:table-cell office:value-type="float" office:value="59685" calcext:value-type="float">
            <text:p>59685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901217" calcext:value-type="float">
            <text:p>901217</text:p>
          </table:table-cell>
          <table:table-cell office:value-type="float" office:value="0.000442062" calcext:value-type="float">
            <text:p>0.000442062</text:p>
          </table:table-cell>
          <table:table-cell office:value-type="float" office:value="3" calcext:value-type="float">
            <text:p>3</text:p>
          </table:table-cell>
          <table:table-cell office:value-type="float" office:value="0.000361594" calcext:value-type="float">
            <text:p>0.000361594</text:p>
          </table:table-cell>
          <table:table-cell office:value-type="float" office:value="0" calcext:value-type="float">
            <text:p>0</text:p>
          </table:table-cell>
          <table:table-cell office:value-type="float" office:value="0.000329561" calcext:value-type="float">
            <text:p>0.000329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908595" calcext:value-type="float">
            <text:p>908595</text:p>
          </table:table-cell>
          <table:table-cell office:value-type="float" office:value="0.00157855" calcext:value-type="float">
            <text:p>0.00157855</text:p>
          </table:table-cell>
          <table:table-cell office:value-type="float" office:value="22" calcext:value-type="float">
            <text:p>22</text:p>
          </table:table-cell>
          <table:table-cell office:value-type="float" office:value="0.080837709" calcext:value-type="float">
            <text:p>0.080837709</text:p>
          </table:table-cell>
          <table:table-cell office:value-type="float" office:value="22278" calcext:value-type="float">
            <text:p>22278</text:p>
          </table:table-cell>
          <table:table-cell office:value-type="float" office:value="0.074549794" calcext:value-type="float">
            <text:p>0.074549794</text:p>
          </table:table-cell>
          <table:table-cell office:value-type="float" office:value="59685" calcext:value-type="float">
            <text:p>59685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908595" calcext:value-type="float">
            <text:p>908595</text:p>
          </table:table-cell>
          <table:table-cell office:value-type="float" office:value="0.000345773" calcext:value-type="float">
            <text:p>0.000345773</text:p>
          </table:table-cell>
          <table:table-cell office:value-type="float" office:value="3" calcext:value-type="float">
            <text:p>3</text:p>
          </table:table-cell>
          <table:table-cell office:value-type="float" office:value="0.000363989" calcext:value-type="float">
            <text:p>0.000363989</text:p>
          </table:table-cell>
          <table:table-cell office:value-type="float" office:value="0" calcext:value-type="float">
            <text:p>0</text:p>
          </table:table-cell>
          <table:table-cell office:value-type="float" office:value="0.000327068" calcext:value-type="float">
            <text:p>0.000327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907493" calcext:value-type="float">
            <text:p>907493</text:p>
          </table:table-cell>
          <table:table-cell office:value-type="float" office:value="0.001444569" calcext:value-type="float">
            <text:p>0.001444569</text:p>
          </table:table-cell>
          <table:table-cell office:value-type="float" office:value="22" calcext:value-type="float">
            <text:p>22</text:p>
          </table:table-cell>
          <table:table-cell office:value-type="float" office:value="0.047201778" calcext:value-type="float">
            <text:p>0.047201778</text:p>
          </table:table-cell>
          <table:table-cell office:value-type="float" office:value="22278" calcext:value-type="float">
            <text:p>22278</text:p>
          </table:table-cell>
          <table:table-cell office:value-type="float" office:value="0.076371109" calcext:value-type="float">
            <text:p>0.076371109</text:p>
          </table:table-cell>
          <table:table-cell office:value-type="float" office:value="59685" calcext:value-type="float">
            <text:p>59685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907493" calcext:value-type="float">
            <text:p>907493</text:p>
          </table:table-cell>
          <table:table-cell office:value-type="float" office:value="0.000287414" calcext:value-type="float">
            <text:p>0.000287414</text:p>
          </table:table-cell>
          <table:table-cell office:value-type="float" office:value="3" calcext:value-type="float">
            <text:p>3</text:p>
          </table:table-cell>
          <table:table-cell office:value-type="float" office:value="0.000347393" calcext:value-type="float">
            <text:p>0.000347393</text:p>
          </table:table-cell>
          <table:table-cell office:value-type="float" office:value="0" calcext:value-type="float">
            <text:p>0</text:p>
          </table:table-cell>
          <table:table-cell office:value-type="float" office:value="0.002403493" calcext:value-type="float">
            <text:p>0.002403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878924" calcext:value-type="float">
            <text:p>878924</text:p>
          </table:table-cell>
          <table:table-cell office:value-type="float" office:value="0.001401759" calcext:value-type="float">
            <text:p>0.001401759</text:p>
          </table:table-cell>
          <table:table-cell office:value-type="float" office:value="22" calcext:value-type="float">
            <text:p>22</text:p>
          </table:table-cell>
          <table:table-cell office:value-type="float" office:value="0.047447392" calcext:value-type="float">
            <text:p>0.047447392</text:p>
          </table:table-cell>
          <table:table-cell office:value-type="float" office:value="22278" calcext:value-type="float">
            <text:p>22278</text:p>
          </table:table-cell>
          <table:table-cell office:value-type="float" office:value="0.07289078" calcext:value-type="float">
            <text:p>0.07289078</text:p>
          </table:table-cell>
          <table:table-cell office:value-type="float" office:value="59685" calcext:value-type="float">
            <text:p>59685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878924" calcext:value-type="float">
            <text:p>878924</text:p>
          </table:table-cell>
          <table:table-cell office:value-type="float" office:value="0.000302053" calcext:value-type="float">
            <text:p>0.000302053</text:p>
          </table:table-cell>
          <table:table-cell office:value-type="float" office:value="3" calcext:value-type="float">
            <text:p>3</text:p>
          </table:table-cell>
          <table:table-cell office:value-type="float" office:value="0.000336337" calcext:value-type="float">
            <text:p>0.000336337</text:p>
          </table:table-cell>
          <table:table-cell office:value-type="float" office:value="0" calcext:value-type="float">
            <text:p>0</text:p>
          </table:table-cell>
          <table:table-cell office:value-type="float" office:value="0.000273038" calcext:value-type="float">
            <text:p>0.000273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857530" calcext:value-type="float">
            <text:p>857530</text:p>
          </table:table-cell>
          <table:table-cell office:value-type="float" office:value="0.001412116" calcext:value-type="float">
            <text:p>0.001412116</text:p>
          </table:table-cell>
          <table:table-cell office:value-type="float" office:value="22" calcext:value-type="float">
            <text:p>22</text:p>
          </table:table-cell>
          <table:table-cell office:value-type="float" office:value="0.04975474" calcext:value-type="float">
            <text:p>0.04975474</text:p>
          </table:table-cell>
          <table:table-cell office:value-type="float" office:value="22278" calcext:value-type="float">
            <text:p>22278</text:p>
          </table:table-cell>
          <table:table-cell office:value-type="float" office:value="0.072370693" calcext:value-type="float">
            <text:p>0.072370693</text:p>
          </table:table-cell>
          <table:table-cell office:value-type="float" office:value="59685" calcext:value-type="float">
            <text:p>59685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857530" calcext:value-type="float">
            <text:p>857530</text:p>
          </table:table-cell>
          <table:table-cell office:value-type="float" office:value="0.000196882" calcext:value-type="float">
            <text:p>0.000196882</text:p>
          </table:table-cell>
          <table:table-cell office:value-type="float" office:value="3" calcext:value-type="float">
            <text:p>3</text:p>
          </table:table-cell>
          <table:table-cell office:value-type="float" office:value="0.002426348" calcext:value-type="float">
            <text:p>0.002426348</text:p>
          </table:table-cell>
          <table:table-cell office:value-type="float" office:value="0" calcext:value-type="float">
            <text:p>0</text:p>
          </table:table-cell>
          <table:table-cell office:value-type="float" office:value="0.000286786" calcext:value-type="float">
            <text:p>0.000286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20380488" calcext:value-type="float">
            <text:p>20380488</text:p>
          </table:table-cell>
          <table:table-cell office:value-type="float" office:value="0.014698244" calcext:value-type="float">
            <text:p>0.014698244</text:p>
          </table:table-cell>
          <table:table-cell office:value-type="float" office:value="530" calcext:value-type="float">
            <text:p>530</text:p>
          </table:table-cell>
          <table:table-cell office:value-type="float" office:value="0.606377594" calcext:value-type="float">
            <text:p>0.606377594</text:p>
          </table:table-cell>
          <table:table-cell office:value-type="float" office:value="165870" calcext:value-type="float">
            <text:p>165870</text:p>
          </table:table-cell>
          <table:table-cell office:value-type="float" office:value="0.664865532" calcext:value-type="float">
            <text:p>0.664865532</text:p>
          </table:table-cell>
          <table:table-cell office:value-type="float" office:value="767607" calcext:value-type="float">
            <text:p>767607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20380488" calcext:value-type="float">
            <text:p>20380488</text:p>
          </table:table-cell>
          <table:table-cell office:value-type="float" office:value="0.000303495" calcext:value-type="float">
            <text:p>0.000303495</text:p>
          </table:table-cell>
          <table:table-cell office:value-type="float" office:value="22" calcext:value-type="float">
            <text:p>22</text:p>
          </table:table-cell>
          <table:table-cell office:value-type="float" office:value="0.00026483" calcext:value-type="float">
            <text:p>0.00026483</text:p>
          </table:table-cell>
          <table:table-cell office:value-type="float" office:value="2" calcext:value-type="float">
            <text:p>2</text:p>
          </table:table-cell>
          <table:table-cell office:value-type="float" office:value="0.000244245" calcext:value-type="float">
            <text:p>0.0002442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34785287" calcext:value-type="float">
            <text:p>34785287</text:p>
          </table:table-cell>
          <table:table-cell office:value-type="float" office:value="0.014168679" calcext:value-type="float">
            <text:p>0.014168679</text:p>
          </table:table-cell>
          <table:table-cell office:value-type="float" office:value="530" calcext:value-type="float">
            <text:p>530</text:p>
          </table:table-cell>
          <table:table-cell office:value-type="float" office:value="0.442351404" calcext:value-type="float">
            <text:p>0.442351404</text:p>
          </table:table-cell>
          <table:table-cell office:value-type="float" office:value="165870" calcext:value-type="float">
            <text:p>165870</text:p>
          </table:table-cell>
          <table:table-cell office:value-type="float" office:value="0.59447184" calcext:value-type="float">
            <text:p>0.59447184</text:p>
          </table:table-cell>
          <table:table-cell office:value-type="float" office:value="767607" calcext:value-type="float">
            <text:p>767607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34785287" calcext:value-type="float">
            <text:p>34785287</text:p>
          </table:table-cell>
          <table:table-cell office:value-type="float" office:value="0.000162931" calcext:value-type="float">
            <text:p>0.000162931</text:p>
          </table:table-cell>
          <table:table-cell office:value-type="float" office:value="22" calcext:value-type="float">
            <text:p>22</text:p>
          </table:table-cell>
          <table:table-cell office:value-type="float" office:value="0.000257727" calcext:value-type="float">
            <text:p>0.000257727</text:p>
          </table:table-cell>
          <table:table-cell office:value-type="float" office:value="2" calcext:value-type="float">
            <text:p>2</text:p>
          </table:table-cell>
          <table:table-cell office:value-type="float" office:value="0.000246446" calcext:value-type="float">
            <text:p>0.0002464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7486038" calcext:value-type="float">
            <text:p>17486038</text:p>
          </table:table-cell>
          <table:table-cell office:value-type="float" office:value="0.01424678" calcext:value-type="float">
            <text:p>0.01424678</text:p>
          </table:table-cell>
          <table:table-cell office:value-type="float" office:value="530" calcext:value-type="float">
            <text:p>530</text:p>
          </table:table-cell>
          <table:table-cell office:value-type="float" office:value="0.441273069" calcext:value-type="float">
            <text:p>0.441273069</text:p>
          </table:table-cell>
          <table:table-cell office:value-type="float" office:value="165870" calcext:value-type="float">
            <text:p>165870</text:p>
          </table:table-cell>
          <table:table-cell office:value-type="float" office:value="0.589293993" calcext:value-type="float">
            <text:p>0.589293993</text:p>
          </table:table-cell>
          <table:table-cell office:value-type="float" office:value="767607" calcext:value-type="float">
            <text:p>767607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7486038" calcext:value-type="float">
            <text:p>17486038</text:p>
          </table:table-cell>
          <table:table-cell office:value-type="float" office:value="0.000156359" calcext:value-type="float">
            <text:p>0.000156359</text:p>
          </table:table-cell>
          <table:table-cell office:value-type="float" office:value="22" calcext:value-type="float">
            <text:p>22</text:p>
          </table:table-cell>
          <table:table-cell office:value-type="float" office:value="0.000285045" calcext:value-type="float">
            <text:p>0.000285045</text:p>
          </table:table-cell>
          <table:table-cell office:value-type="float" office:value="2" calcext:value-type="float">
            <text:p>2</text:p>
          </table:table-cell>
          <table:table-cell office:value-type="float" office:value="0.000250261" calcext:value-type="float">
            <text:p>0.0002502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5667834" calcext:value-type="float">
            <text:p>15667834</text:p>
          </table:table-cell>
          <table:table-cell office:value-type="float" office:value="0.01431491" calcext:value-type="float">
            <text:p>0.01431491</text:p>
          </table:table-cell>
          <table:table-cell office:value-type="float" office:value="530" calcext:value-type="float">
            <text:p>530</text:p>
          </table:table-cell>
          <table:table-cell office:value-type="float" office:value="0.335445398" calcext:value-type="float">
            <text:p>0.335445398</text:p>
          </table:table-cell>
          <table:table-cell office:value-type="float" office:value="165870" calcext:value-type="float">
            <text:p>165870</text:p>
          </table:table-cell>
          <table:table-cell office:value-type="float" office:value="0.599538358" calcext:value-type="float">
            <text:p>0.599538358</text:p>
          </table:table-cell>
          <table:table-cell office:value-type="float" office:value="767607" calcext:value-type="float">
            <text:p>767607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5667834" calcext:value-type="float">
            <text:p>15667834</text:p>
          </table:table-cell>
          <table:table-cell office:value-type="float" office:value="0.000151238" calcext:value-type="float">
            <text:p>0.000151238</text:p>
          </table:table-cell>
          <table:table-cell office:value-type="float" office:value="22" calcext:value-type="float">
            <text:p>22</text:p>
          </table:table-cell>
          <table:table-cell office:value-type="float" office:value="0.000267275" calcext:value-type="float">
            <text:p>0.000267275</text:p>
          </table:table-cell>
          <table:table-cell office:value-type="float" office:value="2" calcext:value-type="float">
            <text:p>2</text:p>
          </table:table-cell>
          <table:table-cell office:value-type="float" office:value="0.000249611" calcext:value-type="float">
            <text:p>0.0002496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7177623" calcext:value-type="float">
            <text:p>17177623</text:p>
          </table:table-cell>
          <table:table-cell office:value-type="float" office:value="0.014970071" calcext:value-type="float">
            <text:p>0.014970071</text:p>
          </table:table-cell>
          <table:table-cell office:value-type="float" office:value="530" calcext:value-type="float">
            <text:p>530</text:p>
          </table:table-cell>
          <table:table-cell office:value-type="float" office:value="0.331869196" calcext:value-type="float">
            <text:p>0.331869196</text:p>
          </table:table-cell>
          <table:table-cell office:value-type="float" office:value="165870" calcext:value-type="float">
            <text:p>165870</text:p>
          </table:table-cell>
          <table:table-cell office:value-type="float" office:value="0.596154283" calcext:value-type="float">
            <text:p>0.596154283</text:p>
          </table:table-cell>
          <table:table-cell office:value-type="float" office:value="767607" calcext:value-type="float">
            <text:p>767607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7177623" calcext:value-type="float">
            <text:p>17177623</text:p>
          </table:table-cell>
          <table:table-cell office:value-type="float" office:value="0.000156218" calcext:value-type="float">
            <text:p>0.000156218</text:p>
          </table:table-cell>
          <table:table-cell office:value-type="float" office:value="22" calcext:value-type="float">
            <text:p>22</text:p>
          </table:table-cell>
          <table:table-cell office:value-type="float" office:value="0.000306013" calcext:value-type="float">
            <text:p>0.000306013</text:p>
          </table:table-cell>
          <table:table-cell office:value-type="float" office:value="2" calcext:value-type="float">
            <text:p>2</text:p>
          </table:table-cell>
          <table:table-cell office:value-type="float" office:value="0.000249936" calcext:value-type="float">
            <text:p>0.0002499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86497972" calcext:value-type="float">
            <text:p>86497972</text:p>
          </table:table-cell>
          <table:table-cell office:value-type="float" office:value="0.069329061" calcext:value-type="float">
            <text:p>0.069329061</text:p>
          </table:table-cell>
          <table:table-cell office:value-type="float" office:value="23764" calcext:value-type="float">
            <text:p>23764</text:p>
          </table:table-cell>
          <table:table-cell office:value-type="float" office:value="4.129872391" calcext:value-type="float">
            <text:p>4.129872391</text:p>
          </table:table-cell>
          <table:table-cell office:value-type="float" office:value="2507517" calcext:value-type="float">
            <text:p>2507517</text:p>
          </table:table-cell>
          <table:table-cell office:value-type="float" office:value="7.96252478" calcext:value-type="float">
            <text:p>7.96252478</text:p>
          </table:table-cell>
          <table:table-cell office:value-type="float" office:value="14508171" calcext:value-type="float">
            <text:p>14508171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86497972" calcext:value-type="float">
            <text:p>86497972</text:p>
          </table:table-cell>
          <table:table-cell office:value-type="float" office:value="0.000391539" calcext:value-type="float">
            <text:p>0.000391539</text:p>
          </table:table-cell>
          <table:table-cell office:value-type="float" office:value="112" calcext:value-type="float">
            <text:p>112</text:p>
          </table:table-cell>
          <table:table-cell office:value-type="float" office:value="0.000323687" calcext:value-type="float">
            <text:p>0.000323687</text:p>
          </table:table-cell>
          <table:table-cell office:value-type="float" office:value="2" calcext:value-type="float">
            <text:p>2</text:p>
          </table:table-cell>
          <table:table-cell office:value-type="float" office:value="0.000295686" calcext:value-type="float">
            <text:p>0.00029568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210533" calcext:value-type="float">
            <text:p>75210533</text:p>
          </table:table-cell>
          <table:table-cell office:value-type="float" office:value="0.069078962" calcext:value-type="float">
            <text:p>0.069078962</text:p>
          </table:table-cell>
          <table:table-cell office:value-type="float" office:value="23764" calcext:value-type="float">
            <text:p>23764</text:p>
          </table:table-cell>
          <table:table-cell office:value-type="float" office:value="3.004147912" calcext:value-type="float">
            <text:p>3.004147912</text:p>
          </table:table-cell>
          <table:table-cell office:value-type="float" office:value="2507517" calcext:value-type="float">
            <text:p>2507517</text:p>
          </table:table-cell>
          <table:table-cell office:value-type="float" office:value="8.195634997" calcext:value-type="float">
            <text:p>8.195634997</text:p>
          </table:table-cell>
          <table:table-cell office:value-type="float" office:value="14508171" calcext:value-type="float">
            <text:p>14508171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210533" calcext:value-type="float">
            <text:p>75210533</text:p>
          </table:table-cell>
          <table:table-cell office:value-type="float" office:value="0.000322111" calcext:value-type="float">
            <text:p>0.000322111</text:p>
          </table:table-cell>
          <table:table-cell office:value-type="float" office:value="112" calcext:value-type="float">
            <text:p>112</text:p>
          </table:table-cell>
          <table:table-cell office:value-type="float" office:value="0.000089871" calcext:value-type="float">
            <text:p>8.9871E-05</text:p>
          </table:table-cell>
          <table:table-cell office:value-type="float" office:value="2" calcext:value-type="float">
            <text:p>2</text:p>
          </table:table-cell>
          <table:table-cell office:value-type="float" office:value="0.000198842" calcext:value-type="float">
            <text:p>0.0001988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288927" calcext:value-type="float">
            <text:p>59288927</text:p>
          </table:table-cell>
          <table:table-cell office:value-type="float" office:value="0.069180019" calcext:value-type="float">
            <text:p>0.069180019</text:p>
          </table:table-cell>
          <table:table-cell office:value-type="float" office:value="23764" calcext:value-type="float">
            <text:p>23764</text:p>
          </table:table-cell>
          <table:table-cell office:value-type="float" office:value="3.102926874" calcext:value-type="float">
            <text:p>3.102926874</text:p>
          </table:table-cell>
          <table:table-cell office:value-type="float" office:value="2507517" calcext:value-type="float">
            <text:p>2507517</text:p>
          </table:table-cell>
          <table:table-cell office:value-type="float" office:value="7.680505455" calcext:value-type="float">
            <text:p>7.680505455</text:p>
          </table:table-cell>
          <table:table-cell office:value-type="float" office:value="14508171" calcext:value-type="float">
            <text:p>14508171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59288927" calcext:value-type="float">
            <text:p>59288927</text:p>
          </table:table-cell>
          <table:table-cell office:value-type="float" office:value="0.000320132" calcext:value-type="float">
            <text:p>0.000320132</text:p>
          </table:table-cell>
          <table:table-cell office:value-type="float" office:value="112" calcext:value-type="float">
            <text:p>112</text:p>
          </table:table-cell>
          <table:table-cell office:value-type="float" office:value="0.000086274" calcext:value-type="float">
            <text:p>8.6274E-05</text:p>
          </table:table-cell>
          <table:table-cell office:value-type="float" office:value="2" calcext:value-type="float">
            <text:p>2</text:p>
          </table:table-cell>
          <table:table-cell office:value-type="float" office:value="0.000065878" calcext:value-type="float">
            <text:p>6.5878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1862911" calcext:value-type="float">
            <text:p>111862911</text:p>
          </table:table-cell>
          <table:table-cell office:value-type="float" office:value="0.069267057" calcext:value-type="float">
            <text:p>0.069267057</text:p>
          </table:table-cell>
          <table:table-cell office:value-type="float" office:value="23764" calcext:value-type="float">
            <text:p>23764</text:p>
          </table:table-cell>
          <table:table-cell office:value-type="float" office:value="3.380301215" calcext:value-type="float">
            <text:p>3.380301215</text:p>
          </table:table-cell>
          <table:table-cell office:value-type="float" office:value="2507517" calcext:value-type="float">
            <text:p>2507517</text:p>
          </table:table-cell>
          <table:table-cell office:value-type="float" office:value="7.610697832" calcext:value-type="float">
            <text:p>7.610697832</text:p>
          </table:table-cell>
          <table:table-cell office:value-type="float" office:value="14508171" calcext:value-type="float">
            <text:p>14508171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1862911" calcext:value-type="float">
            <text:p>111862911</text:p>
          </table:table-cell>
          <table:table-cell office:value-type="float" office:value="0.000319967" calcext:value-type="float">
            <text:p>0.000319967</text:p>
          </table:table-cell>
          <table:table-cell office:value-type="float" office:value="112" calcext:value-type="float">
            <text:p>112</text:p>
          </table:table-cell>
          <table:table-cell office:value-type="float" office:value="0.000099035" calcext:value-type="float">
            <text:p>9.9035E-05</text:p>
          </table:table-cell>
          <table:table-cell office:value-type="float" office:value="2" calcext:value-type="float">
            <text:p>2</text:p>
          </table:table-cell>
          <table:table-cell office:value-type="float" office:value="0.000065145" calcext:value-type="float">
            <text:p>6.5145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65828936" calcext:value-type="float">
            <text:p>65828936</text:p>
          </table:table-cell>
          <table:table-cell office:value-type="float" office:value="0.077728209" calcext:value-type="float">
            <text:p>0.077728209</text:p>
          </table:table-cell>
          <table:table-cell office:value-type="float" office:value="23764" calcext:value-type="float">
            <text:p>23764</text:p>
          </table:table-cell>
          <table:table-cell office:value-type="float" office:value="3.109070584" calcext:value-type="float">
            <text:p>3.109070584</text:p>
          </table:table-cell>
          <table:table-cell office:value-type="float" office:value="2507517" calcext:value-type="float">
            <text:p>2507517</text:p>
          </table:table-cell>
          <table:table-cell office:value-type="float" office:value="8.054595309" calcext:value-type="float">
            <text:p>8.054595309</text:p>
          </table:table-cell>
          <table:table-cell office:value-type="float" office:value="14508171" calcext:value-type="float">
            <text:p>14508171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65828936" calcext:value-type="float">
            <text:p>65828936</text:p>
          </table:table-cell>
          <table:table-cell office:value-type="float" office:value="0.000308179" calcext:value-type="float">
            <text:p>0.000308179</text:p>
          </table:table-cell>
          <table:table-cell office:value-type="float" office:value="112" calcext:value-type="float">
            <text:p>112</text:p>
          </table:table-cell>
          <table:table-cell office:value-type="float" office:value="0.000093006" calcext:value-type="float">
            <text:p>9.3006E-05</text:p>
          </table:table-cell>
          <table:table-cell office:value-type="float" office:value="2" calcext:value-type="float">
            <text:p>2</text:p>
          </table:table-cell>
          <table:table-cell office:value-type="float" office:value="0.000066206" calcext:value-type="float">
            <text:p>6.6206E-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581687010" calcext:value-type="float">
            <text:p>3581687010</text:p>
          </table:table-cell>
          <table:table-cell office:value-type="float" office:value="0.548212729" calcext:value-type="float">
            <text:p>0.548212729</text:p>
          </table:table-cell>
          <table:table-cell office:value-type="float" office:value="212576" calcext:value-type="float">
            <text:p>212576</text:p>
          </table:table-cell>
          <table:table-cell office:value-type="float" office:value="22.234601914" calcext:value-type="float">
            <text:p>22.234601914</text:p>
          </table:table-cell>
          <table:table-cell office:value-type="float" office:value="13013419" calcext:value-type="float">
            <text:p>13013419</text:p>
          </table:table-cell>
          <table:table-cell office:value-type="float" office:value="82.284699153" calcext:value-type="float">
            <text:p>82.284699153</text:p>
          </table:table-cell>
          <table:table-cell office:value-type="float" office:value="120373308" calcext:value-type="float">
            <text:p>120373308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581687010" calcext:value-type="float">
            <text:p>3581687010</text:p>
          </table:table-cell>
          <table:table-cell office:value-type="float" office:value="0.002083362" calcext:value-type="float">
            <text:p>0.0020833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6382" calcext:value-type="float">
            <text:p>0.000226382</text:p>
          </table:table-cell>
          <table:table-cell office:value-type="float" office:value="13" calcext:value-type="float">
            <text:p>13</text:p>
          </table:table-cell>
          <table:table-cell office:value-type="float" office:value="0.000150388" calcext:value-type="float">
            <text:p>0.00015038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35516316" calcext:value-type="float">
            <text:p>2535516316</text:p>
          </table:table-cell>
          <table:table-cell office:value-type="float" office:value="0.494288133" calcext:value-type="float">
            <text:p>0.494288133</text:p>
          </table:table-cell>
          <table:table-cell office:value-type="float" office:value="212576" calcext:value-type="float">
            <text:p>212576</text:p>
          </table:table-cell>
          <table:table-cell office:value-type="float" office:value="22.210629333" calcext:value-type="float">
            <text:p>22.210629333</text:p>
          </table:table-cell>
          <table:table-cell office:value-type="float" office:value="13013419" calcext:value-type="float">
            <text:p>13013419</text:p>
          </table:table-cell>
          <table:table-cell office:value-type="float" office:value="82.228634931" calcext:value-type="float">
            <text:p>82.228634931</text:p>
          </table:table-cell>
          <table:table-cell office:value-type="float" office:value="120373308" calcext:value-type="float">
            <text:p>120373308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35516316" calcext:value-type="float">
            <text:p>2535516316</text:p>
          </table:table-cell>
          <table:table-cell office:value-type="float" office:value="0.00202301" calcext:value-type="float">
            <text:p>0.00202301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3065" calcext:value-type="float">
            <text:p>0.000183065</text:p>
          </table:table-cell>
          <table:table-cell office:value-type="float" office:value="13" calcext:value-type="float">
            <text:p>13</text:p>
          </table:table-cell>
          <table:table-cell office:value-type="float" office:value="0.000116666" calcext:value-type="float">
            <text:p>0.00011666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37615923" calcext:value-type="float">
            <text:p>2437615923</text:p>
          </table:table-cell>
          <table:table-cell office:value-type="float" office:value="0.518268285" calcext:value-type="float">
            <text:p>0.518268285</text:p>
          </table:table-cell>
          <table:table-cell office:value-type="float" office:value="212576" calcext:value-type="float">
            <text:p>212576</text:p>
          </table:table-cell>
          <table:table-cell office:value-type="float" office:value="22.38045244" calcext:value-type="float">
            <text:p>22.38045244</text:p>
          </table:table-cell>
          <table:table-cell office:value-type="float" office:value="13013419" calcext:value-type="float">
            <text:p>13013419</text:p>
          </table:table-cell>
          <table:table-cell office:value-type="float" office:value="82.140051889" calcext:value-type="float">
            <text:p>82.140051889</text:p>
          </table:table-cell>
          <table:table-cell office:value-type="float" office:value="120373308" calcext:value-type="float">
            <text:p>120373308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437615923" calcext:value-type="float">
            <text:p>2437615923</text:p>
          </table:table-cell>
          <table:table-cell office:value-type="float" office:value="0.002007317" calcext:value-type="float">
            <text:p>0.00200731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1389" calcext:value-type="float">
            <text:p>0.000191389</text:p>
          </table:table-cell>
          <table:table-cell office:value-type="float" office:value="13" calcext:value-type="float">
            <text:p>13</text:p>
          </table:table-cell>
          <table:table-cell office:value-type="float" office:value="0.000158089" calcext:value-type="float">
            <text:p>0.00015808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84141263" calcext:value-type="float">
            <text:p>2584141263</text:p>
          </table:table-cell>
          <table:table-cell office:value-type="float" office:value="0.493806931" calcext:value-type="float">
            <text:p>0.493806931</text:p>
          </table:table-cell>
          <table:table-cell office:value-type="float" office:value="212576" calcext:value-type="float">
            <text:p>212576</text:p>
          </table:table-cell>
          <table:table-cell office:value-type="float" office:value="22.387968576" calcext:value-type="float">
            <text:p>22.387968576</text:p>
          </table:table-cell>
          <table:table-cell office:value-type="float" office:value="13013419" calcext:value-type="float">
            <text:p>13013419</text:p>
          </table:table-cell>
          <table:table-cell office:value-type="float" office:value="81.47707708" calcext:value-type="float">
            <text:p>81.47707708</text:p>
          </table:table-cell>
          <table:table-cell office:value-type="float" office:value="120373308" calcext:value-type="float">
            <text:p>120373308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84141263" calcext:value-type="float">
            <text:p>2584141263</text:p>
          </table:table-cell>
          <table:table-cell office:value-type="float" office:value="0.002033885" calcext:value-type="float">
            <text:p>0.002033885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9833" calcext:value-type="float">
            <text:p>0.000189833</text:p>
          </table:table-cell>
          <table:table-cell office:value-type="float" office:value="13" calcext:value-type="float">
            <text:p>13</text:p>
          </table:table-cell>
          <table:table-cell office:value-type="float" office:value="0.000113638" calcext:value-type="float">
            <text:p>0.00011363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204700910" calcext:value-type="float">
            <text:p>3204700910</text:p>
          </table:table-cell>
          <table:table-cell office:value-type="float" office:value="0.461437481" calcext:value-type="float">
            <text:p>0.461437481</text:p>
          </table:table-cell>
          <table:table-cell office:value-type="float" office:value="212576" calcext:value-type="float">
            <text:p>212576</text:p>
          </table:table-cell>
          <table:table-cell office:value-type="float" office:value="21.742932661" calcext:value-type="float">
            <text:p>21.742932661</text:p>
          </table:table-cell>
          <table:table-cell office:value-type="float" office:value="13013419" calcext:value-type="float">
            <text:p>13013419</text:p>
          </table:table-cell>
          <table:table-cell office:value-type="float" office:value="80.367436113" calcext:value-type="float">
            <text:p>80.367436113</text:p>
          </table:table-cell>
          <table:table-cell office:value-type="float" office:value="120373308" calcext:value-type="float">
            <text:p>120373308</text:p>
          </table:table-cell>
        </table:table-row>
        <table:table-row table:style-name="ro1">
          <table:table-cell office:value-type="string" calcext:value-type="string">
            <text:p>'BF-Trie8'</text:p>
          </table:table-cell>
          <table:table-cell office:value-type="string" calcext:value-type="string">
            <text:p>'Reference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204700910" calcext:value-type="float">
            <text:p>3204700910</text:p>
          </table:table-cell>
          <table:table-cell office:value-type="float" office:value="0.002098162" calcext:value-type="float">
            <text:p>0.002098162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1681" calcext:value-type="float">
            <text:p>0.000251681</text:p>
          </table:table-cell>
          <table:table-cell office:value-type="float" office:value="13" calcext:value-type="float">
            <text:p>13</text:p>
          </table:table-cell>
          <table:table-cell office:value-type="float" office:value="0.00015422" calcext:value-type="float">
            <text:p>0.00015422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03T08:45:46.432557944</dc:date>
    <meta:editing-duration>PT4M5S</meta:editing-duration>
    <meta:editing-cycles>1</meta:editing-cycles>
    <meta:generator>LibreOffice/6.4.7.2$Linux_X86_64 LibreOffice_project/40$Build-2</meta:generator>
    <meta:document-statistic meta:table-count="1" meta:cell-count="3962" meta:object-count="0"/>
  </office:meta>
</office:document-meta>
</file>